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73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4.092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3.6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4" style:family="table-cell" style:parent-style-name="Default">
      <style:table-cell-properties fo:border-bottom="none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="none"/>
    </style:style>
    <style:style style:name="ce5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4"/>
    <style:style style:name="ce59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62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23"/>
    <style:style style:name="ce64" style:family="table-cell" style:parent-style-name="Default" style:data-style-name="N124"/>
    <style:style style:name="ce65" style:family="table-cell" style:parent-style-name="Default" style:data-style-name="N123">
      <style:table-cell-properties fo:border="none"/>
    </style:style>
    <style:style style:name="ce66" style:family="table-cell" style:parent-style-name="Default" style:data-style-name="N123">
      <style:table-cell-properties fo:border-bottom="0.06pt solid #000000" fo:border-left="none" fo:border-right="none" fo:border-top="0.06pt solid #000000"/>
    </style:style>
    <style:style style:name="ce67" style:family="table-cell" style:parent-style-name="Default" style:data-style-name="N123">
      <style:table-cell-properties fo:border-bottom="none" fo:border-left="none" fo:border-right="none" fo:border-top="0.06pt solid #000000"/>
    </style:style>
    <style:style style:name="ce68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69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24">
      <style:table-cell-properties fo:border="none"/>
    </style:style>
    <style:style style:name="ce71" style:family="table-cell" style:parent-style-name="Default" style:data-style-name="N124">
      <style:table-cell-properties fo:border-bottom="0.06pt solid #000000" fo:border-left="none" fo:border-right="none" fo:border-top="0.06pt solid #000000"/>
    </style:style>
    <style:style style:name="ce72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CH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kaline AA" table:style-name="ta1">
        <table:shapes>
          <draw:frame draw:z-index="0" draw:style-name="gr1" draw:text-style-name="P1" svg:width="50cm" svg:height="15cm" svg:x="44.838cm" svg:y="0.497cm">
            <draw:object draw:notify-on-update-of-ranges="'Alkaline AA'.A2:'Alkaline AA'.A81 'Alkaline AA'.C1:'Alkaline AA'.C1 'Alkaline AA'.C2:'Alkaline AA'.C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0cm" svg:height="15cm" svg:x="44.864cm" svg:y="38.934cm">
            <draw:object draw:notify-on-update-of-ranges="'Alkaline AA'.A88:'Alkaline AA'.A167 'Alkaline AA'.C88:'Alkaline AA'.C16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27cm" svg:height="15cm" svg:x="44.889cm" svg:y="15.995cm">
            <draw:object draw:notify-on-update-of-ranges="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  'Alkaline AA'.F2:'Alkaline AA'.F2 'Alkaline AA'.F5:'Alkaline AA'.F5 'Alkaline AA'.F8:'Alkaline AA'.F8 'Alkaline AA'.F11:'Alkaline AA'.F11 'Alkaline AA'.F14:'Alkaline AA'.F14 'Alkaline AA'.F17:'Alkaline AA'.F17 'Alkaline AA'.F20:'Alkaline AA'.F20 'Alkaline AA'.F23:'Alkaline AA'.F23 'Alkaline AA'.F26:'Alkaline AA'.F26 'Alkaline AA'.F29:'Alkaline AA'.F29 'Alkaline AA'.F32:'Alkaline AA'.F32 'Alkaline AA'.F35:'Alkaline AA'.F35 'Alkaline AA'.F38:'Alkaline AA'.F38 'Alkaline AA'.F41:'Alkaline AA'.F41 'Alkaline AA'.F44:'Alkaline AA'.F44 'Alkaline AA'.F47:'Alkaline AA'.F47 'Alkaline AA'.F50:'Alkaline AA'.F50 'Alkaline AA'.F53:'Alkaline AA'.F53 'Alkaline AA'.F56:'Alkaline AA'.F56 'Alkaline AA'.F59:'Alkaline AA'.F59 'Alkaline AA'.F62:'Alkaline AA'.F62 'Alkaline AA'.F65:'Alkaline AA'.F65 'Alkaline AA'.F68:'Alkaline AA'.F68 'Alkaline AA'.F71:'Alkaline AA'.F71 'Alkaline AA'.F74:'Alkaline AA'.F74 'Alkaline AA'.F77:'Alkaline AA'.F77 'Alkaline AA'.F80:'Alkaline AA'.F80  'Alkaline AA'.K2:'Alkaline AA'.K2 'Alkaline AA'.K5:'Alkaline AA'.K5 'Alkaline AA'.K8:'Alkaline AA'.K8 'Alkaline AA'.K11:'Alkaline AA'.K11 'Alkaline AA'.K14:'Alkaline AA'.K14 'Alkaline AA'.K17:'Alkaline AA'.K17 'Alkaline AA'.K20:'Alkaline AA'.K20 'Alkaline AA'.K23:'Alkaline AA'.K23 'Alkaline AA'.K26:'Alkaline AA'.K26 'Alkaline AA'.K29:'Alkaline AA'.K29 'Alkaline AA'.K32:'Alkaline AA'.K32 'Alkaline AA'.K35:'Alkaline AA'.K35 'Alkaline AA'.K38:'Alkaline AA'.K38 'Alkaline AA'.K41:'Alkaline AA'.K41 'Alkaline AA'.K44:'Alkaline AA'.K44 'Alkaline AA'.K47:'Alkaline AA'.K47 'Alkaline AA'.K50:'Alkaline AA'.K50 'Alkaline AA'.K53:'Alkaline AA'.K53 'Alkaline AA'.K56:'Alkaline AA'.K56 'Alkaline AA'.K59:'Alkaline AA'.K59 'Alkaline AA'.K62:'Alkaline AA'.K62 'Alkaline AA'.K65:'Alkaline AA'.K65 'Alkaline AA'.K68:'Alkaline AA'.K68 'Alkaline AA'.K71:'Alkaline AA'.K71 'Alkaline AA'.K74:'Alkaline AA'.K74 'Alkaline AA'.K77:'Alkaline AA'.K77 'Alkaline AA'.K80:'Alkaline AA'.K8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7cm" svg:height="15cm" svg:x="44.872cm" svg:y="54.227cm">
            <draw:object draw:notify-on-update-of-range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  'Alkaline AA'.F88:'Alkaline AA'.F88 'Alkaline AA'.F91:'Alkaline AA'.F91 'Alkaline AA'.F94:'Alkaline AA'.F94 'Alkaline AA'.F97:'Alkaline AA'.F97 'Alkaline AA'.F100:'Alkaline AA'.F100 'Alkaline AA'.F103:'Alkaline AA'.F103 'Alkaline AA'.F106:'Alkaline AA'.F106 'Alkaline AA'.F109:'Alkaline AA'.F109 'Alkaline AA'.F112:'Alkaline AA'.F112 'Alkaline AA'.F115:'Alkaline AA'.F115 'Alkaline AA'.F118:'Alkaline AA'.F118 'Alkaline AA'.F121:'Alkaline AA'.F121 'Alkaline AA'.F124:'Alkaline AA'.F124 'Alkaline AA'.F127:'Alkaline AA'.F127 'Alkaline AA'.F130:'Alkaline AA'.F130 'Alkaline AA'.F133:'Alkaline AA'.F133 'Alkaline AA'.F136:'Alkaline AA'.F136 'Alkaline AA'.F139:'Alkaline AA'.F139 'Alkaline AA'.F142:'Alkaline AA'.F142 'Alkaline AA'.F145:'Alkaline AA'.F145 'Alkaline AA'.F148:'Alkaline AA'.F148 'Alkaline AA'.F151:'Alkaline AA'.F151 'Alkaline AA'.F154:'Alkaline AA'.F154 'Alkaline AA'.F157:'Alkaline AA'.F157 'Alkaline AA'.F160:'Alkaline AA'.F160 'Alkaline AA'.F163:'Alkaline AA'.F163 'Alkaline AA'.F166:'Alkaline AA'.F166  'Alkaline AA'.K88:'Alkaline AA'.K88 'Alkaline AA'.K91:'Alkaline AA'.K91 'Alkaline AA'.K94:'Alkaline AA'.K94 'Alkaline AA'.K97:'Alkaline AA'.K97 'Alkaline AA'.K100:'Alkaline AA'.K100 'Alkaline AA'.K103:'Alkaline AA'.K103 'Alkaline AA'.K106:'Alkaline AA'.K106 'Alkaline AA'.K109:'Alkaline AA'.K109 'Alkaline AA'.K112:'Alkaline AA'.K112 'Alkaline AA'.K115:'Alkaline AA'.K115 'Alkaline AA'.K118:'Alkaline AA'.K118 'Alkaline AA'.K121:'Alkaline AA'.K121 'Alkaline AA'.K124:'Alkaline AA'.K124 'Alkaline AA'.K127:'Alkaline AA'.K127 'Alkaline AA'.K130:'Alkaline AA'.K130 'Alkaline AA'.K133:'Alkaline AA'.K133 'Alkaline AA'.K136:'Alkaline AA'.K136 'Alkaline AA'.K139:'Alkaline AA'.K139 'Alkaline AA'.K142:'Alkaline AA'.K142 'Alkaline AA'.K145:'Alkaline AA'.K145 'Alkaline AA'.K148:'Alkaline AA'.K148 'Alkaline AA'.K151:'Alkaline AA'.K151 'Alkaline AA'.K154:'Alkaline AA'.K154 'Alkaline AA'.K157:'Alkaline AA'.K157 'Alkaline AA'.K160:'Alkaline AA'.K160 'Alkaline AA'.K163:'Alkaline AA'.K163 'Alkaline AA'.K166:'Alkaline AA'.K16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27cm" svg:height="15cm" svg:x="72.292cm" svg:y="54.159cm">
            <draw:object draw:notify-on-update-of-range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  'Alkaline AA'.G88:'Alkaline AA'.G88 'Alkaline AA'.G91:'Alkaline AA'.G91 'Alkaline AA'.G94:'Alkaline AA'.G94 'Alkaline AA'.G97:'Alkaline AA'.G97 'Alkaline AA'.G100:'Alkaline AA'.G100 'Alkaline AA'.G103:'Alkaline AA'.G103 'Alkaline AA'.G106:'Alkaline AA'.G106 'Alkaline AA'.G109:'Alkaline AA'.G109 'Alkaline AA'.G112:'Alkaline AA'.G112 'Alkaline AA'.G115:'Alkaline AA'.G115 'Alkaline AA'.G118:'Alkaline AA'.G118 'Alkaline AA'.G121:'Alkaline AA'.G121 'Alkaline AA'.G124:'Alkaline AA'.G124 'Alkaline AA'.G127:'Alkaline AA'.G127 'Alkaline AA'.G130:'Alkaline AA'.G130 'Alkaline AA'.G133:'Alkaline AA'.G133 'Alkaline AA'.G136:'Alkaline AA'.G136 'Alkaline AA'.G139:'Alkaline AA'.G139 'Alkaline AA'.G142:'Alkaline AA'.G142 'Alkaline AA'.G145:'Alkaline AA'.G145 'Alkaline AA'.G148:'Alkaline AA'.G148 'Alkaline AA'.G151:'Alkaline AA'.G151 'Alkaline AA'.G154:'Alkaline AA'.G154 'Alkaline AA'.G157:'Alkaline AA'.G157 'Alkaline AA'.G160:'Alkaline AA'.G160 'Alkaline AA'.G163:'Alkaline AA'.G163 'Alkaline AA'.G166:'Alkaline AA'.G166  'Alkaline AA'.H88:'Alkaline AA'.H88 'Alkaline AA'.H91:'Alkaline AA'.H91 'Alkaline AA'.H94:'Alkaline AA'.H94 'Alkaline AA'.H97:'Alkaline AA'.H97 'Alkaline AA'.H100:'Alkaline AA'.H100 'Alkaline AA'.H103:'Alkaline AA'.H103 'Alkaline AA'.H106:'Alkaline AA'.H106 'Alkaline AA'.H109:'Alkaline AA'.H109 'Alkaline AA'.H112:'Alkaline AA'.H112 'Alkaline AA'.H115:'Alkaline AA'.H115 'Alkaline AA'.H118:'Alkaline AA'.H118 'Alkaline AA'.H121:'Alkaline AA'.H121 'Alkaline AA'.H124:'Alkaline AA'.H124 'Alkaline AA'.H127:'Alkaline AA'.H127 'Alkaline AA'.H130:'Alkaline AA'.H130 'Alkaline AA'.H133:'Alkaline AA'.H133 'Alkaline AA'.H136:'Alkaline AA'.H136 'Alkaline AA'.H139:'Alkaline AA'.H139 'Alkaline AA'.H142:'Alkaline AA'.H142 'Alkaline AA'.H145:'Alkaline AA'.H145 'Alkaline AA'.H148:'Alkaline AA'.H148 'Alkaline AA'.H151:'Alkaline AA'.H151 'Alkaline AA'.H154:'Alkaline AA'.H154 'Alkaline AA'.H157:'Alkaline AA'.H157 'Alkaline AA'.H160:'Alkaline AA'.H160 'Alkaline AA'.H163:'Alkaline AA'.H163 'Alkaline AA'.H166:'Alkaline AA'.H16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style-name="gr1" draw:text-style-name="P1" svg:width="27cm" svg:height="15cm" svg:x="11.575cm" svg:y="76.528cm">
            <draw:object draw:notify-on-update-of-ranges="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  'Alkaline AA'.M2:'Alkaline AA'.M2 'Alkaline AA'.M5:'Alkaline AA'.M5 'Alkaline AA'.M8:'Alkaline AA'.M8 'Alkaline AA'.M11:'Alkaline AA'.M11 'Alkaline AA'.M14:'Alkaline AA'.M14 'Alkaline AA'.M17:'Alkaline AA'.M17 'Alkaline AA'.M20:'Alkaline AA'.M20 'Alkaline AA'.M23:'Alkaline AA'.M23 'Alkaline AA'.M26:'Alkaline AA'.M26 'Alkaline AA'.M29:'Alkaline AA'.M29 'Alkaline AA'.M32:'Alkaline AA'.M32 'Alkaline AA'.M35:'Alkaline AA'.M35 'Alkaline AA'.M38:'Alkaline AA'.M38 'Alkaline AA'.M41:'Alkaline AA'.M41 'Alkaline AA'.M44:'Alkaline AA'.M44 'Alkaline AA'.M47:'Alkaline AA'.M47 'Alkaline AA'.M50:'Alkaline AA'.M50 'Alkaline AA'.M53:'Alkaline AA'.M53 'Alkaline AA'.M56:'Alkaline AA'.M56 'Alkaline AA'.M59:'Alkaline AA'.M59 'Alkaline AA'.M62:'Alkaline AA'.M62 'Alkaline AA'.M65:'Alkaline AA'.M65 'Alkaline AA'.M68:'Alkaline AA'.M68 'Alkaline AA'.M71:'Alkaline AA'.M71 'Alkaline AA'.M74:'Alkaline AA'.M74 'Alkaline AA'.M77:'Alkaline AA'.M77 'Alkaline AA'.M80:'Alkaline AA'.M80  'Alkaline AA'.N2:'Alkaline AA'.N2 'Alkaline AA'.N5:'Alkaline AA'.N5 'Alkaline AA'.N8:'Alkaline AA'.N8 'Alkaline AA'.N11:'Alkaline AA'.N11 'Alkaline AA'.N14:'Alkaline AA'.N14 'Alkaline AA'.N17:'Alkaline AA'.N17 'Alkaline AA'.N20:'Alkaline AA'.N20 'Alkaline AA'.N23:'Alkaline AA'.N23 'Alkaline AA'.N26:'Alkaline AA'.N26 'Alkaline AA'.N29:'Alkaline AA'.N29 'Alkaline AA'.N32:'Alkaline AA'.N32 'Alkaline AA'.N35:'Alkaline AA'.N35 'Alkaline AA'.N38:'Alkaline AA'.N38 'Alkaline AA'.N41:'Alkaline AA'.N41 'Alkaline AA'.N44:'Alkaline AA'.N44 'Alkaline AA'.N47:'Alkaline AA'.N47 'Alkaline AA'.N50:'Alkaline AA'.N50 'Alkaline AA'.N53:'Alkaline AA'.N53 'Alkaline AA'.N56:'Alkaline AA'.N56 'Alkaline AA'.N59:'Alkaline AA'.N59 'Alkaline AA'.N62:'Alkaline AA'.N62 'Alkaline AA'.N65:'Alkaline AA'.N65 'Alkaline AA'.N68:'Alkaline AA'.N68 'Alkaline AA'.N71:'Alkaline AA'.N71 'Alkaline AA'.N74:'Alkaline AA'.N74 'Alkaline AA'.N77:'Alkaline AA'.N77 'Alkaline AA'.N80:'Alkaline AA'.N8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6" draw:style-name="gr1" draw:text-style-name="P1" svg:width="27cm" svg:height="15cm" svg:x="39.196cm" svg:y="76.52cm">
            <draw:object draw:notify-on-update-of-range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  'Alkaline AA'.M88:'Alkaline AA'.M88 'Alkaline AA'.M91:'Alkaline AA'.M91 'Alkaline AA'.M94:'Alkaline AA'.M94 'Alkaline AA'.M97:'Alkaline AA'.M97 'Alkaline AA'.M100:'Alkaline AA'.M100 'Alkaline AA'.M103:'Alkaline AA'.M103 'Alkaline AA'.M106:'Alkaline AA'.M106 'Alkaline AA'.M109:'Alkaline AA'.M109 'Alkaline AA'.M112:'Alkaline AA'.M112 'Alkaline AA'.M115:'Alkaline AA'.M115 'Alkaline AA'.M118:'Alkaline AA'.M118 'Alkaline AA'.M121:'Alkaline AA'.M121 'Alkaline AA'.M124:'Alkaline AA'.M124 'Alkaline AA'.M127:'Alkaline AA'.M127 'Alkaline AA'.M130:'Alkaline AA'.M130 'Alkaline AA'.M133:'Alkaline AA'.M133 'Alkaline AA'.M136:'Alkaline AA'.M136 'Alkaline AA'.M139:'Alkaline AA'.M139 'Alkaline AA'.M142:'Alkaline AA'.M142 'Alkaline AA'.M145:'Alkaline AA'.M145 'Alkaline AA'.M148:'Alkaline AA'.M148 'Alkaline AA'.M151:'Alkaline AA'.M151 'Alkaline AA'.M154:'Alkaline AA'.M154 'Alkaline AA'.M157:'Alkaline AA'.M157 'Alkaline AA'.M160:'Alkaline AA'.M160 'Alkaline AA'.M163:'Alkaline AA'.M163 'Alkaline AA'.M166:'Alkaline AA'.M166  'Alkaline AA'.N88:'Alkaline AA'.N88 'Alkaline AA'.N91:'Alkaline AA'.N91 'Alkaline AA'.N94:'Alkaline AA'.N94 'Alkaline AA'.N97:'Alkaline AA'.N97 'Alkaline AA'.N100:'Alkaline AA'.N100 'Alkaline AA'.N103:'Alkaline AA'.N103 'Alkaline AA'.N106:'Alkaline AA'.N106 'Alkaline AA'.N109:'Alkaline AA'.N109 'Alkaline AA'.N112:'Alkaline AA'.N112 'Alkaline AA'.N115:'Alkaline AA'.N115 'Alkaline AA'.N118:'Alkaline AA'.N118 'Alkaline AA'.N121:'Alkaline AA'.N121 'Alkaline AA'.N124:'Alkaline AA'.N124 'Alkaline AA'.N127:'Alkaline AA'.N127 'Alkaline AA'.N130:'Alkaline AA'.N130 'Alkaline AA'.N133:'Alkaline AA'.N133 'Alkaline AA'.N136:'Alkaline AA'.N136 'Alkaline AA'.N139:'Alkaline AA'.N139 'Alkaline AA'.N142:'Alkaline AA'.N142 'Alkaline AA'.N145:'Alkaline AA'.N145 'Alkaline AA'.N148:'Alkaline AA'.N148 'Alkaline AA'.N151:'Alkaline AA'.N151 'Alkaline AA'.N154:'Alkaline AA'.N154 'Alkaline AA'.N157:'Alkaline AA'.N157 'Alkaline AA'.N160:'Alkaline AA'.N160 'Alkaline AA'.N163:'Alkaline AA'.N163 'Alkaline AA'.N166:'Alkaline AA'.N16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3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table:style-name="ce51" office:value-type="string" calcext:value-type="string">
            <text:p>Battery test @100mA</text:p>
          </table:table-cell>
          <table:table-cell table:style-name="ce57" office:value-type="string" calcext:value-type="string">
            <text:p>Capacity (mAh)</text:p>
          </table:table-cell>
          <table:table-cell table:style-name="ce57" office:value-type="string" calcext:value-type="string">
            <text:p>Energy (mWh)</text:p>
          </table:table-cell>
          <table:table-cell table:style-name="ce62" office:value-type="string" calcext:value-type="string">
            <text:p>Price/Cell</text:p>
          </table:table-cell>
          <table:table-cell table:style-name="ce69" office:value-type="string" calcext:value-type="string">
            <text:p>Price/100mAh</text:p>
          </table:table-cell>
          <table:table-cell table:style-name="ce69" office:value-type="string" calcext:value-type="string">
            <text:p>Price/100mWh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Pack size Std./Bulk</text:p>
          </table:table-cell>
          <table:table-cell table:style-name="ce75" office:value-type="string" calcext:value-type="string">
            <text:p>Price/Cell Bulk</text:p>
          </table:table-cell>
          <table:table-cell table:style-name="ce75" office:value-type="string" calcext:value-type="string">
            <text:p>Price/100mAh Bulk</text:p>
          </table:table-cell>
          <table:table-cell table:style-name="ce75" office:value-type="string" calcext:value-type="string">
            <text:p>Price/100mWh Bulk</text:p>
          </table:table-cell>
          <table:table-cell/>
          <table:table-cell table:style-name="ce75" office:value-type="string" calcext:value-type="string">
            <text:p>Score</text:p>
          </table:table-cell>
          <table:table-cell table:style-name="ce75" office:value-type="string" calcext:value-type="string">
            <text:p>Score Bulk</text:p>
          </table:table-cell>
        </table:table-row>
        <table:table-row table:style-name="ro2">
          <table:table-cell table:style-name="ce52" office:value-type="string" calcext:value-type="string">
            <text:p>IKEA Alkalisk AA</text:p>
          </table:table-cell>
          <table:table-cell table:style-name="ce58" office:value-type="float" office:value="2436.27" calcext:value-type="float">
            <text:p>2'436.27</text:p>
          </table:table-cell>
          <table:table-cell table:style-name="ce58" office:value-type="float" office:value="2853.4" calcext:value-type="float">
            <text:p>2'853.40</text:p>
          </table:table-cell>
          <table:table-cell table:formula="of:=2.95/10" office:value-type="currency" office:currency="CHF" office:value="0.295" calcext:value-type="currency">
            <text:p>CHF 0.295</text:p>
          </table:table-cell>
          <table:table-cell table:formula="of:=[.D2]/(([.B2]+[.B3])/2)*100" office:value-type="currency" office:currency="CHF" office:value="0.0123000460730539" calcext:value-type="currency">
            <text:p>CHF 0.012</text:p>
          </table:table-cell>
          <table:table-cell table:formula="of:=[.D2]/(([.C2]+[.C3])/2)*100" office:value-type="currency" office:currency="CHF" office:value="0.0104633861290969" calcext:value-type="currency">
            <text:p>CHF 0.010</text:p>
          </table:table-cell>
          <table:table-cell table:style-name="ce24"/>
          <table:table-cell table:style-name="ce24" office:value-type="string" calcext:value-type="string">
            <text:p>10/10</text:p>
          </table:table-cell>
          <table:table-cell table:style-name="ce64" table:formula="of:=2.95/10" office:value-type="currency" office:currency="CHF" office:value="0.295" calcext:value-type="currency">
            <text:p>CHF 0.295</text:p>
          </table:table-cell>
          <table:table-cell table:style-name="ce64" table:formula="of:=[.I2]/(([.B2]+[.B3])/2)*100" office:value-type="currency" office:currency="CHF" office:value="0.0123000460730539" calcext:value-type="currency">
            <text:p>CHF 0.012</text:p>
          </table:table-cell>
          <table:table-cell table:style-name="ce64" table:formula="of:=[.I2]/(([.C2]+[.C3])/2)*100" office:value-type="currency" office:currency="CHF" office:value="0.0104633861290969" calcext:value-type="currency">
            <text:p>CHF 0.010</text:p>
          </table:table-cell>
          <table:table-cell table:style-name="ce58"/>
          <table:table-cell table:style-name="ce58" table:formula="of:=(([.C2]+[.C3])/2)/[.F2]/10000" office:value-type="float" office:value="26.9449580204237" calcext:value-type="float">
            <text:p>26.94</text:p>
          </table:table-cell>
          <table:table-cell table:style-name="ce58" table:formula="of:=(([.C2]+[.C3])/2)/[.K2]/10000" office:value-type="float" office:value="26.9449580204237" calcext:value-type="float">
            <text:p>26.94</text:p>
          </table:table-cell>
        </table:table-row>
        <table:table-row table:style-name="ro2">
          <table:table-cell table:style-name="ce52" office:value-type="string" calcext:value-type="string">
            <text:p>IKEA Alkalisk AA</text:p>
          </table:table-cell>
          <table:table-cell table:style-name="ce58" office:value-type="float" office:value="2360.46" calcext:value-type="float">
            <text:p>2'360.46</text:p>
          </table:table-cell>
          <table:table-cell table:style-name="ce58" office:value-type="float" office:value="2785.31" calcext:value-type="float">
            <text:p>2'785.31</text:p>
          </table:table-cell>
          <table:table-cell table:number-columns-repeated="3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56" table:number-columns-repeated="3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2" office:value-type="string" calcext:value-type="string">
            <text:p>Migros MPower AA</text:p>
          </table:table-cell>
          <table:table-cell table:style-name="ce58" office:value-type="float" office:value="2056.38" calcext:value-type="float">
            <text:p>2'056.38</text:p>
          </table:table-cell>
          <table:table-cell table:style-name="ce58" office:value-type="float" office:value="2496.84" calcext:value-type="float">
            <text:p>2'496.84</text:p>
          </table:table-cell>
          <table:table-cell table:style-name="ce64" table:formula="of:=4.95/4" office:value-type="currency" office:currency="CHF" office:value="1.2375" calcext:value-type="currency">
            <text:p>CHF 1.238</text:p>
          </table:table-cell>
          <table:table-cell table:formula="of:=[.D5]/(([.B5]+[.B6])/2)*100" office:value-type="currency" office:currency="CHF" office:value="0.0592551803392509" calcext:value-type="currency">
            <text:p>CHF 0.059</text:p>
          </table:table-cell>
          <table:table-cell table:formula="of:=[.D5]/(([.C5]+[.C6])/2)*100" office:value-type="currency" office:currency="CHF" office:value="0.0490566262122933" calcext:value-type="currency">
            <text:p>CHF 0.049</text:p>
          </table:table-cell>
          <table:table-cell table:style-name="ce24"/>
          <table:table-cell table:style-name="ce24" office:value-type="string" calcext:value-type="string">
            <text:p>4/8</text:p>
          </table:table-cell>
          <table:table-cell table:style-name="ce64" table:formula="of:=8.95/8" office:value-type="currency" office:currency="CHF" office:value="1.11875" calcext:value-type="currency">
            <text:p>CHF 1.119</text:p>
          </table:table-cell>
          <table:table-cell table:style-name="ce64" table:formula="of:=[.I5]/(([.B5]+[.B6])/2)*100" office:value-type="currency" office:currency="CHF" office:value="0.0535690771753833" calcext:value-type="currency">
            <text:p>CHF 0.054</text:p>
          </table:table-cell>
          <table:table-cell table:style-name="ce64" table:formula="of:=[.I5]/(([.C5]+[.C6])/2)*100" office:value-type="currency" office:currency="CHF" office:value="0.0443491721818207" calcext:value-type="currency">
            <text:p>CHF 0.044</text:p>
          </table:table-cell>
          <table:table-cell table:style-name="ce58"/>
          <table:table-cell table:style-name="ce58" table:formula="of:=(([.C5]+[.C6])/2)/[.F5]/10000" office:value-type="float" office:value="5.14221053254545" calcext:value-type="float">
            <text:p>5.14</text:p>
          </table:table-cell>
          <table:table-cell table:style-name="ce58" table:formula="of:=(([.C5]+[.C6])/2)/[.K5]/10000" office:value-type="float" office:value="5.68803176225699" calcext:value-type="float">
            <text:p>5.69</text:p>
          </table:table-cell>
        </table:table-row>
        <table:table-row table:style-name="ro2">
          <table:table-cell table:style-name="ce52" office:value-type="string" calcext:value-type="string">
            <text:p>Migros MPower AA</text:p>
          </table:table-cell>
          <table:table-cell table:style-name="ce58" office:value-type="float" office:value="2120.47" calcext:value-type="float">
            <text:p>2'120.47</text:p>
          </table:table-cell>
          <table:table-cell table:style-name="ce58" office:value-type="float" office:value="2548.35" calcext:value-type="float">
            <text:p>2'548.35</text:p>
          </table:table-cell>
          <table:table-cell table:style-name="ce65"/>
          <table:table-cell table:style-name="ce70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4" office:value-type="string" calcext:value-type="string">
            <text:p>Simply Duracell AA</text:p>
          </table:table-cell>
          <table:table-cell table:style-name="ce58" office:value-type="float" office:value="2057.12" calcext:value-type="float">
            <text:p>2'057.12</text:p>
          </table:table-cell>
          <table:table-cell table:style-name="ce58" office:value-type="float" office:value="2455.33" calcext:value-type="float">
            <text:p>2'455.33</text:p>
          </table:table-cell>
          <table:table-cell table:style-name="ce67" table:formula="of:=6.95/4" office:value-type="currency" office:currency="CHF" office:value="1.7375" calcext:value-type="currency">
            <text:p>CHF 1.738</text:p>
          </table:table-cell>
          <table:table-cell table:formula="of:=[.D8]/(([.B8]+[.B9])/2)*100" office:value-type="currency" office:currency="CHF" office:value="0.0835969544246244" calcext:value-type="currency">
            <text:p>CHF 0.084</text:p>
          </table:table-cell>
          <table:table-cell table:formula="of:=[.D8]/(([.C8]+[.C9])/2)*100" office:value-type="currency" office:currency="CHF" office:value="0.0700071316617578" calcext:value-type="currency">
            <text:p>CHF 0.070</text:p>
          </table:table-cell>
          <table:table-cell table:style-name="ce24"/>
          <table:table-cell table:style-name="ce24" office:value-type="string" calcext:value-type="string">
            <text:p>4/10</text:p>
          </table:table-cell>
          <table:table-cell table:style-name="ce64" table:formula="of:=14.95/10" office:value-type="currency" office:currency="CHF" office:value="1.495" calcext:value-type="currency">
            <text:p>CHF 1.495</text:p>
          </table:table-cell>
          <table:table-cell table:style-name="ce64" table:formula="of:=[.I8]/(([.B8]+[.B9])/2)*100" office:value-type="currency" office:currency="CHF" office:value="0.0719294658214754" calcext:value-type="currency">
            <text:p>CHF 0.072</text:p>
          </table:table-cell>
          <table:table-cell table:style-name="ce64" table:formula="of:=[.I8]/(([.C8]+[.C9])/2)*100" office:value-type="currency" office:currency="CHF" office:value="0.060236352134865" calcext:value-type="currency">
            <text:p>CHF 0.060</text:p>
          </table:table-cell>
          <table:table-cell table:style-name="ce58"/>
          <table:table-cell table:style-name="ce58" table:formula="of:=(([.C8]+[.C9])/2)/[.F8]/10000" office:value-type="float" office:value="3.54519595516547" calcext:value-type="float">
            <text:p>3.55</text:p>
          </table:table-cell>
          <table:table-cell table:style-name="ce58" table:formula="of:=(([.C8]+[.C9])/2)/[.K8]/10000" office:value-type="float" office:value="4.12025282414716" calcext:value-type="float">
            <text:p>4.12</text:p>
          </table:table-cell>
        </table:table-row>
        <table:table-row table:style-name="ro2">
          <table:table-cell table:style-name="ce55" office:value-type="string" calcext:value-type="string">
            <text:p>Simply Duracell AA</text:p>
          </table:table-cell>
          <table:table-cell table:style-name="ce58" office:value-type="float" office:value="2099.73" calcext:value-type="float">
            <text:p>2'099.73</text:p>
          </table:table-cell>
          <table:table-cell table:style-name="ce58" office:value-type="float" office:value="2508.45" calcext:value-type="float">
            <text:p>2'508.45</text:p>
          </table:table-cell>
          <table:table-cell table:style-name="ce68"/>
          <table:table-cell table:style-name="ce72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2" office:value-type="string" calcext:value-type="string">
            <text:p>Duracell Plus AA</text:p>
          </table:table-cell>
          <table:table-cell table:style-name="ce58" office:value-type="float" office:value="2614.92" calcext:value-type="float">
            <text:p>2'614.92</text:p>
          </table:table-cell>
          <table:table-cell table:style-name="ce58" office:value-type="float" office:value="3119.42" calcext:value-type="float">
            <text:p>3'119.42</text:p>
          </table:table-cell>
          <table:table-cell table:formula="of:=7.4/4" office:value-type="currency" office:currency="CHF" office:value="1.85" calcext:value-type="currency">
            <text:p>CHF 1.850</text:p>
          </table:table-cell>
          <table:table-cell table:formula="of:=[.D11]/(([.B11]+[.B12])/2)*100" office:value-type="currency" office:currency="CHF" office:value="0.0706963591375044" calcext:value-type="currency">
            <text:p>CHF 0.071</text:p>
          </table:table-cell>
          <table:table-cell table:formula="of:=[.D11]/(([.C11]+[.C12])/2)*100" office:value-type="currency" office:currency="CHF" office:value="0.0592809065813022" calcext:value-type="currency">
            <text:p>CHF 0.059</text:p>
          </table:table-cell>
          <table:table-cell table:style-name="ce24"/>
          <table:table-cell table:style-name="ce24" office:value-type="string" calcext:value-type="string">
            <text:p>4/20</text:p>
          </table:table-cell>
          <table:table-cell table:style-name="ce64" table:formula="of:=19.95/20" office:value-type="currency" office:currency="CHF" office:value="0.9975" calcext:value-type="currency">
            <text:p>CHF 0.998</text:p>
          </table:table-cell>
          <table:table-cell table:style-name="ce64" table:formula="of:=[.I11]/(([.B11]+[.B12])/2)*100" office:value-type="currency" office:currency="CHF" office:value="0.0381187125619787" calcext:value-type="currency">
            <text:p>CHF 0.038</text:p>
          </table:table-cell>
          <table:table-cell table:style-name="ce64" table:formula="of:=[.I11]/(([.C11]+[.C12])/2)*100" office:value-type="currency" office:currency="CHF" office:value="0.0319636239539724" calcext:value-type="currency">
            <text:p>CHF 0.032</text:p>
          </table:table-cell>
          <table:table-cell table:style-name="ce58"/>
          <table:table-cell table:style-name="ce58" table:formula="of:=(([.C11]+[.C12])/2)/[.F11]/10000" office:value-type="float" office:value="5.26431726498649" calcext:value-type="float">
            <text:p>5.26</text:p>
          </table:table-cell>
          <table:table-cell table:style-name="ce58" table:formula="of:=(([.C11]+[.C12])/2)/[.K11]/10000" office:value-type="float" office:value="9.76339542879699" calcext:value-type="float">
            <text:p>9.76</text:p>
          </table:table-cell>
        </table:table-row>
        <table:table-row table:style-name="ro2">
          <table:table-cell table:style-name="ce52" office:value-type="string" calcext:value-type="string">
            <text:p>Duracell Plus AA</text:p>
          </table:table-cell>
          <table:table-cell table:style-name="ce58" office:value-type="float" office:value="2618.73" calcext:value-type="float">
            <text:p>2'618.73</text:p>
          </table:table-cell>
          <table:table-cell table:style-name="ce58" office:value-type="float" office:value="3122.05" calcext:value-type="float">
            <text:p>3'122.05</text:p>
          </table:table-cell>
          <table:table-cell table:number-columns-repeated="3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4" office:value-type="string" calcext:value-type="string">
            <text:p>Duracell Ultra AA</text:p>
          </table:table-cell>
          <table:table-cell table:style-name="ce58" office:value-type="float" office:value="2495.34" calcext:value-type="float">
            <text:p>2'495.34</text:p>
          </table:table-cell>
          <table:table-cell table:style-name="ce58" office:value-type="float" office:value="3004.59" calcext:value-type="float">
            <text:p>3'004.59</text:p>
          </table:table-cell>
          <table:table-cell table:style-name="ce67" table:formula="of:=9.95/4" office:value-type="currency" office:currency="CHF" office:value="2.4875" calcext:value-type="currency">
            <text:p>CHF 2.488</text:p>
          </table:table-cell>
          <table:table-cell table:formula="of:=[.D14]/(([.B14]+[.B15])/2)*100" office:value-type="currency" office:currency="CHF" office:value="0.101419878296146" calcext:value-type="currency">
            <text:p>CHF 0.101</text:p>
          </table:table-cell>
          <table:table-cell table:formula="of:=[.D14]/(([.C14]+[.C15])/2)*100" office:value-type="currency" office:currency="CHF" office:value="0.0843131738698645" calcext:value-type="currency">
            <text:p>CHF 0.084</text:p>
          </table:table-cell>
          <table:table-cell table:style-name="ce24"/>
          <table:table-cell table:style-name="ce24" office:value-type="string" calcext:value-type="string">
            <text:p>4/16</text:p>
          </table:table-cell>
          <table:table-cell table:style-name="ce64" table:formula="of:=19.9/16" office:value-type="currency" office:currency="CHF" office:value="1.24375" calcext:value-type="currency">
            <text:p>CHF 1.244</text:p>
          </table:table-cell>
          <table:table-cell table:style-name="ce64" table:formula="of:=[.I14]/(([.B14]+[.B15])/2)*100" office:value-type="currency" office:currency="CHF" office:value="0.050709939148073" calcext:value-type="currency">
            <text:p>CHF 0.051</text:p>
          </table:table-cell>
          <table:table-cell table:style-name="ce64" table:formula="of:=[.I14]/(([.C14]+[.C15])/2)*100" office:value-type="currency" office:currency="CHF" office:value="0.0421565869349323" calcext:value-type="currency">
            <text:p>CHF 0.042</text:p>
          </table:table-cell>
          <table:table-cell table:style-name="ce58"/>
          <table:table-cell table:style-name="ce58" table:formula="of:=(([.C14]+[.C15])/2)/[.F14]/10000" office:value-type="float" office:value="3.49922777732663" calcext:value-type="float">
            <text:p>3.50</text:p>
          </table:table-cell>
          <table:table-cell table:style-name="ce58" table:formula="of:=(([.C14]+[.C15])/2)/[.K14]/10000" office:value-type="float" office:value="6.99845555465327" calcext:value-type="float">
            <text:p>7.00</text:p>
          </table:table-cell>
        </table:table-row>
        <table:table-row table:style-name="ro2">
          <table:table-cell table:style-name="ce55" office:value-type="string" calcext:value-type="string">
            <text:p>Duracell Ultra AA</text:p>
          </table:table-cell>
          <table:table-cell table:style-name="ce58" office:value-type="float" office:value="2410.01" calcext:value-type="float">
            <text:p>2'410.01</text:p>
          </table:table-cell>
          <table:table-cell table:style-name="ce58" office:value-type="float" office:value="2896.03" calcext:value-type="float">
            <text:p>2'896.03</text:p>
          </table:table-cell>
          <table:table-cell table:style-name="ce68"/>
          <table:table-cell table:style-name="ce72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4" office:value-type="string" calcext:value-type="string">
            <text:p>Duracell Industrial AA</text:p>
          </table:table-cell>
          <table:table-cell table:style-name="ce58" office:value-type="float" office:value="2126.04" calcext:value-type="float">
            <text:p>2'126.04</text:p>
          </table:table-cell>
          <table:table-cell table:style-name="ce58" office:value-type="float" office:value="2563.23" calcext:value-type="float">
            <text:p>2'563.23</text:p>
          </table:table-cell>
          <table:table-cell table:style-name="ce67" table:formula="of:=11.7/10" office:value-type="currency" office:currency="CHF" office:value="1.17" calcext:value-type="currency">
            <text:p>CHF 1.170</text:p>
          </table:table-cell>
          <table:table-cell table:formula="of:=[.D17]/(([.B17]+[.B18])/2)*100" office:value-type="currency" office:currency="CHF" office:value="0.0541898729780114" calcext:value-type="currency">
            <text:p>CHF 0.054</text:p>
          </table:table-cell>
          <table:table-cell table:formula="of:=[.D17]/(([.C17]+[.C18])/2)*100" office:value-type="currency" office:currency="CHF" office:value="0.0449814019203599" calcext:value-type="currency">
            <text:p>CHF 0.045</text:p>
          </table:table-cell>
          <table:table-cell table:style-name="ce24"/>
          <table:table-cell table:style-name="ce24" office:value-type="string" calcext:value-type="string">
            <text:p>10/10</text:p>
          </table:table-cell>
          <table:table-cell table:style-name="ce65" table:formula="of:=11.7/10" office:value-type="currency" office:currency="CHF" office:value="1.17" calcext:value-type="currency">
            <text:p>CHF 1.170</text:p>
          </table:table-cell>
          <table:table-cell table:style-name="ce64" table:formula="of:=[.I17]/(([.B17]+[.B18])/2)*100" office:value-type="currency" office:currency="CHF" office:value="0.0541898729780114" calcext:value-type="currency">
            <text:p>CHF 0.054</text:p>
          </table:table-cell>
          <table:table-cell table:style-name="ce64" table:formula="of:=[.I17]/(([.C17]+[.C18])/2)*100" office:value-type="currency" office:currency="CHF" office:value="0.0449814019203599" calcext:value-type="currency">
            <text:p>CHF 0.045</text:p>
          </table:table-cell>
          <table:table-cell table:style-name="ce58"/>
          <table:table-cell table:style-name="ce58" table:formula="of:=(([.C17]+[.C18])/2)/[.F17]/10000" office:value-type="float" office:value="5.78255654326923" calcext:value-type="float">
            <text:p>5.78</text:p>
          </table:table-cell>
          <table:table-cell table:style-name="ce58" table:formula="of:=(([.C17]+[.C18])/2)/[.K17]/10000" office:value-type="float" office:value="5.78255654326923" calcext:value-type="float">
            <text:p>5.78</text:p>
          </table:table-cell>
        </table:table-row>
        <table:table-row table:style-name="ro2">
          <table:table-cell table:style-name="ce55" office:value-type="string" calcext:value-type="string">
            <text:p>Duracell Industrial AA</text:p>
          </table:table-cell>
          <table:table-cell table:style-name="ce58" office:value-type="float" office:value="2192.11" calcext:value-type="float">
            <text:p>2'192.11</text:p>
          </table:table-cell>
          <table:table-cell table:style-name="ce58" office:value-type="float" office:value="2638.92" calcext:value-type="float">
            <text:p>2'638.92</text:p>
          </table:table-cell>
          <table:table-cell table:style-name="ce65"/>
          <table:table-cell table:style-name="ce70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7" office:value-type="string" calcext:value-type="string">
            <text:p>Duracell Procell AA</text:p>
          </table:table-cell>
          <table:table-cell table:style-name="ce58" office:value-type="float" office:value="2557.22" calcext:value-type="float">
            <text:p>2'557.22</text:p>
          </table:table-cell>
          <table:table-cell table:style-name="ce58" office:value-type="float" office:value="3053.91" calcext:value-type="float">
            <text:p>3'053.91</text:p>
          </table:table-cell>
          <table:table-cell table:style-name="ce65" table:formula="of:=17.06/10" office:value-type="currency" office:currency="CHF" office:value="1.706" calcext:value-type="currency">
            <text:p>CHF 1.706</text:p>
          </table:table-cell>
          <table:table-cell table:formula="of:=[.D20]/(([.B20]+[.B21])/2)*100" office:value-type="currency" office:currency="CHF" office:value="0.0674718998916336" calcext:value-type="currency">
            <text:p>CHF 0.067</text:p>
          </table:table-cell>
          <table:table-cell table:formula="of:=[.D20]/(([.C20]+[.C21])/2)*100" office:value-type="currency" office:currency="CHF" office:value="0.0564001434798492" calcext:value-type="currency">
            <text:p>CHF 0.056</text:p>
          </table:table-cell>
          <table:table-cell table:style-name="ce24"/>
          <table:table-cell table:style-name="ce24" office:value-type="string" calcext:value-type="string">
            <text:p>10/10</text:p>
          </table:table-cell>
          <table:table-cell table:style-name="ce65" table:formula="of:=17.06/10" office:value-type="currency" office:currency="CHF" office:value="1.706" calcext:value-type="currency">
            <text:p>CHF 1.706</text:p>
          </table:table-cell>
          <table:table-cell table:style-name="ce64" table:formula="of:=[.I20]/(([.B20]+[.B21])/2)*100" office:value-type="currency" office:currency="CHF" office:value="0.0674718998916336" calcext:value-type="currency">
            <text:p>CHF 0.067</text:p>
          </table:table-cell>
          <table:table-cell table:style-name="ce64" table:formula="of:=[.I20]/(([.C20]+[.C21])/2)*100" office:value-type="currency" office:currency="CHF" office:value="0.0564001434798492" calcext:value-type="currency">
            <text:p>CHF 0.056</text:p>
          </table:table-cell>
          <table:table-cell table:style-name="ce58"/>
          <table:table-cell table:style-name="ce58" table:formula="of:=(([.C20]+[.C21])/2)/[.F20]/10000" office:value-type="float" office:value="5.36313351947538" calcext:value-type="float">
            <text:p>5.36</text:p>
          </table:table-cell>
          <table:table-cell table:style-name="ce58" table:formula="of:=(([.C20]+[.C21])/2)/[.K20]/10000" office:value-type="float" office:value="5.36313351947538" calcext:value-type="float">
            <text:p>5.36</text:p>
          </table:table-cell>
        </table:table-row>
        <table:table-row table:style-name="ro2">
          <table:table-cell table:style-name="ce7" office:value-type="string" calcext:value-type="string">
            <text:p>Duracell Procell AA</text:p>
          </table:table-cell>
          <table:table-cell table:style-name="ce58" office:value-type="float" office:value="2499.7" calcext:value-type="float">
            <text:p>2'499.70</text:p>
          </table:table-cell>
          <table:table-cell table:style-name="ce58" office:value-type="float" office:value="2995.72" calcext:value-type="float">
            <text:p>2'995.72</text:p>
          </table:table-cell>
          <table:table-cell table:style-name="ce65"/>
          <table:table-cell table:style-name="ce70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4" office:value-type="string" calcext:value-type="string">
            <text:p>Energizer Alkaline Power AA</text:p>
          </table:table-cell>
          <table:table-cell table:style-name="ce58" office:value-type="float" office:value="2356.6" calcext:value-type="float">
            <text:p>2'356.60</text:p>
          </table:table-cell>
          <table:table-cell table:style-name="ce58" office:value-type="float" office:value="2730" calcext:value-type="float">
            <text:p>2'730.00</text:p>
          </table:table-cell>
          <table:table-cell table:style-name="ce67" table:formula="of:=7.65/4" office:value-type="currency" office:currency="CHF" office:value="1.9125" calcext:value-type="currency">
            <text:p>CHF 1.913</text:p>
          </table:table-cell>
          <table:table-cell table:formula="of:=[.D23]/(([.B23]+[.B24])/2)*100" office:value-type="currency" office:currency="CHF" office:value="0.0819331511168613" calcext:value-type="currency">
            <text:p>CHF 0.082</text:p>
          </table:table-cell>
          <table:table-cell table:formula="of:=[.D23]/(([.C23]+[.C24])/2)*100" office:value-type="currency" office:currency="CHF" office:value="0.0704338170709476" calcext:value-type="currency">
            <text:p>CHF 0.070</text:p>
          </table:table-cell>
          <table:table-cell table:style-name="ce24"/>
          <table:table-cell table:style-name="ce24" office:value-type="string" calcext:value-type="string">
            <text:p>4/24</text:p>
          </table:table-cell>
          <table:table-cell table:style-name="ce64" table:formula="of:=18.6/24" office:value-type="currency" office:currency="CHF" office:value="0.775" calcext:value-type="currency">
            <text:p>CHF 0.775</text:p>
          </table:table-cell>
          <table:table-cell table:style-name="ce64" table:formula="of:=[.I23]/(([.B23]+[.B24])/2)*100" office:value-type="currency" office:currency="CHF" office:value="0.0332016690800353" calcext:value-type="currency">
            <text:p>CHF 0.033</text:p>
          </table:table-cell>
          <table:table-cell table:style-name="ce64" table:formula="of:=[.I23]/(([.C23]+[.C24])/2)*100" office:value-type="currency" office:currency="CHF" office:value="0.0285418082248284" calcext:value-type="currency">
            <text:p>CHF 0.029</text:p>
          </table:table-cell>
          <table:table-cell table:style-name="ce58"/>
          <table:table-cell table:style-name="ce58" table:formula="of:=(([.C23]+[.C24])/2)/[.F23]/10000" office:value-type="float" office:value="3.85512969894117" calcext:value-type="float">
            <text:p>3.86</text:p>
          </table:table-cell>
          <table:table-cell table:style-name="ce58" table:formula="of:=(([.C23]+[.C24])/2)/[.K23]/10000" office:value-type="float" office:value="9.51346522480645" calcext:value-type="float">
            <text:p>9.51</text:p>
          </table:table-cell>
        </table:table-row>
        <table:table-row table:style-name="ro2">
          <table:table-cell table:style-name="ce55" office:value-type="string" calcext:value-type="string">
            <text:p>Energizer Alkaline Power AA</text:p>
          </table:table-cell>
          <table:table-cell table:style-name="ce58" office:value-type="float" office:value="2311.84" calcext:value-type="float">
            <text:p>2'311.84</text:p>
          </table:table-cell>
          <table:table-cell table:style-name="ce58" office:value-type="float" office:value="2700.63" calcext:value-type="float">
            <text:p>2'700.63</text:p>
          </table:table-cell>
          <table:table-cell table:style-name="ce68"/>
          <table:table-cell table:style-name="ce72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3"/>
          <table:table-cell table:style-name="ce58" table:number-columns-repeated="2"/>
          <table:table-cell/>
        </table:table-row>
        <table:table-row table:style-name="ro2">
          <table:table-cell table:style-name="ce52" office:value-type="string" calcext:value-type="string">
            <text:p>Energizer MAX AA</text:p>
          </table:table-cell>
          <table:table-cell table:style-name="ce58" office:value-type="float" office:value="2548.05" calcext:value-type="float">
            <text:p>2'548.05</text:p>
          </table:table-cell>
          <table:table-cell table:style-name="ce58" office:value-type="float" office:value="3026.03" calcext:value-type="float">
            <text:p>3'026.03</text:p>
          </table:table-cell>
          <table:table-cell table:formula="of:=7.95/4" office:value-type="currency" office:currency="CHF" office:value="1.9875" calcext:value-type="currency">
            <text:p>CHF 1.988</text:p>
          </table:table-cell>
          <table:table-cell table:formula="of:=[.D26]/(([.B26]+[.B27])/2)*100" office:value-type="currency" office:currency="CHF" office:value="0.0796732095575782" calcext:value-type="currency">
            <text:p>CHF 0.080</text:p>
          </table:table-cell>
          <table:table-cell table:formula="of:=[.D26]/(([.C26]+[.C27])/2)*100" office:value-type="currency" office:currency="CHF" office:value="0.0668861992316921" calcext:value-type="currency">
            <text:p>CHF 0.067</text:p>
          </table:table-cell>
          <table:table-cell table:style-name="ce24"/>
          <table:table-cell table:style-name="ce24" office:value-type="string" calcext:value-type="string">
            <text:p>4/26</text:p>
          </table:table-cell>
          <table:table-cell table:style-name="ce64" table:formula="of:=29.5/26" office:value-type="currency" office:currency="CHF" office:value="1.13461538461538" calcext:value-type="currency">
            <text:p>CHF 1.135</text:p>
          </table:table-cell>
          <table:table-cell table:style-name="ce64" table:formula="of:=[.I26]/(([.B26]+[.B27])/2)*100" office:value-type="currency" office:currency="CHF" office:value="0.0454834965060195" calcext:value-type="currency">
            <text:p>CHF 0.045</text:p>
          </table:table-cell>
          <table:table-cell table:style-name="ce64" table:formula="of:=[.I26]/(([.C26]+[.C27])/2)*100" office:value-type="currency" office:currency="CHF" office:value="0.0381837034801145" calcext:value-type="currency">
            <text:p>CHF 0.038</text:p>
          </table:table-cell>
          <table:table-cell table:style-name="ce58"/>
          <table:table-cell table:style-name="ce58" table:formula="of:=(([.C26]+[.C27])/2)/[.F26]/10000" office:value-type="float" office:value="4.44256817420126" calcext:value-type="float">
            <text:p>4.44</text:p>
          </table:table-cell>
          <table:table-cell table:style-name="ce58" table:formula="of:=(([.C26]+[.C27])/2)/[.K26]/10000" office:value-type="float" office:value="7.78202408141864" calcext:value-type="float">
            <text:p>7.78</text:p>
          </table:table-cell>
        </table:table-row>
        <table:table-row table:style-name="ro2">
          <table:table-cell table:style-name="ce52" office:value-type="string" calcext:value-type="string">
            <text:p>Energizer MAX AA</text:p>
          </table:table-cell>
          <table:table-cell table:style-name="ce58" office:value-type="float" office:value="2441.08" calcext:value-type="float">
            <text:p>2'441.08</text:p>
          </table:table-cell>
          <table:table-cell table:style-name="ce58" office:value-type="float" office:value="2916.9" calcext:value-type="float">
            <text:p>2'916.90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2" office:value-type="string" calcext:value-type="string">
            <text:p>Energizer MAX Plus AA</text:p>
          </table:table-cell>
          <table:table-cell table:style-name="ce58" office:value-type="float" office:value="2283.35" calcext:value-type="float">
            <text:p>2'283.35</text:p>
          </table:table-cell>
          <table:table-cell table:style-name="ce58" office:value-type="float" office:value="2760.68" calcext:value-type="float">
            <text:p>2'760.68</text:p>
          </table:table-cell>
          <table:table-cell table:formula="of:=9.95/4" office:value-type="currency" office:currency="CHF" office:value="2.4875" calcext:value-type="currency">
            <text:p>CHF 2.488</text:p>
          </table:table-cell>
          <table:table-cell table:formula="of:=[.D29]/(([.B29]+[.B30])/2)*100" office:value-type="currency" office:currency="CHF" office:value="0.103801752215307" calcext:value-type="currency">
            <text:p>CHF 0.104</text:p>
          </table:table-cell>
          <table:table-cell table:formula="of:=[.D29]/(([.C29]+[.C30])/2)*100" office:value-type="currency" office:currency="CHF" office:value="0.0864679034618446" calcext:value-type="currency">
            <text:p>CHF 0.086</text:p>
          </table:table-cell>
          <table:table-cell table:style-name="ce24"/>
          <table:table-cell table:style-name="ce24" office:value-type="string" calcext:value-type="string">
            <text:p>4/20</text:p>
          </table:table-cell>
          <table:table-cell table:style-name="ce64" table:formula="of:=28.9/20" office:value-type="currency" office:currency="CHF" office:value="1.445" calcext:value-type="currency">
            <text:p>CHF 1.445</text:p>
          </table:table-cell>
          <table:table-cell table:style-name="ce64" table:formula="of:=[.I29]/(([.B29]+[.B30])/2)*100" office:value-type="currency" office:currency="CHF" office:value="0.0602989073170325" calcext:value-type="currency">
            <text:p>CHF 0.060</text:p>
          </table:table-cell>
          <table:table-cell table:style-name="ce64" table:formula="of:=[.I29]/(([.C29]+[.C30])/2)*100" office:value-type="currency" office:currency="CHF" office:value="0.0502295961818555" calcext:value-type="currency">
            <text:p>CHF 0.050</text:p>
          </table:table-cell>
          <table:table-cell table:style-name="ce58"/>
          <table:table-cell table:style-name="ce58" table:formula="of:=(([.C29]+[.C30])/2)/[.F29]/10000" office:value-type="float" office:value="3.32700329813065" calcext:value-type="float">
            <text:p>3.33</text:p>
          </table:table-cell>
          <table:table-cell table:style-name="ce58" table:formula="of:=(([.C29]+[.C30])/2)/[.K29]/10000" office:value-type="float" office:value="5.72728076408305" calcext:value-type="float">
            <text:p>5.73</text:p>
          </table:table-cell>
        </table:table-row>
        <table:table-row table:style-name="ro2">
          <table:table-cell table:style-name="ce52" office:value-type="string" calcext:value-type="string">
            <text:p>Energizer MAX Plus AA</text:p>
          </table:table-cell>
          <table:table-cell table:style-name="ce58" office:value-type="float" office:value="2509.44" calcext:value-type="float">
            <text:p>2'509.44</text:p>
          </table:table-cell>
          <table:table-cell table:style-name="ce58" office:value-type="float" office:value="2992.9" calcext:value-type="float">
            <text:p>2'992.90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4" office:value-type="string" calcext:value-type="string">
            <text:p>Energizer Industrial AA</text:p>
          </table:table-cell>
          <table:table-cell table:style-name="ce58" office:value-type="float" office:value="2405.38" calcext:value-type="float">
            <text:p>2'405.38</text:p>
          </table:table-cell>
          <table:table-cell table:style-name="ce58" office:value-type="float" office:value="2836.99" calcext:value-type="float">
            <text:p>2'836.99</text:p>
          </table:table-cell>
          <table:table-cell table:style-name="ce67" table:formula="of:=13.8/10" office:value-type="currency" office:currency="CHF" office:value="1.38" calcext:value-type="currency">
            <text:p>CHF 1.380</text:p>
          </table:table-cell>
          <table:table-cell table:formula="of:=[.D32]/(([.B32]+[.B33])/2)*100" office:value-type="currency" office:currency="CHF" office:value="0.0578757098162236" calcext:value-type="currency">
            <text:p>CHF 0.058</text:p>
          </table:table-cell>
          <table:table-cell table:formula="of:=[.D32]/(([.C32]+[.C33])/2)*100" office:value-type="currency" office:currency="CHF" office:value="0.0491097085979356" calcext:value-type="currency">
            <text:p>CHF 0.049</text:p>
          </table:table-cell>
          <table:table-cell table:style-name="ce24"/>
          <table:table-cell table:style-name="ce24" office:value-type="string" calcext:value-type="string">
            <text:p>10/120</text:p>
          </table:table-cell>
          <table:table-cell table:style-name="ce64" table:formula="of:=94.83/120" office:value-type="currency" office:currency="CHF" office:value="0.79025" calcext:value-type="currency">
            <text:p>CHF 0.790</text:p>
          </table:table-cell>
          <table:table-cell table:style-name="ce64" table:formula="of:=[.I32]/(([.B32]+[.B33])/2)*100" office:value-type="currency" office:currency="CHF" office:value="0.0331422316538194" calcext:value-type="currency">
            <text:p>CHF 0.033</text:p>
          </table:table-cell>
          <table:table-cell table:style-name="ce64" table:formula="of:=[.I32]/(([.C32]+[.C33])/2)*100" office:value-type="currency" office:currency="CHF" office:value="0.0281224255213903" calcext:value-type="currency">
            <text:p>CHF 0.028</text:p>
          </table:table-cell>
          <table:table-cell table:style-name="ce58"/>
          <table:table-cell table:style-name="ce58" table:formula="of:=(([.C32]+[.C33])/2)/[.F32]/10000" office:value-type="float" office:value="5.72195413132247" calcext:value-type="float">
            <text:p>5.72</text:p>
          </table:table-cell>
          <table:table-cell table:style-name="ce58" table:formula="of:=(([.C32]+[.C33])/2)/[.K32]/10000" office:value-type="float" office:value="9.99215020718127" calcext:value-type="float">
            <text:p>9.99</text:p>
          </table:table-cell>
        </table:table-row>
        <table:table-row table:style-name="ro2">
          <table:table-cell table:style-name="ce55" office:value-type="string" calcext:value-type="string">
            <text:p>Energizer Industrial AA</text:p>
          </table:table-cell>
          <table:table-cell table:style-name="ce58" office:value-type="float" office:value="2363.46" calcext:value-type="float">
            <text:p>2'363.46</text:p>
          </table:table-cell>
          <table:table-cell table:style-name="ce58" office:value-type="float" office:value="2783.08" calcext:value-type="float">
            <text:p>2'783.08</text:p>
          </table:table-cell>
          <table:table-cell table:style-name="ce68"/>
          <table:table-cell table:style-name="ce72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Energizer Ultimate Lithium AA</text:p>
          </table:table-cell>
          <table:table-cell table:style-name="ce58" office:value-type="float" office:value="3489.73" calcext:value-type="float">
            <text:p>3'489.73</text:p>
          </table:table-cell>
          <table:table-cell table:style-name="ce58" office:value-type="float" office:value="4906.74" calcext:value-type="float">
            <text:p>4'906.74</text:p>
          </table:table-cell>
          <table:table-cell table:formula="of:=14.9/4" office:value-type="currency" office:currency="CHF" office:value="3.725" calcext:value-type="currency">
            <text:p>CHF 3.725</text:p>
          </table:table-cell>
          <table:table-cell table:formula="of:=[.D35]/(([.B35]+[.B36])/2)*100" office:value-type="currency" office:currency="CHF" office:value="0.10582641910387" calcext:value-type="currency">
            <text:p>CHF 0.106</text:p>
          </table:table-cell>
          <table:table-cell table:formula="of:=[.D35]/(([.C35]+[.C36])/2)*100" office:value-type="currency" office:currency="CHF" office:value="0.0750657707138704" calcext:value-type="currency">
            <text:p>CHF 0.075</text:p>
          </table:table-cell>
          <table:table-cell table:style-name="ce24"/>
          <table:table-cell table:style-name="ce24" office:value-type="string" calcext:value-type="string">
            <text:p>4/10</text:p>
          </table:table-cell>
          <table:table-cell table:style-name="ce64" table:formula="of:=24.4/10" office:value-type="currency" office:currency="CHF" office:value="2.44" calcext:value-type="currency">
            <text:p>CHF 2.440</text:p>
          </table:table-cell>
          <table:table-cell table:style-name="ce64" table:formula="of:=[.I35]/(([.B35]+[.B36])/2)*100" office:value-type="currency" office:currency="CHF" office:value="0.0693198557351527" calcext:value-type="currency">
            <text:p>CHF 0.069</text:p>
          </table:table-cell>
          <table:table-cell table:style-name="ce64" table:formula="of:=[.I35]/(([.C35]+[.C36])/2)*100" office:value-type="currency" office:currency="CHF" office:value="0.0491705988031796" calcext:value-type="currency">
            <text:p>CHF 0.049</text:p>
          </table:table-cell>
          <table:table-cell table:style-name="ce58"/>
          <table:table-cell table:style-name="ce58" table:formula="of:=(([.C35]+[.C36])/2)/[.F35]/10000" office:value-type="float" office:value="6.61062286153692" calcext:value-type="float">
            <text:p>6.61</text:p>
          </table:table-cell>
          <table:table-cell table:style-name="ce58" table:formula="of:=(([.C35]+[.C36])/2)/[.K35]/10000" office:value-type="float" office:value="10.0920369505021" calcext:value-type="float">
            <text:p>10.09</text:p>
          </table:table-cell>
        </table:table-row>
        <table:table-row table:style-name="ro2">
          <table:table-cell office:value-type="string" calcext:value-type="string">
            <text:p>Energizer Ultimate Lithium AA</text:p>
          </table:table-cell>
          <table:table-cell table:style-name="ce58" office:value-type="float" office:value="3550.1" calcext:value-type="float">
            <text:p>3'550.10</text:p>
          </table:table-cell>
          <table:table-cell table:style-name="ce58" office:value-type="float" office:value="5017.89" calcext:value-type="float">
            <text:p>5'017.89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Durabase AA</text:p>
          </table:table-cell>
          <table:table-cell table:style-name="ce58" office:value-type="float" office:value="2181.96" calcext:value-type="float">
            <text:p>2'181.96</text:p>
          </table:table-cell>
          <table:table-cell table:style-name="ce58" office:value-type="float" office:value="2612.46" calcext:value-type="float">
            <text:p>2'612.46</text:p>
          </table:table-cell>
          <table:table-cell table:formula="of:=9.95/12" office:value-type="currency" office:currency="CHF" office:value="0.829166666666667" calcext:value-type="currency">
            <text:p>CHF 0.829</text:p>
          </table:table-cell>
          <table:table-cell table:formula="of:=[.D38]/(([.B38]+[.B39])/2)*100" office:value-type="currency" office:currency="CHF" office:value="0.0389254540390147" calcext:value-type="currency">
            <text:p>CHF 0.039</text:p>
          </table:table-cell>
          <table:table-cell table:formula="of:=[.D38]/(([.C38]+[.C39])/2)*100" office:value-type="currency" office:currency="CHF" office:value="0.0323501489082231" calcext:value-type="currency">
            <text:p>CHF 0.032</text:p>
          </table:table-cell>
          <table:table-cell table:style-name="ce24"/>
          <table:table-cell table:style-name="ce24" office:value-type="string" calcext:value-type="string">
            <text:p>12/12</text:p>
          </table:table-cell>
          <table:table-cell table:style-name="ce63" table:formula="of:=9.95/12" office:value-type="currency" office:currency="CHF" office:value="0.829166666666667" calcext:value-type="currency">
            <text:p>CHF 0.829</text:p>
          </table:table-cell>
          <table:table-cell table:style-name="ce64" table:formula="of:=[.I38]/(([.B38]+[.B39])/2)*100" office:value-type="currency" office:currency="CHF" office:value="0.0389254540390146" calcext:value-type="currency">
            <text:p>CHF 0.039</text:p>
          </table:table-cell>
          <table:table-cell table:style-name="ce64" table:formula="of:=[.I38]/(([.C38]+[.C39])/2)*100" office:value-type="currency" office:currency="CHF" office:value="0.0323501489082231" calcext:value-type="currency">
            <text:p>CHF 0.032</text:p>
          </table:table-cell>
          <table:table-cell table:style-name="ce58"/>
          <table:table-cell table:style-name="ce58" table:formula="of:=(([.C38]+[.C39])/2)/[.F38]/10000" office:value-type="float" office:value="7.92299289648242" calcext:value-type="float">
            <text:p>7.92</text:p>
          </table:table-cell>
          <table:table-cell table:style-name="ce58" table:formula="of:=(([.C38]+[.C39])/2)/[.K38]/10000" office:value-type="float" office:value="7.92299289648241" calcext:value-type="float">
            <text:p>7.92</text:p>
          </table:table-cell>
        </table:table-row>
        <table:table-row table:style-name="ro2">
          <table:table-cell office:value-type="string" calcext:value-type="string">
            <text:p>Durabase AA</text:p>
          </table:table-cell>
          <table:table-cell table:style-name="ce58" office:value-type="float" office:value="2078.32" calcext:value-type="float">
            <text:p>2'078.32</text:p>
          </table:table-cell>
          <table:table-cell table:style-name="ce58" office:value-type="float" office:value="2513.74" calcext:value-type="float">
            <text:p>2'513.74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2"/>
          <table:table-cell table:style-name="ce64"/>
          <table:table-cell/>
          <table:table-cell table:style-name="ce58"/>
          <table:table-cell/>
        </table:table-row>
        <table:table-row table:style-name="ro2">
          <table:table-cell office:value-type="string" calcext:value-type="string">
            <text:p>Coop Prix Garantie AA</text:p>
          </table:table-cell>
          <table:table-cell table:style-name="ce58" office:value-type="float" office:value="2241.56" calcext:value-type="float">
            <text:p>2'241.56</text:p>
          </table:table-cell>
          <table:table-cell table:style-name="ce58" office:value-type="float" office:value="2631.12" calcext:value-type="float">
            <text:p>2'631.12</text:p>
          </table:table-cell>
          <table:table-cell table:formula="of:=4.75/10" office:value-type="currency" office:currency="CHF" office:value="0.475" calcext:value-type="currency">
            <text:p>CHF 0.475</text:p>
          </table:table-cell>
          <table:table-cell table:formula="of:=[.D41]/(([.B41]+[.B42])/2)*100" office:value-type="currency" office:currency="CHF" office:value="0.0210530048178139" calcext:value-type="currency">
            <text:p>CHF 0.021</text:p>
          </table:table-cell>
          <table:table-cell table:formula="of:=[.D41]/(([.C41]+[.C42])/2)*100" office:value-type="currency" office:currency="CHF" office:value="0.0179422335625532" calcext:value-type="currency">
            <text:p>CHF 0.018</text:p>
          </table:table-cell>
          <table:table-cell table:style-name="ce24"/>
          <table:table-cell table:style-name="ce24" office:value-type="string" calcext:value-type="string">
            <text:p>10/10</text:p>
          </table:table-cell>
          <table:table-cell table:style-name="ce63" table:formula="of:=4.75/10" office:value-type="currency" office:currency="CHF" office:value="0.475" calcext:value-type="currency">
            <text:p>CHF 0.475</text:p>
          </table:table-cell>
          <table:table-cell table:style-name="ce64" table:formula="of:=[.I41]/(([.B41]+[.B42])/2)*100" office:value-type="currency" office:currency="CHF" office:value="0.0210530048178139" calcext:value-type="currency">
            <text:p>CHF 0.021</text:p>
          </table:table-cell>
          <table:table-cell table:style-name="ce64" table:formula="of:=[.I41]/(([.C41]+[.C42])/2)*100" office:value-type="currency" office:currency="CHF" office:value="0.0179422335625532" calcext:value-type="currency">
            <text:p>CHF 0.018</text:p>
          </table:table-cell>
          <table:table-cell table:style-name="ce58"/>
          <table:table-cell table:style-name="ce58" table:formula="of:=(([.C41]+[.C42])/2)/[.F41]/10000" office:value-type="float" office:value="14.7550470278421" calcext:value-type="float">
            <text:p>14.76</text:p>
          </table:table-cell>
          <table:table-cell table:style-name="ce58" table:formula="of:=(([.C41]+[.C42])/2)/[.K41]/10000" office:value-type="float" office:value="14.7550470278421" calcext:value-type="float">
            <text:p>14.76</text:p>
          </table:table-cell>
        </table:table-row>
        <table:table-row table:style-name="ro2">
          <table:table-cell office:value-type="string" calcext:value-type="string">
            <text:p>Coop Prix Garantie AA</text:p>
          </table:table-cell>
          <table:table-cell table:style-name="ce58" office:value-type="float" office:value="2270.86" calcext:value-type="float">
            <text:p>2'270.86</text:p>
          </table:table-cell>
          <table:table-cell table:style-name="ce58" office:value-type="float" office:value="2663.65" calcext:value-type="float">
            <text:p>2'663.65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Coop Qualité&amp;Prix Basic AA</text:p>
          </table:table-cell>
          <table:table-cell table:style-name="ce58" office:value-type="float" office:value="2338.65" calcext:value-type="float">
            <text:p>2'338.65</text:p>
          </table:table-cell>
          <table:table-cell table:style-name="ce58" office:value-type="float" office:value="2804.14" calcext:value-type="float">
            <text:p>2'804.14</text:p>
          </table:table-cell>
          <table:table-cell table:formula="of:=9.95/12" office:value-type="currency" office:currency="CHF" office:value="0.829166666666667" calcext:value-type="currency">
            <text:p>CHF 0.829</text:p>
          </table:table-cell>
          <table:table-cell table:style-name="ce63" table:formula="of:=[.D44]/(([.B44]+[.B45])/2)*100" office:value-type="currency" office:currency="CHF" office:value="0.0347952952564396" calcext:value-type="currency">
            <text:p>CHF 0.035</text:p>
          </table:table-cell>
          <table:table-cell table:style-name="ce63" table:formula="of:=[.D44]/(([.C44]+[.C45])/2)*100" office:value-type="currency" office:currency="CHF" office:value="0.0290880048084372" calcext:value-type="currency">
            <text:p>CHF 0.029</text:p>
          </table:table-cell>
          <table:table-cell table:style-name="ce24"/>
          <table:table-cell table:style-name="ce24" office:value-type="string" calcext:value-type="string">
            <text:p>12/12</text:p>
          </table:table-cell>
          <table:table-cell table:style-name="ce63" table:formula="of:=9.95/12" office:value-type="currency" office:currency="CHF" office:value="0.829166666666667" calcext:value-type="currency">
            <text:p>CHF 0.829</text:p>
          </table:table-cell>
          <table:table-cell table:style-name="ce64" table:formula="of:=[.I44]/(([.B44]+[.B45])/2)*100" office:value-type="currency" office:currency="CHF" office:value="0.0347952952564396" calcext:value-type="currency">
            <text:p>CHF 0.035</text:p>
          </table:table-cell>
          <table:table-cell table:style-name="ce64" table:formula="of:=[.I44]/(([.C44]+[.C45])/2)*100" office:value-type="currency" office:currency="CHF" office:value="0.0290880048084372" calcext:value-type="currency">
            <text:p>CHF 0.029</text:p>
          </table:table-cell>
          <table:table-cell table:style-name="ce58"/>
          <table:table-cell table:style-name="ce58" table:formula="of:=(([.C44]+[.C45])/2)/[.F44]/10000" office:value-type="float" office:value="9.79972679038192" calcext:value-type="float">
            <text:p>9.80</text:p>
          </table:table-cell>
          <table:table-cell table:style-name="ce58" table:formula="of:=(([.C44]+[.C45])/2)/[.K44]/10000" office:value-type="float" office:value="9.79972679038191" calcext:value-type="float">
            <text:p>9.80</text:p>
          </table:table-cell>
        </table:table-row>
        <table:table-row table:style-name="ro2">
          <table:table-cell office:value-type="string" calcext:value-type="string">
            <text:p>Coop Qualité&amp;Prix Basic AA</text:p>
          </table:table-cell>
          <table:table-cell table:style-name="ce58" office:value-type="float" office:value="2427.32" calcext:value-type="float">
            <text:p>2'427.32</text:p>
          </table:table-cell>
          <table:table-cell table:style-name="ce58" office:value-type="float" office:value="2896.95" calcext:value-type="float">
            <text:p>2'896.95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Coop Qualité&amp;Prix Basic plus AA</text:p>
          </table:table-cell>
          <table:table-cell table:style-name="ce58" office:value-type="float" office:value="2418.65" calcext:value-type="float">
            <text:p>2'418.65</text:p>
          </table:table-cell>
          <table:table-cell table:style-name="ce58" office:value-type="float" office:value="2840.58" calcext:value-type="float">
            <text:p>2'840.58</text:p>
          </table:table-cell>
          <table:table-cell table:formula="of:=4.95/4" office:value-type="currency" office:currency="CHF" office:value="1.2375" calcext:value-type="currency">
            <text:p>CHF 1.238</text:p>
          </table:table-cell>
          <table:table-cell table:formula="of:=[.D47]/(([.B47]+[.B48])/2)*100" office:value-type="currency" office:currency="CHF" office:value="0.0511659637806996" calcext:value-type="currency">
            <text:p>CHF 0.051</text:p>
          </table:table-cell>
          <table:table-cell table:formula="of:=[.D47]/(([.C47]+[.C48])/2)*100" office:value-type="currency" office:currency="CHF" office:value="0.04353898982507" calcext:value-type="currency">
            <text:p>CHF 0.044</text:p>
          </table:table-cell>
          <table:table-cell table:style-name="ce24"/>
          <table:table-cell table:style-name="ce24" office:value-type="string" calcext:value-type="string">
            <text:p>4/4</text:p>
          </table:table-cell>
          <table:table-cell table:style-name="ce63" table:formula="of:=4.95/4" office:value-type="currency" office:currency="CHF" office:value="1.2375" calcext:value-type="currency">
            <text:p>CHF 1.238</text:p>
          </table:table-cell>
          <table:table-cell table:style-name="ce64" table:formula="of:=[.I47]/(([.B47]+[.B48])/2)*100" office:value-type="currency" office:currency="CHF" office:value="0.0511659637806996" calcext:value-type="currency">
            <text:p>CHF 0.051</text:p>
          </table:table-cell>
          <table:table-cell table:style-name="ce64" table:formula="of:=[.I47]/(([.C47]+[.C48])/2)*100" office:value-type="currency" office:currency="CHF" office:value="0.04353898982507" calcext:value-type="currency">
            <text:p>CHF 0.044</text:p>
          </table:table-cell>
          <table:table-cell table:style-name="ce58"/>
          <table:table-cell table:style-name="ce58" table:formula="of:=(([.C47]+[.C48])/2)/[.F47]/10000" office:value-type="float" office:value="6.52812573608081" calcext:value-type="float">
            <text:p>6.53</text:p>
          </table:table-cell>
          <table:table-cell table:style-name="ce58" table:formula="of:=(([.C47]+[.C48])/2)/[.K47]/10000" office:value-type="float" office:value="6.52812573608081" calcext:value-type="float">
            <text:p>6.53</text:p>
          </table:table-cell>
        </table:table-row>
        <table:table-row table:style-name="ro2">
          <table:table-cell office:value-type="string" calcext:value-type="string">
            <text:p>Coop Qualité&amp;Prix Basic plus AA</text:p>
          </table:table-cell>
          <table:table-cell table:style-name="ce58" office:value-type="float" office:value="2418.55" calcext:value-type="float">
            <text:p>2'418.55</text:p>
          </table:table-cell>
          <table:table-cell table:style-name="ce58" office:value-type="float" office:value="2843.98" calcext:value-type="float">
            <text:p>2'843.98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Varta Long Life AA</text:p>
          </table:table-cell>
          <table:table-cell office:value-type="float" office:value="2611.93" calcext:value-type="float">
            <text:p>2611.93</text:p>
          </table:table-cell>
          <table:table-cell office:value-type="float" office:value="3032.58" calcext:value-type="float">
            <text:p>3032.58</text:p>
          </table:table-cell>
          <table:table-cell table:formula="of:=6.95/4" office:value-type="currency" office:currency="CHF" office:value="1.7375" calcext:value-type="currency">
            <text:p>CHF 1.738</text:p>
          </table:table-cell>
          <table:table-cell table:formula="of:=[.D50]/(([.B50]+[.B51])/2)*100" office:value-type="currency" office:currency="CHF" office:value="0.06651672488874" calcext:value-type="currency">
            <text:p>CHF 0.067</text:p>
          </table:table-cell>
          <table:table-cell table:formula="of:=[.D50]/(([.C50]+[.C51])/2)*100" office:value-type="currency" office:currency="CHF" office:value="0.0573182639906048" calcext:value-type="currency">
            <text:p>CHF 0.057</text:p>
          </table:table-cell>
          <table:table-cell table:style-name="ce24"/>
          <table:table-cell table:style-name="ce24" office:value-type="string" calcext:value-type="string">
            <text:p>4/10</text:p>
          </table:table-cell>
          <table:table-cell table:style-name="ce64" table:formula="of:=15.95/10" office:value-type="currency" office:currency="CHF" office:value="1.595" calcext:value-type="currency">
            <text:p>CHF 1.595</text:p>
          </table:table-cell>
          <table:table-cell table:style-name="ce64" table:formula="of:=[.I50]/(([.B50]+[.B51])/2)*100" office:value-type="currency" office:currency="CHF" office:value="0.0610613963726851" calcext:value-type="currency">
            <text:p>CHF 0.061</text:p>
          </table:table-cell>
          <table:table-cell table:style-name="ce64" table:formula="of:=[.I50]/(([.C50]+[.C51])/2)*100" office:value-type="currency" office:currency="CHF" office:value="0.0526173416201523" calcext:value-type="currency">
            <text:p>CHF 0.053</text:p>
          </table:table-cell>
          <table:table-cell table:style-name="ce58"/>
          <table:table-cell table:style-name="ce58" table:formula="of:=(([.C50]+[.C51])/2)/[.F50]/10000" office:value-type="float" office:value="5.28857608195683" calcext:value-type="float">
            <text:p>5.29</text:p>
          </table:table-cell>
          <table:table-cell table:style-name="ce58" table:formula="of:=(([.C50]+[.C51])/2)/[.K50]/10000" office:value-type="float" office:value="5.7610664215674" calcext:value-type="float">
            <text:p>5.76</text:p>
          </table:table-cell>
        </table:table-row>
        <table:table-row table:style-name="ro2">
          <table:table-cell office:value-type="string" calcext:value-type="string">
            <text:p>Varta Long Life AA</text:p>
          </table:table-cell>
          <table:table-cell office:value-type="float" office:value="2612.32" calcext:value-type="float">
            <text:p>2612.32</text:p>
          </table:table-cell>
          <table:table-cell office:value-type="float" office:value="3030.06" calcext:value-type="float">
            <text:p>3030.06</text:p>
          </table:table-cell>
          <table:table-cell table:number-columns-repeated="3"/>
          <table:table-cell table:style-name="ce24" table:number-columns-repeated="2"/>
          <table:table-cell table:style-name="ce64"/>
          <table:table-cell table:number-columns-repeated="3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style-name="ce64"/>
          <table:table-cell table:number-columns-repeated="3"/>
          <table:table-cell table:style-name="ce58"/>
          <table:table-cell/>
        </table:table-row>
        <table:table-row table:style-name="ro2">
          <table:table-cell office:value-type="string" calcext:value-type="string">
            <text:p>Varta Long Life Power AA</text:p>
          </table:table-cell>
          <table:table-cell office:value-type="float" office:value="2281.05" calcext:value-type="float">
            <text:p>2281.05</text:p>
          </table:table-cell>
          <table:table-cell office:value-type="float" office:value="2747.6" calcext:value-type="float">
            <text:p>2747.6</text:p>
          </table:table-cell>
          <table:table-cell table:formula="of:=6.95/4" office:value-type="currency" office:currency="CHF" office:value="1.7375" calcext:value-type="currency">
            <text:p>CHF 1.738</text:p>
          </table:table-cell>
          <table:table-cell table:formula="of:=[.D53]/(([.B53]+[.B54])/2)*100" office:value-type="currency" office:currency="CHF" office:value="0.0745853804069035" calcext:value-type="currency">
            <text:p>CHF 0.075</text:p>
          </table:table-cell>
          <table:table-cell table:formula="of:=[.D53]/(([.C53]+[.C54])/2)*100" office:value-type="currency" office:currency="CHF" office:value="0.0620948201305153" calcext:value-type="currency">
            <text:p>CHF 0.062</text:p>
          </table:table-cell>
          <table:table-cell table:style-name="ce24"/>
          <table:table-cell table:style-name="ce24" office:value-type="string" calcext:value-type="string">
            <text:p>4/20</text:p>
          </table:table-cell>
          <table:table-cell table:style-name="ce64" table:formula="of:=16.95/20" office:value-type="currency" office:currency="CHF" office:value="0.8475" calcext:value-type="currency">
            <text:p>CHF 0.848</text:p>
          </table:table-cell>
          <table:table-cell table:style-name="ce64" table:formula="of:=[.I53]/(([.B53]+[.B54])/2)*100" office:value-type="currency" office:currency="CHF" office:value="0.0363804949035112" calcext:value-type="currency">
            <text:p>CHF 0.036</text:p>
          </table:table-cell>
          <table:table-cell table:style-name="ce64" table:formula="of:=[.I53]/(([.C53]+[.C54])/2)*100" office:value-type="currency" office:currency="CHF" office:value="0.0302879770133017" calcext:value-type="currency">
            <text:p>CHF 0.030</text:p>
          </table:table-cell>
          <table:table-cell table:style-name="ce58"/>
          <table:table-cell table:style-name="ce58" table:formula="of:=(([.C53]+[.C54])/2)/[.F53]/10000" office:value-type="float" office:value="4.50623738682014" calcext:value-type="float">
            <text:p>4.51</text:p>
          </table:table-cell>
          <table:table-cell table:style-name="ce58" table:formula="of:=(([.C53]+[.C54])/2)/[.K53]/10000" office:value-type="float" office:value="9.23845127976401" calcext:value-type="float">
            <text:p>9.24</text:p>
          </table:table-cell>
        </table:table-row>
        <table:table-row table:style-name="ro2">
          <table:table-cell office:value-type="string" calcext:value-type="string">
            <text:p>Varta Long Life Power AA</text:p>
          </table:table-cell>
          <table:table-cell office:value-type="float" office:value="2378.04" calcext:value-type="float">
            <text:p>2378.04</text:p>
          </table:table-cell>
          <table:table-cell office:value-type="float" office:value="2848.68" calcext:value-type="float">
            <text:p>2848.68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Varta Long Life Max Power AA</text:p>
          </table:table-cell>
          <table:table-cell table:style-name="ce58" office:value-type="float" office:value="2252.2" calcext:value-type="float">
            <text:p>2'252.20</text:p>
          </table:table-cell>
          <table:table-cell table:style-name="ce58" office:value-type="float" office:value="2695.3" calcext:value-type="float">
            <text:p>2'695.30</text:p>
          </table:table-cell>
          <table:table-cell table:formula="of:=8.95/4" office:value-type="currency" office:currency="CHF" office:value="2.2375" calcext:value-type="currency">
            <text:p>CHF 2.238</text:p>
          </table:table-cell>
          <table:table-cell table:formula="of:=[.D56]/(([.B56]+[.B57])/2)*100" office:value-type="currency" office:currency="CHF" office:value="0.0945658949948755" calcext:value-type="currency">
            <text:p>CHF 0.095</text:p>
          </table:table-cell>
          <table:table-cell table:formula="of:=[.D56]/(([.C56]+[.C57])/2)*100" office:value-type="currency" office:currency="CHF" office:value="0.0794249456449394" calcext:value-type="currency">
            <text:p>CHF 0.079</text:p>
          </table:table-cell>
          <table:table-cell table:style-name="ce24"/>
          <table:table-cell table:style-name="ce24" office:value-type="string" calcext:value-type="string">
            <text:p>4/8</text:p>
          </table:table-cell>
          <table:table-cell table:style-name="ce64" table:formula="of:=14.7/8" office:value-type="currency" office:currency="CHF" office:value="1.8375" calcext:value-type="currency">
            <text:p>CHF 1.838</text:p>
          </table:table-cell>
          <table:table-cell table:style-name="ce64" table:formula="of:=[.I56]/(([.B56]+[.B57])/2)*100" office:value-type="currency" office:currency="CHF" office:value="0.0776602601354564" calcext:value-type="currency">
            <text:p>CHF 0.078</text:p>
          </table:table-cell>
          <table:table-cell table:style-name="ce64" table:formula="of:=[.I56]/(([.C56]+[.C57])/2)*100" office:value-type="currency" office:currency="CHF" office:value="0.065226072680481" calcext:value-type="currency">
            <text:p>CHF 0.065</text:p>
          </table:table-cell>
          <table:table-cell table:style-name="ce58"/>
          <table:table-cell table:style-name="ce58" table:formula="of:=(([.C56]+[.C57])/2)/[.F56]/10000" office:value-type="float" office:value="3.54690201815643" calcext:value-type="float">
            <text:p>3.55</text:p>
          </table:table-cell>
          <table:table-cell table:style-name="ce58" table:formula="of:=(([.C56]+[.C57])/2)/[.K56]/10000" office:value-type="float" office:value="4.31901674319728" calcext:value-type="float">
            <text:p>4.32</text:p>
          </table:table-cell>
        </table:table-row>
        <table:table-row table:style-name="ro2">
          <table:table-cell office:value-type="string" calcext:value-type="string">
            <text:p>Varta Long Life Max Power AA</text:p>
          </table:table-cell>
          <table:table-cell table:style-name="ce58" office:value-type="float" office:value="2479.95" calcext:value-type="float">
            <text:p>2'479.95</text:p>
          </table:table-cell>
          <table:table-cell table:style-name="ce58" office:value-type="float" office:value="2938.95" calcext:value-type="float">
            <text:p>2'938.95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4" office:value-type="string" calcext:value-type="string">
            <text:p>Varta Industrial Pro AA</text:p>
          </table:table-cell>
          <table:table-cell table:style-name="ce58" office:value-type="float" office:value="2506.21" calcext:value-type="float">
            <text:p>2'506.21</text:p>
          </table:table-cell>
          <table:table-cell table:style-name="ce58" office:value-type="float" office:value="2953.13" calcext:value-type="float">
            <text:p>2'953.13</text:p>
          </table:table-cell>
          <table:table-cell table:style-name="ce67" table:formula="of:=7.65/4" office:value-type="currency" office:currency="CHF" office:value="1.9125" calcext:value-type="currency">
            <text:p>CHF 1.913</text:p>
          </table:table-cell>
          <table:table-cell table:formula="of:=[.D59]/(([.B59]+[.B60])/2)*100" office:value-type="currency" office:currency="CHF" office:value="0.0749992647130911" calcext:value-type="currency">
            <text:p>CHF 0.075</text:p>
          </table:table-cell>
          <table:table-cell table:formula="of:=[.D59]/(([.C59]+[.C60])/2)*100" office:value-type="currency" office:currency="CHF" office:value="0.0637254656957072" calcext:value-type="currency">
            <text:p>CHF 0.064</text:p>
          </table:table-cell>
          <table:table-cell table:style-name="ce24" office:value-type="string" calcext:value-type="string">
            <office:annotation draw:style-name="gr2" draw:text-style-name="P3" svg:width="2.899cm" svg:height="2.176cm" svg:x="23.532cm" svg:y="24.789cm" draw:caption-point-x="-0.61cm" draw:caption-point-y="1.51cm">
              <dc:date>2021-03-26T00:00:00</dc:date>
              <text:p text:style-name="P2"><text:span text:style-name="T1">Varta has «Industrial» and «Industrial Pro», dont mix them up.</text:span></text:p>
            </office:annotation>
            <text:p>Mind the Pro</text:p>
          </table:table-cell>
          <table:table-cell table:style-name="ce24" office:value-type="string" calcext:value-type="string">
            <text:p>4/40</text:p>
          </table:table-cell>
          <table:table-cell table:style-name="ce64" table:formula="of:=15.6/40" office:value-type="currency" office:currency="CHF" office:value="0.39" calcext:value-type="currency">
            <text:p>CHF 0.390</text:p>
          </table:table-cell>
          <table:table-cell table:style-name="ce64" table:formula="of:=[.I59]/(([.B59]+[.B60])/2)*100" office:value-type="currency" office:currency="CHF" office:value="0.015293967706199" calcext:value-type="currency">
            <text:p>CHF 0.015</text:p>
          </table:table-cell>
          <table:table-cell table:style-name="ce64" table:formula="of:=[.I59]/(([.C59]+[.C60])/2)*100" office:value-type="currency" office:currency="CHF" office:value="0.0129949969261834" calcext:value-type="currency">
            <text:p>CHF 0.013</text:p>
          </table:table-cell>
          <table:table-cell table:style-name="ce58"/>
          <table:table-cell table:style-name="ce58" table:formula="of:=(([.C59]+[.C60])/2)/[.F59]/10000" office:value-type="float" office:value="4.70950657988235" calcext:value-type="float">
            <text:p>4.71</text:p>
          </table:table-cell>
          <table:table-cell table:style-name="ce58" table:formula="of:=(([.C59]+[.C60])/2)/[.K59]/10000" office:value-type="float" office:value="23.0946957282692" calcext:value-type="float">
            <text:p>23.09</text:p>
          </table:table-cell>
        </table:table-row>
        <table:table-row table:style-name="ro2">
          <table:table-cell table:style-name="ce55" office:value-type="string" calcext:value-type="string">
            <text:p>Varta Industrial Pro AA</text:p>
          </table:table-cell>
          <table:table-cell table:style-name="ce58" office:value-type="float" office:value="2593.84" calcext:value-type="float">
            <text:p>2'593.84</text:p>
          </table:table-cell>
          <table:table-cell table:style-name="ce58" office:value-type="float" office:value="3049.18" calcext:value-type="float">
            <text:p>3'049.18</text:p>
          </table:table-cell>
          <table:table-cell table:style-name="ce68"/>
          <table:table-cell table:style-name="ce72" table:number-columns-repeated="2"/>
          <table:table-cell table:style-name="ce24"/>
          <table:table-cell table:number-columns-repeated="5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Varta Ultra Lithium AA</text:p>
          </table:table-cell>
          <table:table-cell table:style-name="ce58" office:value-type="float" office:value="3009.84" calcext:value-type="float">
            <text:p>3'009.84</text:p>
          </table:table-cell>
          <table:table-cell table:style-name="ce58" office:value-type="float" office:value="4141.5" calcext:value-type="float">
            <text:p>4'141.50</text:p>
          </table:table-cell>
          <table:table-cell table:formula="of:=13.95/4" office:value-type="currency" office:currency="CHF" office:value="3.4875" calcext:value-type="currency">
            <text:p>CHF 3.488</text:p>
          </table:table-cell>
          <table:table-cell table:formula="of:=[.D62]/(([.B62]+[.B63])/2)*100" office:value-type="currency" office:currency="CHF" office:value="0.115241254882264" calcext:value-type="currency">
            <text:p>CHF 0.115</text:p>
          </table:table-cell>
          <table:table-cell table:formula="of:=[.D62]/(([.C62]+[.C63])/2)*100" office:value-type="currency" office:currency="CHF" office:value="0.0838325224514913" calcext:value-type="currency">
            <text:p>CHF 0.084</text:p>
          </table:table-cell>
          <table:table-cell table:style-name="ce24"/>
          <table:table-cell table:style-name="ce24" office:value-type="string" calcext:value-type="string">
            <text:p>4/4</text:p>
          </table:table-cell>
          <table:table-cell table:style-name="ce63" table:formula="of:=13.95/4" office:value-type="currency" office:currency="CHF" office:value="3.4875" calcext:value-type="currency">
            <text:p>CHF 3.488</text:p>
          </table:table-cell>
          <table:table-cell table:style-name="ce64" table:formula="of:=[.I62]/(([.B62]+[.B63])/2)*100" office:value-type="currency" office:currency="CHF" office:value="0.115241254882264" calcext:value-type="currency">
            <text:p>CHF 0.115</text:p>
          </table:table-cell>
          <table:table-cell table:style-name="ce64" table:formula="of:=[.I62]/(([.C62]+[.C63])/2)*100" office:value-type="currency" office:currency="CHF" office:value="0.0838325224514913" calcext:value-type="currency">
            <text:p>CHF 0.084</text:p>
          </table:table-cell>
          <table:table-cell table:style-name="ce58"/>
          <table:table-cell table:style-name="ce58" table:formula="of:=(([.C62]+[.C63])/2)/[.F62]/10000" office:value-type="float" office:value="4.96237006635126" calcext:value-type="float">
            <text:p>4.96</text:p>
          </table:table-cell>
          <table:table-cell table:style-name="ce58" table:formula="of:=(([.C62]+[.C63])/2)/[.K62]/10000" office:value-type="float" office:value="4.96237006635125" calcext:value-type="float">
            <text:p>4.96</text:p>
          </table:table-cell>
        </table:table-row>
        <table:table-row table:style-name="ro2">
          <table:table-cell office:value-type="string" calcext:value-type="string">
            <text:p>Varta Ultra Lithium AA</text:p>
          </table:table-cell>
          <table:table-cell table:style-name="ce58" office:value-type="float" office:value="3042.68" calcext:value-type="float">
            <text:p>3'042.68</text:p>
          </table:table-cell>
          <table:table-cell table:style-name="ce58" office:value-type="float" office:value="4178.66" calcext:value-type="float">
            <text:p>4'178.66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Lux «Alkaline» AA</text:p>
          </table:table-cell>
          <table:table-cell table:style-name="ce58" office:value-type="float" office:value="2705.02" calcext:value-type="float">
            <text:p>2'705.02</text:p>
          </table:table-cell>
          <table:table-cell table:style-name="ce58" office:value-type="float" office:value="3146.78" calcext:value-type="float">
            <text:p>3'146.78</text:p>
          </table:table-cell>
          <table:table-cell table:formula="of:=3/12" office:value-type="currency" office:currency="CHF" office:value="0.25" calcext:value-type="currency">
            <text:p>CHF 0.250</text:p>
          </table:table-cell>
          <table:table-cell table:formula="of:=[.D65]/(([.B65]+[.B66])/2)*100" office:value-type="currency" office:currency="CHF" office:value="0.00930991207719034" calcext:value-type="currency">
            <text:p>CHF 0.009</text:p>
          </table:table-cell>
          <table:table-cell table:formula="of:=[.D65]/(([.C65]+[.C66])/2)*100" office:value-type="currency" office:currency="CHF" office:value="0.00799184192776014" calcext:value-type="currency">
            <text:p>CHF 0.008</text:p>
          </table:table-cell>
          <table:table-cell table:style-name="ce24" office:value-type="string" calcext:value-type="string">
            <office:annotation draw:style-name="gr3" draw:text-style-name="P3" svg:width="2.899cm" svg:height="1.799cm" svg:x="23.532cm" svg:y="27.498cm" draw:caption-point-x="-0.61cm" draw:caption-point-y="1.51cm">
              <dc:date>2021-03-26T00:00:00</dc:date>
              <text:p text:style-name="P2"><text:span text:style-name="T1">Random find, availability unsure.</text:span></text:p>
            </office:annotation>
            <text:p>Dollar store</text:p>
          </table:table-cell>
          <table:table-cell table:style-name="ce24" office:value-type="string" calcext:value-type="string">
            <text:p>12/12</text:p>
          </table:table-cell>
          <table:table-cell table:style-name="ce63" table:formula="of:=3/12" office:value-type="currency" office:currency="CHF" office:value="0.25" calcext:value-type="currency">
            <text:p>CHF 0.250</text:p>
          </table:table-cell>
          <table:table-cell table:style-name="ce64" table:formula="of:=[.I65]/(([.B65]+[.B66])/2)*100" office:value-type="currency" office:currency="CHF" office:value="0.00930991207719034" calcext:value-type="currency">
            <text:p>CHF 0.009</text:p>
          </table:table-cell>
          <table:table-cell table:style-name="ce64" table:formula="of:=[.I65]/(([.C65]+[.C66])/2)*100" office:value-type="currency" office:currency="CHF" office:value="0.00799184192776014" calcext:value-type="currency">
            <text:p>CHF 0.008</text:p>
          </table:table-cell>
          <table:table-cell table:style-name="ce58"/>
          <table:table-cell table:style-name="ce58" table:formula="of:=(([.C65]+[.C66])/2)/[.F65]/10000" office:value-type="float" office:value="39.1422907044" calcext:value-type="float">
            <text:p>39.14</text:p>
          </table:table-cell>
          <table:table-cell table:style-name="ce58" table:formula="of:=(([.C65]+[.C66])/2)/[.K65]/10000" office:value-type="float" office:value="39.1422907044" calcext:value-type="float">
            <text:p>39.14</text:p>
          </table:table-cell>
        </table:table-row>
        <table:table-row table:style-name="ro2">
          <table:table-cell office:value-type="string" calcext:value-type="string">
            <text:p>Lux «Alkaline» AA</text:p>
          </table:table-cell>
          <table:table-cell table:style-name="ce58" office:value-type="float" office:value="2665.6" calcext:value-type="float">
            <text:p>2'665.60</text:p>
          </table:table-cell>
          <table:table-cell table:style-name="ce58" office:value-type="float" office:value="3109.6" calcext:value-type="float">
            <text:p>3'109.60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<text:span text:style-name="T2">GP Ultra Plus</text:span> AA</text:p>
          </table:table-cell>
          <table:table-cell table:style-name="ce58" office:value-type="float" office:value="2693.21" calcext:value-type="float">
            <text:p>2'693.21</text:p>
          </table:table-cell>
          <table:table-cell table:style-name="ce58" office:value-type="float" office:value="3154.95" calcext:value-type="float">
            <text:p>3'154.95</text:p>
          </table:table-cell>
          <table:table-cell table:formula="of:=2.04/4" office:value-type="currency" office:currency="CHF" office:value="0.51" calcext:value-type="currency">
            <text:p>CHF 0.510</text:p>
          </table:table-cell>
          <table:table-cell table:formula="of:=[.D68]/(([.B68]+[.B69])/2)*100" office:value-type="currency" office:currency="CHF" office:value="0.0189227746724227" calcext:value-type="currency">
            <text:p>CHF 0.019</text:p>
          </table:table-cell>
          <table:table-cell table:formula="of:=[.D68]/(([.C68]+[.C69])/2)*100" office:value-type="currency" office:currency="CHF" office:value="0.0161610272075646" calcext:value-type="currency">
            <text:p>CHF 0.016</text:p>
          </table:table-cell>
          <table:table-cell table:style-name="ce24" office:value-type="string" calcext:value-type="string">
            <office:annotation draw:style-name="gr3" draw:text-style-name="P3" svg:width="2.899cm" svg:height="1.799cm" svg:x="23.532cm" svg:y="28.853cm" draw:caption-point-x="-0.61cm" draw:caption-point-y="1.51cm">
              <dc:date>2021-03-26T00:00:00</dc:date>
              <text:p text:style-name="P2"><text:span text:style-name="T1">German prices usually are much lower than Swiss prices.</text:span></text:p>
            </office:annotation>
            <text:p>Germany import</text:p>
          </table:table-cell>
          <table:table-cell table:style-name="ce24" office:value-type="string" calcext:value-type="string">
            <text:p>4/4</text:p>
          </table:table-cell>
          <table:table-cell table:style-name="ce63" table:formula="of:=2.04/4" office:value-type="currency" office:currency="CHF" office:value="0.51" calcext:value-type="currency">
            <text:p>CHF 0.510</text:p>
          </table:table-cell>
          <table:table-cell table:style-name="ce64" table:formula="of:=[.I68]/(([.B68]+[.B69])/2)*100" office:value-type="currency" office:currency="CHF" office:value="0.0189227746724227" calcext:value-type="currency">
            <text:p>CHF 0.019</text:p>
          </table:table-cell>
          <table:table-cell table:style-name="ce64" table:formula="of:=[.I68]/(([.C68]+[.C69])/2)*100" office:value-type="currency" office:currency="CHF" office:value="0.0161610272075646" calcext:value-type="currency">
            <text:p>CHF 0.016</text:p>
          </table:table-cell>
          <table:table-cell table:style-name="ce58"/>
          <table:table-cell table:style-name="ce58" table:formula="of:=(([.C68]+[.C69])/2)/[.F68]/10000" office:value-type="float" office:value="19.5268528384314" calcext:value-type="float">
            <text:p>19.53</text:p>
          </table:table-cell>
          <table:table-cell table:style-name="ce58" table:formula="of:=(([.C68]+[.C69])/2)/[.K68]/10000" office:value-type="float" office:value="19.5268528384314" calcext:value-type="float">
            <text:p>19.53</text:p>
          </table:table-cell>
        </table:table-row>
        <table:table-row table:style-name="ro2">
          <table:table-cell office:value-type="string" calcext:value-type="string">
            <text:p>GP Ultra Plus AA</text:p>
          </table:table-cell>
          <table:table-cell table:style-name="ce58" office:value-type="float" office:value="2697.12" calcext:value-type="float">
            <text:p>2'697.12</text:p>
          </table:table-cell>
          <table:table-cell table:style-name="ce58" office:value-type="float" office:value="3156.53" calcext:value-type="float">
            <text:p>3'156.53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Eveready Gold AA</text:p>
          </table:table-cell>
          <table:table-cell table:style-name="ce58" office:value-type="float" office:value="2418.68" calcext:value-type="float">
            <text:p>2'418.68</text:p>
          </table:table-cell>
          <table:table-cell table:style-name="ce58" office:value-type="float" office:value="2829.6" calcext:value-type="float">
            <text:p>2'829.60</text:p>
          </table:table-cell>
          <table:table-cell table:formula="of:=5.95/4" office:value-type="currency" office:currency="CHF" office:value="1.4875" calcext:value-type="currency">
            <text:p>CHF 1.488</text:p>
          </table:table-cell>
          <table:table-cell table:formula="of:=[.D71]/(([.B71]+[.B72])/2)*100" office:value-type="currency" office:currency="CHF" office:value="0.0607302738884319" calcext:value-type="currency">
            <text:p>CHF 0.061</text:p>
          </table:table-cell>
          <table:table-cell table:formula="of:=[.D71]/(([.C71]+[.C72])/2)*100" office:value-type="currency" office:currency="CHF" office:value="0.0517963316009854" calcext:value-type="currency">
            <text:p>CHF 0.052</text:p>
          </table:table-cell>
          <table:table-cell table:style-name="ce24"/>
          <table:table-cell table:style-name="ce24" office:value-type="string" calcext:value-type="string">
            <text:p>4/4</text:p>
          </table:table-cell>
          <table:table-cell table:style-name="ce63" table:formula="of:=5.95/4" office:value-type="currency" office:currency="CHF" office:value="1.4875" calcext:value-type="currency">
            <text:p>CHF 1.488</text:p>
          </table:table-cell>
          <table:table-cell table:style-name="ce64" table:formula="of:=[.I71]/(([.B71]+[.B72])/2)*100" office:value-type="currency" office:currency="CHF" office:value="0.0607302738884319" calcext:value-type="currency">
            <text:p>CHF 0.061</text:p>
          </table:table-cell>
          <table:table-cell table:style-name="ce64" table:formula="of:=[.I71]/(([.C71]+[.C72])/2)*100" office:value-type="currency" office:currency="CHF" office:value="0.0517963316009854" calcext:value-type="currency">
            <text:p>CHF 0.052</text:p>
          </table:table-cell>
          <table:table-cell table:style-name="ce58"/>
          <table:table-cell table:style-name="ce58" table:formula="of:=(([.C71]+[.C72])/2)/[.F71]/10000" office:value-type="float" office:value="5.54445635672269" calcext:value-type="float">
            <text:p>5.54</text:p>
          </table:table-cell>
          <table:table-cell table:style-name="ce58" table:formula="of:=(([.C71]+[.C72])/2)/[.K71]/10000" office:value-type="float" office:value="5.54445635672269" calcext:value-type="float">
            <text:p>5.54</text:p>
          </table:table-cell>
        </table:table-row>
        <table:table-row table:style-name="ro2">
          <table:table-cell office:value-type="string" calcext:value-type="string">
            <text:p>Eveready Gold AA</text:p>
          </table:table-cell>
          <table:table-cell table:style-name="ce58" office:value-type="float" office:value="2480.03" calcext:value-type="float">
            <text:p>2'480.03</text:p>
          </table:table-cell>
          <table:table-cell table:style-name="ce58" office:value-type="float" office:value="2914.05" calcext:value-type="float">
            <text:p>2'914.05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Logilink Ultra Power AA</text:p>
          </table:table-cell>
          <table:table-cell table:style-name="ce58" office:value-type="float" office:value="2243.68" calcext:value-type="float">
            <text:p>2'243.68</text:p>
          </table:table-cell>
          <table:table-cell table:style-name="ce58" office:value-type="float" office:value="2577.82" calcext:value-type="float">
            <text:p>2'577.82</text:p>
          </table:table-cell>
          <table:table-cell table:formula="of:=8.7/4" office:value-type="currency" office:currency="CHF" office:value="2.175" calcext:value-type="currency">
            <text:p>CHF 2.175</text:p>
          </table:table-cell>
          <table:table-cell table:formula="of:=[.D74]/(([.B74]+[.B75])/2)*100" office:value-type="currency" office:currency="CHF" office:value="0.0958434776860961" calcext:value-type="currency">
            <text:p>CHF 0.096</text:p>
          </table:table-cell>
          <table:table-cell table:formula="of:=[.D74]/(([.C74]+[.C75])/2)*100" office:value-type="currency" office:currency="CHF" office:value="0.0834165901215581" calcext:value-type="currency">
            <text:p>CHF 0.083</text:p>
          </table:table-cell>
          <table:table-cell table:style-name="ce24"/>
          <table:table-cell table:style-name="ce24" office:value-type="string" calcext:value-type="string">
            <text:p>4/8</text:p>
          </table:table-cell>
          <table:table-cell table:style-name="ce64" table:formula="of:=10.8/8" office:value-type="currency" office:currency="CHF" office:value="1.35" calcext:value-type="currency">
            <text:p>CHF 1.350</text:p>
          </table:table-cell>
          <table:table-cell table:style-name="ce64" table:formula="of:=[.I74]/(([.B74]+[.B75])/2)*100" office:value-type="currency" office:currency="CHF" office:value="0.0594890551155079" calcext:value-type="currency">
            <text:p>CHF 0.059</text:p>
          </table:table-cell>
          <table:table-cell table:style-name="ce64" table:formula="of:=[.I74]/(([.C74]+[.C75])/2)*100" office:value-type="currency" office:currency="CHF" office:value="0.0517758145582085" calcext:value-type="currency">
            <text:p>CHF 0.052</text:p>
          </table:table-cell>
          <table:table-cell table:style-name="ce58"/>
          <table:table-cell table:style-name="ce58" table:formula="of:=(([.C74]+[.C75])/2)/[.F74]/10000" office:value-type="float" office:value="3.12575112001149" calcext:value-type="float">
            <text:p>3.13</text:p>
          </table:table-cell>
          <table:table-cell table:style-name="ce58" table:formula="of:=(([.C74]+[.C75])/2)/[.K74]/10000" office:value-type="float" office:value="5.03593236001852" calcext:value-type="float">
            <text:p>5.04</text:p>
          </table:table-cell>
        </table:table-row>
        <table:table-row table:style-name="ro2">
          <table:table-cell office:value-type="string" calcext:value-type="string">
            <text:p>Logilink Ultra Power AA</text:p>
          </table:table-cell>
          <table:table-cell table:style-name="ce58" office:value-type="float" office:value="2294.97" calcext:value-type="float">
            <text:p>2'294.97</text:p>
          </table:table-cell>
          <table:table-cell table:style-name="ce58" office:value-type="float" office:value="2636.97" calcext:value-type="float">
            <text:p>2'636.97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Panasonic Pro Power AA</text:p>
          </table:table-cell>
          <table:table-cell table:style-name="ce58" office:value-type="float" office:value="2579.38" calcext:value-type="float">
            <text:p>2'579.38</text:p>
          </table:table-cell>
          <table:table-cell table:style-name="ce58" office:value-type="float" office:value="3083.74" calcext:value-type="float">
            <text:p>3'083.74</text:p>
          </table:table-cell>
          <table:table-cell table:formula="of:=7.95/4" office:value-type="currency" office:currency="CHF" office:value="1.9875" calcext:value-type="currency">
            <text:p>CHF 1.988</text:p>
          </table:table-cell>
          <table:table-cell table:formula="of:=[.D77]/(([.B77]+[.B78])/2)*100" office:value-type="currency" office:currency="CHF" office:value="0.0774672591206735" calcext:value-type="currency">
            <text:p>CHF 0.077</text:p>
          </table:table-cell>
          <table:table-cell table:formula="of:=[.D77]/(([.C77]+[.C78])/2)*100" office:value-type="currency" office:currency="CHF" office:value="0.0646424500057731" calcext:value-type="currency">
            <text:p>CHF 0.065</text:p>
          </table:table-cell>
          <table:table-cell table:style-name="ce24"/>
          <table:table-cell table:style-name="ce24" office:value-type="string" calcext:value-type="string">
            <text:p>4/30</text:p>
          </table:table-cell>
          <table:table-cell table:style-name="ce64" table:formula="of:=23.1/30" office:value-type="currency" office:currency="CHF" office:value="0.77" calcext:value-type="currency">
            <text:p>CHF 0.770</text:p>
          </table:table-cell>
          <table:table-cell table:style-name="ce64" table:formula="of:=[.I77]/(([.B77]+[.B78])/2)*100" office:value-type="currency" office:currency="CHF" office:value="0.0300124727159339" calcext:value-type="currency">
            <text:p>CHF 0.030</text:p>
          </table:table-cell>
          <table:table-cell table:style-name="ce64" table:formula="of:=[.I77]/(([.C77]+[.C78])/2)*100" office:value-type="currency" office:currency="CHF" office:value="0.0250438674236203" calcext:value-type="currency">
            <text:p>CHF 0.025</text:p>
          </table:table-cell>
          <table:table-cell table:style-name="ce58"/>
          <table:table-cell table:style-name="ce58" table:formula="of:=(([.C77]+[.C78])/2)/[.F77]/10000" office:value-type="float" office:value="4.75632498416352" calcext:value-type="float">
            <text:p>4.76</text:p>
          </table:table-cell>
          <table:table-cell table:style-name="ce58" table:formula="of:=(([.C77]+[.C78])/2)/[.K77]/10000" office:value-type="float" office:value="12.2768778000325" calcext:value-type="float">
            <text:p>12.28</text:p>
          </table:table-cell>
        </table:table-row>
        <table:table-row table:style-name="ro2">
          <table:table-cell office:value-type="string" calcext:value-type="string">
            <text:p>Panasonic Pro Power AA</text:p>
          </table:table-cell>
          <table:table-cell table:style-name="ce58" office:value-type="float" office:value="2551.82" calcext:value-type="float">
            <text:p>2'551.82</text:p>
          </table:table-cell>
          <table:table-cell table:style-name="ce58" office:value-type="float" office:value="3065.47" calcext:value-type="float">
            <text:p>3'065.47</text:p>
          </table:table-cell>
          <table:table-cell table:number-columns-repeated="3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24" table:number-columns-repeated="2"/>
          <table:table-cell table:number-columns-repeated="4"/>
          <table:table-cell table:style-name="ce58"/>
          <table:table-cell/>
        </table:table-row>
        <table:table-row table:style-name="ro2">
          <table:table-cell office:value-type="string" calcext:value-type="string">
            <text:p>Ansmann Alkaline AA</text:p>
          </table:table-cell>
          <table:table-cell table:style-name="ce58" office:value-type="float" office:value="2301.3" calcext:value-type="float">
            <text:p>2'301.30</text:p>
          </table:table-cell>
          <table:table-cell table:style-name="ce58" office:value-type="float" office:value="2739.78" calcext:value-type="float">
            <text:p>2'739.78</text:p>
          </table:table-cell>
          <table:table-cell table:formula="of:=7.65/4" office:value-type="currency" office:currency="CHF" office:value="1.9125" calcext:value-type="currency">
            <text:p>CHF 1.913</text:p>
          </table:table-cell>
          <table:table-cell table:formula="of:=[.D80]/(([.B80]+[.B81])/2)*100" office:value-type="currency" office:currency="CHF" office:value="0.0837706196178746" calcext:value-type="currency">
            <text:p>CHF 0.084</text:p>
          </table:table-cell>
          <table:table-cell table:formula="of:=[.D80]/(([.C80]+[.C81])/2)*100" office:value-type="currency" office:currency="CHF" office:value="0.0703206437510226" calcext:value-type="currency">
            <text:p>CHF 0.070</text:p>
          </table:table-cell>
          <table:table-cell table:style-name="ce24"/>
          <table:table-cell table:style-name="ce24" office:value-type="string" calcext:value-type="string">
            <text:p>4/4</text:p>
          </table:table-cell>
          <table:table-cell table:style-name="ce63" table:formula="of:=7.65/4" office:value-type="currency" office:currency="CHF" office:value="1.9125" calcext:value-type="currency">
            <text:p>CHF 1.913</text:p>
          </table:table-cell>
          <table:table-cell table:style-name="ce64" table:formula="of:=[.I80]/(([.B80]+[.B81])/2)*100" office:value-type="currency" office:currency="CHF" office:value="0.0837706196178746" calcext:value-type="currency">
            <text:p>CHF 0.084</text:p>
          </table:table-cell>
          <table:table-cell table:style-name="ce64" table:formula="of:=[.I80]/(([.C80]+[.C81])/2)*100" office:value-type="currency" office:currency="CHF" office:value="0.0703206437510226" calcext:value-type="currency">
            <text:p>CHF 0.070</text:p>
          </table:table-cell>
          <table:table-cell table:style-name="ce58"/>
          <table:table-cell table:style-name="ce58" table:formula="of:=(([.C80]+[.C81])/2)/[.F80]/10000" office:value-type="float" office:value="3.8675484963268" calcext:value-type="float">
            <text:p>3.87</text:p>
          </table:table-cell>
          <table:table-cell table:style-name="ce58" table:formula="of:=(([.C80]+[.C81])/2)/[.K80]/10000" office:value-type="float" office:value="3.8675484963268" calcext:value-type="float">
            <text:p>3.87</text:p>
          </table:table-cell>
        </table:table-row>
        <table:table-row table:style-name="ro2">
          <table:table-cell office:value-type="string" calcext:value-type="string">
            <text:p>Ansmann Alkaline AA</text:p>
          </table:table-cell>
          <table:table-cell table:style-name="ce58" office:value-type="float" office:value="2264.74" calcext:value-type="float">
            <text:p>2'264.74</text:p>
          </table:table-cell>
          <table:table-cell table:style-name="ce58" office:value-type="float" office:value="2699.59" calcext:value-type="float">
            <text:p>2'699.59</text:p>
          </table:table-cell>
          <table:table-cell table:number-columns-repeated="3"/>
          <table:table-cell table:style-name="ce24" table:number-columns-repeated="2"/>
          <table:table-cell table:number-columns-repeated="6"/>
        </table:table-row>
        <table:table-row table:style-name="ro2">
          <table:table-cell table:style-name="ce56" table:number-columns-repeated="3"/>
          <table:table-cell table:style-name="ce66"/>
          <table:table-cell table:style-name="ce71" table:number-columns-repeated="2"/>
          <table:table-cell table:number-columns-repeated="8"/>
        </table:table-row>
        <table:table-row table:style-name="ro2">
          <table:table-cell table:number-columns-repeated="11"/>
          <table:table-cell table:style-name="ce58"/>
          <table:table-cell table:number-columns-repeated="2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table:style-name="ce51" office:value-type="string" calcext:value-type="string">
            <text:p>Battery test @500mA</text:p>
          </table:table-cell>
          <table:table-cell table:style-name="ce57" office:value-type="string" calcext:value-type="string">
            <text:p>Capacity (mAh)</text:p>
          </table:table-cell>
          <table:table-cell table:style-name="ce57" office:value-type="string" calcext:value-type="string">
            <text:p>Energy (mWh)</text:p>
          </table:table-cell>
          <table:table-cell table:style-name="ce62" office:value-type="string" calcext:value-type="string">
            <text:p>Price/Cell</text:p>
          </table:table-cell>
          <table:table-cell table:style-name="ce69" office:value-type="string" calcext:value-type="string">
            <text:p>Price/100mAh</text:p>
          </table:table-cell>
          <table:table-cell table:style-name="ce69" office:value-type="string" calcext:value-type="string">
            <text:p>Price/100mWh</text:p>
          </table:table-cell>
          <table:table-cell table:style-name="ce73" office:value-type="string" calcext:value-type="string">
            <text:p>High drain loss (mAh)</text:p>
          </table:table-cell>
          <table:table-cell table:style-name="ce73" office:value-type="string" calcext:value-type="string">
            <text:p>High drain loss (mWh)</text:p>
          </table:table-cell>
          <table:table-cell table:style-name="ce75" office:value-type="string" calcext:value-type="string">
            <text:p>Price/Cell Bulk</text:p>
          </table:table-cell>
          <table:table-cell table:style-name="ce75" office:value-type="string" calcext:value-type="string">
            <text:p>Price/100mAh Bulk</text:p>
          </table:table-cell>
          <table:table-cell table:style-name="ce75" office:value-type="string" calcext:value-type="string">
            <text:p>Price/100mWh Bulk</text:p>
          </table:table-cell>
          <table:table-cell/>
          <table:table-cell table:style-name="ce75" office:value-type="string" calcext:value-type="string">
            <text:p>Score</text:p>
          </table:table-cell>
          <table:table-cell table:style-name="ce75" office:value-type="string" calcext:value-type="string">
            <text:p>Score Bulk</text:p>
          </table:table-cell>
        </table:table-row>
        <table:table-row table:style-name="ro2">
          <table:table-cell table:style-name="ce52" office:value-type="string" calcext:value-type="string">
            <text:p>IKEA Alkalisk AA</text:p>
          </table:table-cell>
          <table:table-cell table:style-name="ce58" office:value-type="float" office:value="1286.09" calcext:value-type="float">
            <text:p>1'286.09</text:p>
          </table:table-cell>
          <table:table-cell table:style-name="ce58" office:value-type="float" office:value="1403.82" calcext:value-type="float">
            <text:p>1'403.82</text:p>
          </table:table-cell>
          <table:table-cell table:formula="of:=[.D2]" office:value-type="currency" office:currency="CHF" office:value="0.295" calcext:value-type="currency">
            <text:p>CHF 0.295</text:p>
          </table:table-cell>
          <table:table-cell table:formula="of:=[.D88]/(([.B88]+[.B89])/2)*100" office:value-type="currency" office:currency="CHF" office:value="0.0231900007861017" calcext:value-type="currency">
            <text:p>CHF 0.023</text:p>
          </table:table-cell>
          <table:table-cell table:formula="of:=[.D88]/(([.C88]+[.C89])/2)*100" office:value-type="currency" office:currency="CHF" office:value="0.0212604185059331" calcext:value-type="currency">
            <text:p>CHF 0.021</text:p>
          </table:table-cell>
          <table:table-cell table:style-name="ce74" table:formula="of:=(([.B2]+[.B3])-([.B88]+[.B89]))/([.B2]+[.B3])" office:value-type="percentage" office:value="0.469596996287054" calcext:value-type="percentage">
            <text:p>46.96%</text:p>
          </table:table-cell>
          <table:table-cell table:style-name="ce74" table:formula="of:=(([.C2]+[.C3])-([.C88]+[.C89]))/([.C2]+[.C3])" office:value-type="percentage" office:value="0.507846652869185" calcext:value-type="percentage">
            <text:p>50.78%</text:p>
          </table:table-cell>
          <table:table-cell table:style-name="ce64" table:formula="of:=[.I2]" office:value-type="currency" office:currency="CHF" office:value="0.295" calcext:value-type="currency">
            <text:p>CHF 0.295</text:p>
          </table:table-cell>
          <table:table-cell table:style-name="ce64" table:formula="of:=[.I88]/(([.B88]+[.B89])/2)*100" office:value-type="currency" office:currency="CHF" office:value="0.0231900007861017" calcext:value-type="currency">
            <text:p>CHF 0.023</text:p>
          </table:table-cell>
          <table:table-cell table:style-name="ce64" table:formula="of:=[.I88]/(([.C88]+[.C89])/2)*100" office:value-type="currency" office:currency="CHF" office:value="0.0212604185059331" calcext:value-type="currency">
            <text:p>CHF 0.021</text:p>
          </table:table-cell>
          <table:table-cell/>
          <table:table-cell table:style-name="ce58" table:formula="of:=(([.C88]+[.C89])/2)/[.F88]/10000" office:value-type="float" office:value="6.5264707729661" calcext:value-type="float">
            <text:p>6.53</text:p>
          </table:table-cell>
          <table:table-cell table:style-name="ce58" table:formula="of:=(([.C88]+[.C89])/2)/[.K88]/10000" office:value-type="float" office:value="6.5264707729661" calcext:value-type="float">
            <text:p>6.53</text:p>
          </table:table-cell>
        </table:table-row>
        <table:table-row table:style-name="ro2">
          <table:table-cell table:style-name="ce52" office:value-type="string" calcext:value-type="string">
            <text:p>IKEA Alkalisk AA</text:p>
          </table:table-cell>
          <table:table-cell table:style-name="ce58" office:value-type="float" office:value="1258.11" calcext:value-type="float">
            <text:p>1'258.11</text:p>
          </table:table-cell>
          <table:table-cell table:style-name="ce58" office:value-type="float" office:value="1371.29" calcext:value-type="float">
            <text:p>1'371.29</text:p>
          </table:table-cell>
          <table:table-cell table:number-columns-repeated="11"/>
        </table:table-row>
        <table:table-row table:style-name="ro2">
          <table:table-cell table:style-name="ce53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table:style-name="ce52" office:value-type="string" calcext:value-type="string">
            <text:p>Migros MPower AA</text:p>
          </table:table-cell>
          <table:table-cell table:style-name="ce58" office:value-type="float" office:value="1215.49" calcext:value-type="float">
            <text:p>1'215.49</text:p>
          </table:table-cell>
          <table:table-cell table:style-name="ce58" office:value-type="float" office:value="1313.09" calcext:value-type="float">
            <text:p>1'313.09</text:p>
          </table:table-cell>
          <table:table-cell table:formula="of:=[.D5]" office:value-type="currency" office:currency="CHF" office:value="1.2375" calcext:value-type="currency">
            <text:p>CHF 1.238</text:p>
          </table:table-cell>
          <table:table-cell table:formula="of:=[.D91]/(([.B91]+[.B92])/2)*100" office:value-type="currency" office:currency="CHF" office:value="0.102498478052902" calcext:value-type="currency">
            <text:p>CHF 0.102</text:p>
          </table:table-cell>
          <table:table-cell table:formula="of:=[.D91]/(([.C91]+[.C92])/2)*100" office:value-type="currency" office:currency="CHF" office:value="0.0950555739052287" calcext:value-type="currency">
            <text:p>CHF 0.095</text:p>
          </table:table-cell>
          <table:table-cell table:style-name="ce74" table:formula="of:=(([.B5]+[.B6])-([.B91]+[.B92]))/([.B5]+[.B6])" office:value-type="percentage" office:value="0.421892095718065" calcext:value-type="percentage">
            <text:p>42.19%</text:p>
          </table:table-cell>
          <table:table-cell table:style-name="ce74" table:formula="of:=(([.C5]+[.C6])-([.C91]+[.C92]))/([.C5]+[.C6])" office:value-type="percentage" office:value="0.483916363903044" calcext:value-type="percentage">
            <text:p>48.39%</text:p>
          </table:table-cell>
          <table:table-cell table:style-name="ce64" table:formula="of:=[.I5]" office:value-type="currency" office:currency="CHF" office:value="1.11875" calcext:value-type="currency">
            <text:p>CHF 1.119</text:p>
          </table:table-cell>
          <table:table-cell table:style-name="ce64" table:formula="of:=[.I91]/(([.B91]+[.B92])/2)*100" office:value-type="currency" office:currency="CHF" office:value="0.0926627655124717" calcext:value-type="currency">
            <text:p>CHF 0.093</text:p>
          </table:table-cell>
          <table:table-cell table:style-name="ce64" table:formula="of:=[.I91]/(([.C91]+[.C92])/2)*100" office:value-type="currency" office:currency="CHF" office:value="0.0859340794395754" calcext:value-type="currency">
            <text:p>CHF 0.086</text:p>
          </table:table-cell>
          <table:table-cell/>
          <table:table-cell table:style-name="ce58" table:formula="of:=(([.C91]+[.C92])/2)/[.F91]/10000" office:value-type="float" office:value="1.36958828032323" calcext:value-type="float">
            <text:p>1.37</text:p>
          </table:table-cell>
          <table:table-cell table:style-name="ce58" table:formula="of:=(([.C91]+[.C92])/2)/[.K91]/10000" office:value-type="float" office:value="1.51496357264804" calcext:value-type="float">
            <text:p>1.51</text:p>
          </table:table-cell>
        </table:table-row>
        <table:table-row table:style-name="ro2">
          <table:table-cell table:style-name="ce52" office:value-type="string" calcext:value-type="string">
            <text:p>Migros MPower AA</text:p>
          </table:table-cell>
          <table:table-cell table:style-name="ce58" office:value-type="float" office:value="1199.18" calcext:value-type="float">
            <text:p>1'199.18</text:p>
          </table:table-cell>
          <table:table-cell table:style-name="ce58" office:value-type="float" office:value="1290.65" calcext:value-type="float">
            <text:p>1'290.65</text:p>
          </table:table-cell>
          <table:table-cell table:style-name="ce65"/>
          <table:table-cell table:style-name="ce70" table:number-columns-repeated="2"/>
          <table:table-cell table:number-columns-repeated="8"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54" office:value-type="string" calcext:value-type="string">
            <text:p>Simply Duracell AA</text:p>
          </table:table-cell>
          <table:table-cell table:style-name="ce58" office:value-type="float" office:value="1176.96" calcext:value-type="float">
            <text:p>1'176.96</text:p>
          </table:table-cell>
          <table:table-cell table:style-name="ce58" office:value-type="float" office:value="1242.15" calcext:value-type="float">
            <text:p>1'242.15</text:p>
          </table:table-cell>
          <table:table-cell table:formula="of:=[.D8]" office:value-type="currency" office:currency="CHF" office:value="1.7375" calcext:value-type="currency">
            <text:p>CHF 1.738</text:p>
          </table:table-cell>
          <table:table-cell table:formula="of:=[.D94]/(([.B94]+[.B95])/2)*100" office:value-type="currency" office:currency="CHF" office:value="0.147430675762821" calcext:value-type="currency">
            <text:p>CHF 0.147</text:p>
          </table:table-cell>
          <table:table-cell table:formula="of:=[.D94]/(([.C94]+[.C95])/2)*100" office:value-type="currency" office:currency="CHF" office:value="0.140012570912842" calcext:value-type="currency">
            <text:p>CHF 0.140</text:p>
          </table:table-cell>
          <table:table-cell table:style-name="ce74" table:formula="of:=(([.B8]+[.B9])-([.B94]+[.B95]))/([.B8]+[.B9])" office:value-type="percentage" office:value="0.432974487893477" calcext:value-type="percentage">
            <text:p>43.30%</text:p>
          </table:table-cell>
          <table:table-cell table:style-name="ce74" table:formula="of:=(([.C8]+[.C9])-([.C94]+[.C95]))/([.C8]+[.C9])" office:value-type="percentage" office:value="0.499993956218849" calcext:value-type="percentage">
            <text:p>50.00%</text:p>
          </table:table-cell>
          <table:table-cell table:style-name="ce64" table:formula="of:=[.I8]" office:value-type="currency" office:currency="CHF" office:value="1.495" calcext:value-type="currency">
            <text:p>CHF 1.495</text:p>
          </table:table-cell>
          <table:table-cell table:style-name="ce64" table:formula="of:=[.I94]/(([.B94]+[.B95])/2)*100" office:value-type="currency" office:currency="CHF" office:value="0.126854020296643" calcext:value-type="currency">
            <text:p>CHF 0.127</text:p>
          </table:table-cell>
          <table:table-cell table:style-name="ce64" table:formula="of:=[.I94]/(([.C94]+[.C95])/2)*100" office:value-type="currency" office:currency="CHF" office:value="0.120471248066013" calcext:value-type="currency">
            <text:p>CHF 0.120</text:p>
          </table:table-cell>
          <table:table-cell/>
          <table:table-cell table:style-name="ce58" table:formula="of:=(([.C94]+[.C95])/2)/[.F94]/10000" office:value-type="float" office:value="0.88632041530935" calcext:value-type="float">
            <text:p>0.89</text:p>
          </table:table-cell>
          <table:table-cell table:style-name="ce58" table:formula="of:=(([.C94]+[.C95])/2)/[.K94]/10000" office:value-type="float" office:value="1.03008810809365" calcext:value-type="float">
            <text:p>1.03</text:p>
          </table:table-cell>
        </table:table-row>
        <table:table-row table:style-name="ro2">
          <table:table-cell table:style-name="ce55" office:value-type="string" calcext:value-type="string">
            <text:p>Simply Duracell AA</text:p>
          </table:table-cell>
          <table:table-cell table:style-name="ce58" office:value-type="float" office:value="1180.08" calcext:value-type="float">
            <text:p>1'180.08</text:p>
          </table:table-cell>
          <table:table-cell table:style-name="ce58" office:value-type="float" office:value="1239.77" calcext:value-type="float">
            <text:p>1'239.77</text:p>
          </table:table-cell>
          <table:table-cell table:style-name="ce68"/>
          <table:table-cell table:style-name="ce72" table:number-columns-repeated="2"/>
          <table:table-cell table:style-name="ce55" table:number-columns-repeated="2"/>
          <table:table-cell table:number-columns-repeated="6"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52" office:value-type="string" calcext:value-type="string">
            <text:p>Duracell Plus AA</text:p>
          </table:table-cell>
          <table:table-cell table:style-name="ce58" office:value-type="float" office:value="1633.45" calcext:value-type="float">
            <text:p>1'633.45</text:p>
          </table:table-cell>
          <table:table-cell table:style-name="ce58" office:value-type="float" office:value="1752.57" calcext:value-type="float">
            <text:p>1'752.57</text:p>
          </table:table-cell>
          <table:table-cell table:formula="of:=[.D11]" office:value-type="currency" office:currency="CHF" office:value="1.85" calcext:value-type="currency">
            <text:p>CHF 1.850</text:p>
          </table:table-cell>
          <table:table-cell table:formula="of:=[.D97]/(([.B97]+[.B98])/2)*100" office:value-type="currency" office:currency="CHF" office:value="0.113164728083509" calcext:value-type="currency">
            <text:p>CHF 0.113</text:p>
          </table:table-cell>
          <table:table-cell table:formula="of:=[.D97]/(([.C97]+[.C98])/2)*100" office:value-type="currency" office:currency="CHF" office:value="0.10572093102995" calcext:value-type="currency">
            <text:p>CHF 0.106</text:p>
          </table:table-cell>
          <table:table-cell table:style-name="ce74" table:formula="of:=(([.B11]+[.B12])-([.B97]+[.B98]))/([.B11]+[.B12])" office:value-type="percentage" office:value="0.375279202850783" calcext:value-type="percentage">
            <text:p>37.53%</text:p>
          </table:table-cell>
          <table:table-cell table:style-name="ce74" table:formula="of:=(([.C11]+[.C12])-([.C97]+[.C98]))/([.C11]+[.C12])" office:value-type="percentage" office:value="0.439269915580785" calcext:value-type="percentage">
            <text:p>43.93%</text:p>
          </table:table-cell>
          <table:table-cell table:style-name="ce64" table:formula="of:=[.I11]" office:value-type="currency" office:currency="CHF" office:value="0.9975" calcext:value-type="currency">
            <text:p>CHF 0.998</text:p>
          </table:table-cell>
          <table:table-cell table:style-name="ce64" table:formula="of:=[.I97]/(([.B97]+[.B98])/2)*100" office:value-type="currency" office:currency="CHF" office:value="0.0610171979801625" calcext:value-type="currency">
            <text:p>CHF 0.061</text:p>
          </table:table-cell>
          <table:table-cell table:style-name="ce64" table:formula="of:=[.I97]/(([.C97]+[.C98])/2)*100" office:value-type="currency" office:currency="CHF" office:value="0.0570035830823652" calcext:value-type="currency">
            <text:p>CHF 0.057</text:p>
          </table:table-cell>
          <table:table-cell/>
          <table:table-cell table:style-name="ce58" table:formula="of:=(([.C97]+[.C98])/2)/[.F97]/10000" office:value-type="float" office:value="1.65519730383784" calcext:value-type="float">
            <text:p>1.66</text:p>
          </table:table-cell>
          <table:table-cell table:style-name="ce58" table:formula="of:=(([.C97]+[.C98])/2)/[.K97]/10000" office:value-type="float" office:value="3.06978948581454" calcext:value-type="float">
            <text:p>3.07</text:p>
          </table:table-cell>
        </table:table-row>
        <table:table-row table:style-name="ro2">
          <table:table-cell table:style-name="ce52" office:value-type="string" calcext:value-type="string">
            <text:p>Duracell Plus AA</text:p>
          </table:table-cell>
          <table:table-cell table:style-name="ce58" office:value-type="float" office:value="1636.12" calcext:value-type="float">
            <text:p>1'636.12</text:p>
          </table:table-cell>
          <table:table-cell table:style-name="ce58" office:value-type="float" office:value="1747.21" calcext:value-type="float">
            <text:p>1'747.21</text:p>
          </table:table-cell>
          <table:table-cell table:number-columns-repeated="11"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54" office:value-type="string" calcext:value-type="string">
            <text:p>Duracell Ultra AA</text:p>
          </table:table-cell>
          <table:table-cell table:style-name="ce58" office:value-type="float" office:value="1449.64" calcext:value-type="float">
            <text:p>1'449.64</text:p>
          </table:table-cell>
          <table:table-cell table:style-name="ce58" office:value-type="float" office:value="1564.68" calcext:value-type="float">
            <text:p>1'564.68</text:p>
          </table:table-cell>
          <table:table-cell table:formula="of:=[.D14]" office:value-type="currency" office:currency="CHF" office:value="2.4875" calcext:value-type="currency">
            <text:p>CHF 2.488</text:p>
          </table:table-cell>
          <table:table-cell table:formula="of:=[.D100]/(([.B100]+[.B101])/2)*100" office:value-type="currency" office:currency="CHF" office:value="0.16925568324862" calcext:value-type="currency">
            <text:p>CHF 0.169</text:p>
          </table:table-cell>
          <table:table-cell table:formula="of:=[.D100]/(([.C100]+[.C101])/2)*100" office:value-type="currency" office:currency="CHF" office:value="0.15634329530813" calcext:value-type="currency">
            <text:p>CHF 0.156</text:p>
          </table:table-cell>
          <table:table-cell table:style-name="ce74" table:formula="of:=(([.B14]+[.B15])-([.B100]+[.B101]))/([.B14]+[.B15])" office:value-type="percentage" office:value="0.400788934530666" calcext:value-type="percentage">
            <text:p>40.08%</text:p>
          </table:table-cell>
          <table:table-cell table:style-name="ce74" table:formula="of:=(([.C14]+[.C15])-([.C100]+[.C101]))/([.C14]+[.C15])" office:value-type="percentage" office:value="0.460717687293878" calcext:value-type="percentage">
            <text:p>46.07%</text:p>
          </table:table-cell>
          <table:table-cell table:style-name="ce64" table:formula="of:=[.I14]" office:value-type="currency" office:currency="CHF" office:value="1.24375" calcext:value-type="currency">
            <text:p>CHF 1.244</text:p>
          </table:table-cell>
          <table:table-cell table:style-name="ce64" table:formula="of:=[.I100]/(([.B100]+[.B101])/2)*100" office:value-type="currency" office:currency="CHF" office:value="0.0846278416243102" calcext:value-type="currency">
            <text:p>CHF 0.085</text:p>
          </table:table-cell>
          <table:table-cell table:style-name="ce64" table:formula="of:=[.I100]/(([.C100]+[.C101])/2)*100" office:value-type="currency" office:currency="CHF" office:value="0.0781716476540649" calcext:value-type="currency">
            <text:p>CHF 0.078</text:p>
          </table:table-cell>
          <table:table-cell/>
          <table:table-cell table:style-name="ce58" table:formula="of:=(([.C100]+[.C101])/2)/[.F100]/10000" office:value-type="float" office:value="1.01766436281407" calcext:value-type="float">
            <text:p>1.02</text:p>
          </table:table-cell>
          <table:table-cell table:style-name="ce58" table:formula="of:=(([.C100]+[.C101])/2)/[.K100]/10000" office:value-type="float" office:value="2.03532872562814" calcext:value-type="float">
            <text:p>2.04</text:p>
          </table:table-cell>
        </table:table-row>
        <table:table-row table:style-name="ro2">
          <table:table-cell table:style-name="ce7" office:value-type="string" calcext:value-type="string">
            <text:p>Duracell Ultra AA</text:p>
          </table:table-cell>
          <table:table-cell table:style-name="ce58" office:value-type="float" office:value="1489.7" calcext:value-type="float">
            <text:p>1'489.70</text:p>
          </table:table-cell>
          <table:table-cell table:style-name="ce58" office:value-type="float" office:value="1617.42" calcext:value-type="float">
            <text:p>1'617.42</text:p>
          </table:table-cell>
          <table:table-cell table:style-name="ce65"/>
          <table:table-cell table:style-name="ce70" table:number-columns-repeated="2"/>
          <table:table-cell table:style-name="ce7" table:number-columns-repeated="2"/>
          <table:table-cell table:number-columns-repeated="6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Duracell Industrial AA</text:p>
          </table:table-cell>
          <table:table-cell table:style-name="ce58" office:value-type="float" office:value="1027.08" calcext:value-type="float">
            <text:p>1'027.08</text:p>
          </table:table-cell>
          <table:table-cell table:style-name="ce58" office:value-type="float" office:value="1107.34" calcext:value-type="float">
            <text:p>1'107.34</text:p>
          </table:table-cell>
          <table:table-cell table:formula="of:=[.D17]" office:value-type="currency" office:currency="CHF" office:value="1.17" calcext:value-type="currency">
            <text:p>CHF 1.170</text:p>
          </table:table-cell>
          <table:table-cell table:formula="of:=[.D103]/(([.B103]+[.B104])/2)*100" office:value-type="currency" office:currency="CHF" office:value="0.110594896565414" calcext:value-type="currency">
            <text:p>CHF 0.111</text:p>
          </table:table-cell>
          <table:table-cell table:formula="of:=[.D103]/(([.C103]+[.C104])/2)*100" office:value-type="currency" office:currency="CHF" office:value="0.102766798418972" calcext:value-type="currency">
            <text:p>CHF 0.103</text:p>
          </table:table-cell>
          <table:table-cell table:style-name="ce74" table:formula="of:=(([.B17]+[.B18])-([.B103]+[.B104]))/([.B17]+[.B18])" office:value-type="percentage" office:value="0.510014705371513" calcext:value-type="percentage">
            <text:p>51.00%</text:p>
          </table:table-cell>
          <table:table-cell table:style-name="ce74" table:formula="of:=(([.C17]+[.C18])-([.C103]+[.C104]))/([.C17]+[.C18])" office:value-type="percentage" office:value="0.562296358236498" calcext:value-type="percentage">
            <text:p>56.23%</text:p>
          </table:table-cell>
          <table:table-cell table:style-name="ce64" table:formula="of:=[.I17]" office:value-type="currency" office:currency="CHF" office:value="1.17" calcext:value-type="currency">
            <text:p>CHF 1.170</text:p>
          </table:table-cell>
          <table:table-cell table:style-name="ce64" table:formula="of:=[.I103]/(([.B103]+[.B104])/2)*100" office:value-type="currency" office:currency="CHF" office:value="0.110594896565414" calcext:value-type="currency">
            <text:p>CHF 0.111</text:p>
          </table:table-cell>
          <table:table-cell table:style-name="ce64" table:formula="of:=[.I103]/(([.C103]+[.C104])/2)*100" office:value-type="currency" office:currency="CHF" office:value="0.102766798418972" calcext:value-type="currency">
            <text:p>CHF 0.103</text:p>
          </table:table-cell>
          <table:table-cell/>
          <table:table-cell table:style-name="ce58" table:formula="of:=(([.C103]+[.C104])/2)/[.F103]/10000" office:value-type="float" office:value="1.10784807692308" calcext:value-type="float">
            <text:p>1.11</text:p>
          </table:table-cell>
          <table:table-cell table:style-name="ce58" table:formula="of:=(([.C103]+[.C104])/2)/[.K103]/10000" office:value-type="float" office:value="1.10784807692308" calcext:value-type="float">
            <text:p>1.11</text:p>
          </table:table-cell>
        </table:table-row>
        <table:table-row table:style-name="ro2">
          <table:table-cell table:style-name="ce7" office:value-type="string" calcext:value-type="string">
            <text:p>Duracell Industrial AA</text:p>
          </table:table-cell>
          <table:table-cell table:style-name="ce58" office:value-type="float" office:value="1088.75" calcext:value-type="float">
            <text:p>1'088.75</text:p>
          </table:table-cell>
          <table:table-cell table:style-name="ce58" office:value-type="float" office:value="1169.66" calcext:value-type="float">
            <text:p>1'169.66</text:p>
          </table:table-cell>
          <table:table-cell table:style-name="ce65"/>
          <table:table-cell table:style-name="ce70" table:number-columns-repeated="2"/>
          <table:table-cell table:style-name="ce7" table:number-columns-repeated="2"/>
          <table:table-cell table:number-columns-repeated="6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7" office:value-type="string" calcext:value-type="string">
            <text:p>Duracell Procell AA</text:p>
          </table:table-cell>
          <table:table-cell table:style-name="ce58" office:value-type="float" office:value="1552.4" calcext:value-type="float">
            <text:p>1'552.40</text:p>
          </table:table-cell>
          <table:table-cell table:style-name="ce58" office:value-type="float" office:value="1677.6" calcext:value-type="float">
            <text:p>1'677.60</text:p>
          </table:table-cell>
          <table:table-cell table:formula="of:=[.D20]" office:value-type="currency" office:currency="CHF" office:value="1.706" calcext:value-type="currency">
            <text:p>CHF 1.706</text:p>
          </table:table-cell>
          <table:table-cell table:formula="of:=[.D106]/(([.B106]+[.B107])/2)*100" office:value-type="currency" office:currency="CHF" office:value="0.108853086616685" calcext:value-type="currency">
            <text:p>CHF 0.109</text:p>
          </table:table-cell>
          <table:table-cell table:formula="of:=[.D106]/(([.C106]+[.C107])/2)*100" office:value-type="currency" office:currency="CHF" office:value="0.100676586792247" calcext:value-type="currency">
            <text:p>CHF 0.101</text:p>
          </table:table-cell>
          <table:table-cell table:style-name="ce74" table:formula="of:=(([.B20]+[.B21])-([.B106]+[.B107]))/([.B20]+[.B21])" office:value-type="percentage" office:value="0.380156300673137" calcext:value-type="percentage">
            <text:p>38.02%</text:p>
          </table:table-cell>
          <table:table-cell table:style-name="ce74" table:formula="of:=(([.C20]+[.C21])-([.C106]+[.C107]))/([.C20]+[.C21])" office:value-type="percentage" office:value="0.439788879650491" calcext:value-type="percentage">
            <text:p>43.98%</text:p>
          </table:table-cell>
          <table:table-cell table:style-name="ce64" table:formula="of:=[.I20]" office:value-type="currency" office:currency="CHF" office:value="1.706" calcext:value-type="currency">
            <text:p>CHF 1.706</text:p>
          </table:table-cell>
          <table:table-cell table:style-name="ce64" table:formula="of:=[.I106]/(([.B106]+[.B107])/2)*100" office:value-type="currency" office:currency="CHF" office:value="0.108853086616685" calcext:value-type="currency">
            <text:p>CHF 0.109</text:p>
          </table:table-cell>
          <table:table-cell table:style-name="ce64" table:formula="of:=[.I106]/(([.C106]+[.C107])/2)*100" office:value-type="currency" office:currency="CHF" office:value="0.100676586792247" calcext:value-type="currency">
            <text:p>CHF 0.101</text:p>
          </table:table-cell>
          <table:table-cell/>
          <table:table-cell table:style-name="ce58" table:formula="of:=(([.C106]+[.C107])/2)/[.F106]/10000" office:value-type="float" office:value="1.68314704936987" calcext:value-type="float">
            <text:p>1.68</text:p>
          </table:table-cell>
          <table:table-cell table:style-name="ce58" table:formula="of:=(([.C106]+[.C107])/2)/[.K106]/10000" office:value-type="float" office:value="1.68314704936987" calcext:value-type="float">
            <text:p>1.68</text:p>
          </table:table-cell>
        </table:table-row>
        <table:table-row table:style-name="ro2">
          <table:table-cell table:style-name="ce7" office:value-type="string" calcext:value-type="string">
            <text:p>Duracell Procell AA</text:p>
          </table:table-cell>
          <table:table-cell table:style-name="ce58" office:value-type="float" office:value="1582.1" calcext:value-type="float">
            <text:p>1'582.10</text:p>
          </table:table-cell>
          <table:table-cell table:style-name="ce58" office:value-type="float" office:value="1711.47" calcext:value-type="float">
            <text:p>1'711.47</text:p>
          </table:table-cell>
          <table:table-cell table:style-name="ce65"/>
          <table:table-cell table:style-name="ce70" table:number-columns-repeated="2"/>
          <table:table-cell table:style-name="ce7" table:number-columns-repeated="2"/>
          <table:table-cell table:number-columns-repeated="6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54" office:value-type="string" calcext:value-type="string">
            <text:p>Energizer Alkaline Power AA</text:p>
          </table:table-cell>
          <table:table-cell table:style-name="ce58" office:value-type="float" office:value="1441.22" calcext:value-type="float">
            <text:p>1'441.22</text:p>
          </table:table-cell>
          <table:table-cell table:style-name="ce58" office:value-type="float" office:value="1499.97" calcext:value-type="float">
            <text:p>1'499.97</text:p>
          </table:table-cell>
          <table:table-cell table:formula="of:=[.D23]" office:value-type="currency" office:currency="CHF" office:value="1.9125" calcext:value-type="currency">
            <text:p>CHF 1.913</text:p>
          </table:table-cell>
          <table:table-cell table:formula="of:=[.D109]/(([.B109]+[.B110])/2)*100" office:value-type="currency" office:currency="CHF" office:value="0.139261060786998" calcext:value-type="currency">
            <text:p>CHF 0.139</text:p>
          </table:table-cell>
          <table:table-cell table:formula="of:=[.D109]/(([.C109]+[.C110])/2)*100" office:value-type="currency" office:currency="CHF" office:value="0.13399941846004" calcext:value-type="currency">
            <text:p>CHF 0.134</text:p>
          </table:table-cell>
          <table:table-cell table:style-name="ce74" table:formula="of:=(([.B23]+[.B24])-([.B109]+[.B110]))/([.B23]+[.B24])" office:value-type="percentage" office:value="0.411657855729109" calcext:value-type="percentage">
            <text:p>41.17%</text:p>
          </table:table-cell>
          <table:table-cell table:style-name="ce74" table:formula="of:=(([.C23]+[.C24])-([.C109]+[.C110]))/([.C23]+[.C24])" office:value-type="percentage" office:value="0.474372218324578" calcext:value-type="percentage">
            <text:p>47.44%</text:p>
          </table:table-cell>
          <table:table-cell table:style-name="ce64" table:formula="of:=[.I23]" office:value-type="currency" office:currency="CHF" office:value="0.775" calcext:value-type="currency">
            <text:p>CHF 0.775</text:p>
          </table:table-cell>
          <table:table-cell table:style-name="ce64" table:formula="of:=[.I109]/(([.B109]+[.B110])/2)*100" office:value-type="currency" office:currency="CHF" office:value="0.0564325867241429" calcext:value-type="currency">
            <text:p>CHF 0.056</text:p>
          </table:table-cell>
          <table:table-cell table:style-name="ce64" table:formula="of:=[.I109]/(([.C109]+[.C110])/2)*100" office:value-type="currency" office:currency="CHF" office:value="0.0543004179380555" calcext:value-type="currency">
            <text:p>CHF 0.054</text:p>
          </table:table-cell>
          <table:table-cell/>
          <table:table-cell table:style-name="ce58" table:formula="of:=(([.C109]+[.C110])/2)/[.F109]/10000" office:value-type="float" office:value="1.06511283138562" calcext:value-type="float">
            <text:p>1.07</text:p>
          </table:table-cell>
          <table:table-cell table:style-name="ce58" table:formula="of:=(([.C109]+[.C110])/2)/[.K109]/10000" office:value-type="float" office:value="2.62842360003226" calcext:value-type="float">
            <text:p>2.63</text:p>
          </table:table-cell>
        </table:table-row>
        <table:table-row table:style-name="ro2">
          <table:table-cell table:style-name="ce55" office:value-type="string" calcext:value-type="string">
            <text:p>Energizer Alkaline Power AA</text:p>
          </table:table-cell>
          <table:table-cell table:style-name="ce58" office:value-type="float" office:value="1305.42" calcext:value-type="float">
            <text:p>1'305.42</text:p>
          </table:table-cell>
          <table:table-cell table:style-name="ce58" office:value-type="float" office:value="1354.52" calcext:value-type="float">
            <text:p>1'354.52</text:p>
          </table:table-cell>
          <table:table-cell table:style-name="ce68"/>
          <table:table-cell table:style-name="ce72" table:number-columns-repeated="2"/>
          <table:table-cell table:style-name="ce55" table:number-columns-repeated="2"/>
          <table:table-cell table:number-columns-repeated="6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52" office:value-type="string" calcext:value-type="string">
            <text:p>Energizer MAX AA</text:p>
          </table:table-cell>
          <table:table-cell table:style-name="ce58" office:value-type="float" office:value="1386.94" calcext:value-type="float">
            <text:p>1'386.94</text:p>
          </table:table-cell>
          <table:table-cell table:style-name="ce58" office:value-type="float" office:value="1479.22" calcext:value-type="float">
            <text:p>1'479.22</text:p>
          </table:table-cell>
          <table:table-cell table:formula="of:=[.D26]" office:value-type="currency" office:currency="CHF" office:value="1.9875" calcext:value-type="currency">
            <text:p>CHF 1.988</text:p>
          </table:table-cell>
          <table:table-cell table:formula="of:=[.D112]/(([.B112]+[.B113])/2)*100" office:value-type="currency" office:currency="CHF" office:value="0.14327163942403" calcext:value-type="currency">
            <text:p>CHF 0.143</text:p>
          </table:table-cell>
          <table:table-cell table:formula="of:=[.D112]/(([.C112]+[.C113])/2)*100" office:value-type="currency" office:currency="CHF" office:value="0.134385881875655" calcext:value-type="currency">
            <text:p>CHF 0.134</text:p>
          </table:table-cell>
          <table:table-cell table:style-name="ce74" table:formula="of:=(([.B26]+[.B27])-([.B112]+[.B113]))/([.B26]+[.B27])" office:value-type="percentage" office:value="0.443901040862836" calcext:value-type="percentage">
            <text:p>44.39%</text:p>
          </table:table-cell>
          <table:table-cell table:style-name="ce74" table:formula="of:=(([.C26]+[.C27])-([.C112]+[.C113]))/([.C26]+[.C27])" office:value-type="percentage" office:value="0.502282544132271" calcext:value-type="percentage">
            <text:p>50.23%</text:p>
          </table:table-cell>
          <table:table-cell table:style-name="ce64" table:formula="of:=[.I26]" office:value-type="currency" office:currency="CHF" office:value="1.13461538461538" calcext:value-type="currency">
            <text:p>CHF 1.135</text:p>
          </table:table-cell>
          <table:table-cell table:style-name="ce64" table:formula="of:=[.I112]/(([.B112]+[.B113])/2)*100" office:value-type="currency" office:currency="CHF" office:value="0.081790292462678" calcext:value-type="currency">
            <text:p>CHF 0.082</text:p>
          </table:table-cell>
          <table:table-cell table:style-name="ce64" table:formula="of:=[.I112]/(([.C112]+[.C113])/2)*100" office:value-type="currency" office:currency="CHF" office:value="0.0767176297113076" calcext:value-type="currency">
            <text:p>CHF 0.077</text:p>
          </table:table-cell>
          <table:table-cell/>
          <table:table-cell table:style-name="ce58" table:formula="of:=(([.C112]+[.C113])/2)/[.F112]/10000" office:value-type="float" office:value="1.10052483144654" calcext:value-type="float">
            <text:p>1.10</text:p>
          </table:table-cell>
          <table:table-cell table:style-name="ce58" table:formula="of:=(([.C112]+[.C113])/2)/[.K112]/10000" office:value-type="float" office:value="1.92778375135593" calcext:value-type="float">
            <text:p>1.93</text:p>
          </table:table-cell>
        </table:table-row>
        <table:table-row table:style-name="ro2">
          <table:table-cell table:style-name="ce52" office:value-type="string" calcext:value-type="string">
            <text:p>Energizer MAX AA</text:p>
          </table:table-cell>
          <table:table-cell table:style-name="ce58" office:value-type="float" office:value="1387.51" calcext:value-type="float">
            <text:p>1'387.51</text:p>
          </table:table-cell>
          <table:table-cell table:style-name="ce58" office:value-type="float" office:value="1478.68" calcext:value-type="float">
            <text:p>1'478.68</text:p>
          </table:table-cell>
          <table:table-cell table:number-columns-repeated="11"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52" office:value-type="string" calcext:value-type="string">
            <text:p>Energizer MAX Plus AA</text:p>
          </table:table-cell>
          <table:table-cell table:style-name="ce58" office:value-type="float" office:value="1064.41" calcext:value-type="float">
            <text:p>1'064.41</text:p>
          </table:table-cell>
          <table:table-cell table:style-name="ce58" office:value-type="float" office:value="1178.43" calcext:value-type="float">
            <text:p>1'178.43</text:p>
          </table:table-cell>
          <table:table-cell table:formula="of:=[.D29]" office:value-type="currency" office:currency="CHF" office:value="2.4875" calcext:value-type="currency">
            <text:p>CHF 2.488</text:p>
          </table:table-cell>
          <table:table-cell table:formula="of:=[.D115]/(([.B115]+[.B116])/2)*100" office:value-type="currency" office:currency="CHF" office:value="0.231238321883744" calcext:value-type="currency">
            <text:p>CHF 0.231</text:p>
          </table:table-cell>
          <table:table-cell table:formula="of:=[.D115]/(([.C115]+[.C116])/2)*100" office:value-type="currency" office:currency="CHF" office:value="0.208696892408886" calcext:value-type="currency">
            <text:p>CHF 0.209</text:p>
          </table:table-cell>
          <table:table-cell table:style-name="ce74" table:formula="of:=(([.B29]+[.B30])-([.B115]+[.B116]))/([.B29]+[.B30])" office:value-type="percentage" office:value="0.551104888801721" calcext:value-type="percentage">
            <text:p>55.11%</text:p>
          </table:table-cell>
          <table:table-cell table:style-name="ce74" table:formula="of:=(([.C29]+[.C30])-([.C115]+[.C116]))/([.C29]+[.C30])" office:value-type="percentage" office:value="0.585677091480435" calcext:value-type="percentage">
            <text:p>58.57%</text:p>
          </table:table-cell>
          <table:table-cell table:style-name="ce64" table:formula="of:=[.I29]" office:value-type="currency" office:currency="CHF" office:value="1.445" calcext:value-type="currency">
            <text:p>CHF 1.445</text:p>
          </table:table-cell>
          <table:table-cell table:style-name="ce64" table:formula="of:=[.I115]/(([.B115]+[.B116])/2)*100" office:value-type="currency" office:currency="CHF" office:value="0.134327386983723" calcext:value-type="currency">
            <text:p>CHF 0.134</text:p>
          </table:table-cell>
          <table:table-cell table:style-name="ce64" table:formula="of:=[.I115]/(([.C115]+[.C116])/2)*100" office:value-type="currency" office:currency="CHF" office:value="0.121232968655614" calcext:value-type="currency">
            <text:p>CHF 0.121</text:p>
          </table:table-cell>
          <table:table-cell/>
          <table:table-cell table:style-name="ce58" table:formula="of:=(([.C115]+[.C116])/2)/[.F115]/10000" office:value-type="float" office:value="0.571124939256283" calcext:value-type="float">
            <text:p>0.57</text:p>
          </table:table-cell>
          <table:table-cell table:style-name="ce58" table:formula="of:=(([.C115]+[.C116])/2)/[.K115]/10000" office:value-type="float" office:value="0.983164904083045" calcext:value-type="float">
            <text:p>0.98</text:p>
          </table:table-cell>
        </table:table-row>
        <table:table-row table:style-name="ro2">
          <table:table-cell table:style-name="ce52" office:value-type="string" calcext:value-type="string">
            <text:p>Energizer MAX Plus AA</text:p>
          </table:table-cell>
          <table:table-cell table:style-name="ce58" office:value-type="float" office:value="1087.05" calcext:value-type="float">
            <text:p>1'087.05</text:p>
          </table:table-cell>
          <table:table-cell table:style-name="ce58" office:value-type="float" office:value="1205.41" calcext:value-type="float">
            <text:p>1'205.41</text:p>
          </table:table-cell>
          <table:table-cell table:number-columns-repeated="11"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style-name="ce54" office:value-type="string" calcext:value-type="string">
            <text:p>Energizer Industrial AA</text:p>
          </table:table-cell>
          <table:table-cell table:style-name="ce58" office:value-type="float" office:value="1625.58" calcext:value-type="float">
            <text:p>1'625.58</text:p>
          </table:table-cell>
          <table:table-cell table:style-name="ce58" office:value-type="float" office:value="1703.35" calcext:value-type="float">
            <text:p>1'703.35</text:p>
          </table:table-cell>
          <table:table-cell table:formula="of:=[.D32]" office:value-type="currency" office:currency="CHF" office:value="1.38" calcext:value-type="currency">
            <text:p>CHF 1.380</text:p>
          </table:table-cell>
          <table:table-cell table:formula="of:=[.D118]/(([.B118]+[.B119])/2)*100" office:value-type="currency" office:currency="CHF" office:value="0.0866409673652356" calcext:value-type="currency">
            <text:p>CHF 0.087</text:p>
          </table:table-cell>
          <table:table-cell table:formula="of:=[.D118]/(([.C118]+[.C119])/2)*100" office:value-type="currency" office:currency="CHF" office:value="0.0825603273696459" calcext:value-type="currency">
            <text:p>CHF 0.083</text:p>
          </table:table-cell>
          <table:table-cell table:style-name="ce74" table:formula="of:=(([.B32]+[.B33])-([.B118]+[.B119]))/([.B32]+[.B33])" office:value-type="percentage" office:value="0.332005267528372" calcext:value-type="percentage">
            <text:p>33.20%</text:p>
          </table:table-cell>
          <table:table-cell table:style-name="ce74" table:formula="of:=(([.C32]+[.C33])-([.C118]+[.C119]))/([.C32]+[.C33])" office:value-type="percentage" office:value="0.405165771956577" calcext:value-type="percentage">
            <text:p>40.52%</text:p>
          </table:table-cell>
          <table:table-cell table:style-name="ce64" table:formula="of:=[.I32]" office:value-type="currency" office:currency="CHF" office:value="0.79025" calcext:value-type="currency">
            <text:p>CHF 0.790</text:p>
          </table:table-cell>
          <table:table-cell table:style-name="ce64" table:formula="of:=[.I118]/(([.B118]+[.B119])/2)*100" office:value-type="currency" office:currency="CHF" office:value="0.0496145104785344" calcext:value-type="currency">
            <text:p>CHF 0.050</text:p>
          </table:table-cell>
          <table:table-cell table:style-name="ce64" table:formula="of:=[.I118]/(([.C118]+[.C119])/2)*100" office:value-type="currency" office:currency="CHF" office:value="0.0472777526839585" calcext:value-type="currency">
            <text:p>CHF 0.047</text:p>
          </table:table-cell>
          <table:table-cell/>
          <table:table-cell table:style-name="ce58" table:formula="of:=(([.C118]+[.C119])/2)/[.F118]/10000" office:value-type="float" office:value="2.02458620653986" calcext:value-type="float">
            <text:p>2.02</text:p>
          </table:table-cell>
          <table:table-cell table:style-name="ce58" table:formula="of:=(([.C118]+[.C119])/2)/[.K118]/10000" office:value-type="float" office:value="3.53550011391965" calcext:value-type="float">
            <text:p>3.54</text:p>
          </table:table-cell>
        </table:table-row>
        <table:table-row table:style-name="ro2">
          <table:table-cell table:style-name="ce55" office:value-type="string" calcext:value-type="string">
            <text:p>Energizer Industrial AA</text:p>
          </table:table-cell>
          <table:table-cell table:style-name="ce58" office:value-type="float" office:value="1559.98" calcext:value-type="float">
            <text:p>1'559.98</text:p>
          </table:table-cell>
          <table:table-cell table:style-name="ce58" office:value-type="float" office:value="1639.66" calcext:value-type="float">
            <text:p>1'639.66</text:p>
          </table:table-cell>
          <table:table-cell table:style-name="ce68"/>
          <table:table-cell table:style-name="ce72" table:number-columns-repeated="2"/>
          <table:table-cell table:style-name="ce55" table:number-columns-repeated="2"/>
          <table:table-cell table:number-columns-repeated="6"/>
        </table:table-row>
        <table:table-row table:style-name="ro2">
          <table:table-cell table:style-name="ce53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Energizer Ultimate Lithium AA</text:p>
          </table:table-cell>
          <table:table-cell table:style-name="ce58" office:value-type="float" office:value="3467.89" calcext:value-type="float">
            <text:p>3'467.89</text:p>
          </table:table-cell>
          <table:table-cell table:style-name="ce58" office:value-type="float" office:value="4353.42" calcext:value-type="float">
            <text:p>4'353.42</text:p>
          </table:table-cell>
          <table:table-cell table:formula="of:=[.D35]" office:value-type="currency" office:currency="CHF" office:value="3.725" calcext:value-type="currency">
            <text:p>CHF 3.725</text:p>
          </table:table-cell>
          <table:table-cell table:formula="of:=[.D121]/(([.B121]+[.B122])/2)*100" office:value-type="currency" office:currency="CHF" office:value="0.10726369591822" calcext:value-type="currency">
            <text:p>CHF 0.107</text:p>
          </table:table-cell>
          <table:table-cell table:formula="of:=[.D121]/(([.C121]+[.C122])/2)*100" office:value-type="currency" office:currency="CHF" office:value="0.0850050033146246" calcext:value-type="currency">
            <text:p>CHF 0.085</text:p>
          </table:table-cell>
          <table:table-cell table:style-name="ce74" table:formula="of:=(([.B35]+[.B36])-([.B121]+[.B122]))/([.B35]+[.B36])" office:value-type="percentage" office:value="0.0133994712940511" calcext:value-type="percentage">
            <text:p>1.34%</text:p>
          </table:table-cell>
          <table:table-cell table:style-name="ce74" table:formula="of:=(([.C35]+[.C36])-([.C121]+[.C122]))/([.C35]+[.C36])" office:value-type="percentage" office:value="0.11692526572779" calcext:value-type="percentage">
            <text:p>11.69%</text:p>
          </table:table-cell>
          <table:table-cell table:style-name="ce64" table:formula="of:=[.I35]" office:value-type="currency" office:currency="CHF" office:value="2.44" calcext:value-type="currency">
            <text:p>CHF 2.440</text:p>
          </table:table-cell>
          <table:table-cell table:style-name="ce64" table:formula="of:=[.I121]/(([.B121]+[.B122])/2)*100" office:value-type="currency" office:currency="CHF" office:value="0.0702613202793175" calcext:value-type="currency">
            <text:p>CHF 0.070</text:p>
          </table:table-cell>
          <table:table-cell table:style-name="ce64" table:formula="of:=[.I121]/(([.C121]+[.C122])/2)*100" office:value-type="currency" office:currency="CHF" office:value="0.0556811296879689" calcext:value-type="currency">
            <text:p>CHF 0.056</text:p>
          </table:table-cell>
          <table:table-cell/>
          <table:table-cell table:style-name="ce58" table:formula="of:=(([.C121]+[.C122])/2)/[.F121]/10000" office:value-type="float" office:value="5.15510244000671" calcext:value-type="float">
            <text:p>5.16</text:p>
          </table:table-cell>
          <table:table-cell table:style-name="ce58" table:formula="of:=(([.C121]+[.C122])/2)/[.K121]/10000" office:value-type="float" office:value="7.86998220861681" calcext:value-type="float">
            <text:p>7.87</text:p>
          </table:table-cell>
        </table:table-row>
        <table:table-row table:style-name="ro2">
          <table:table-cell office:value-type="string" calcext:value-type="string">
            <text:p>Energizer Ultimate Lithium AA</text:p>
          </table:table-cell>
          <table:table-cell table:style-name="ce58" office:value-type="float" office:value="3477.61" calcext:value-type="float">
            <text:p>3'477.61</text:p>
          </table:table-cell>
          <table:table-cell table:style-name="ce58" office:value-type="float" office:value="4410.77" calcext:value-type="float">
            <text:p>4'410.77</text:p>
          </table:table-cell>
          <table:table-cell table:number-columns-repeated="11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Durabase AA</text:p>
          </table:table-cell>
          <table:table-cell table:style-name="ce58" office:value-type="float" office:value="1280.77" calcext:value-type="float">
            <text:p>1'280.77</text:p>
          </table:table-cell>
          <table:table-cell table:style-name="ce58" office:value-type="float" office:value="1368.84" calcext:value-type="float">
            <text:p>1'368.84</text:p>
          </table:table-cell>
          <table:table-cell table:formula="of:=[.D38]" office:value-type="currency" office:currency="CHF" office:value="0.829166666666667" calcext:value-type="currency">
            <text:p>CHF 0.829</text:p>
          </table:table-cell>
          <table:table-cell table:formula="of:=[.D124]/(([.B124]+[.B125])/2)*100" office:value-type="currency" office:currency="CHF" office:value="0.06360103295748" calcext:value-type="currency">
            <text:p>CHF 0.064</text:p>
          </table:table-cell>
          <table:table-cell table:formula="of:=[.D124]/(([.C124]+[.C125])/2)*100" office:value-type="currency" office:currency="CHF" office:value="0.0600249510751404" calcext:value-type="currency">
            <text:p>CHF 0.060</text:p>
          </table:table-cell>
          <table:table-cell table:style-name="ce74" table:formula="of:=(([.B38]+[.B39])-([.B124]+[.B125]))/([.B38]+[.B39])" office:value-type="percentage" office:value="0.387974499328683" calcext:value-type="percentage">
            <text:p>38.80%</text:p>
          </table:table-cell>
          <table:table-cell table:style-name="ce74" table:formula="of:=(([.C38]+[.C39])-([.C124]+[.C125]))/([.C38]+[.C39])" office:value-type="percentage" office:value="0.461054972494245" calcext:value-type="percentage">
            <text:p>46.11%</text:p>
          </table:table-cell>
          <table:table-cell table:style-name="ce64" table:formula="of:=[.I38]" office:value-type="currency" office:currency="CHF" office:value="0.829166666666667" calcext:value-type="currency">
            <text:p>CHF 0.829</text:p>
          </table:table-cell>
          <table:table-cell table:style-name="ce64" table:formula="of:=[.I124]/(([.B124]+[.B125])/2)*100" office:value-type="currency" office:currency="CHF" office:value="0.06360103295748" calcext:value-type="currency">
            <text:p>CHF 0.064</text:p>
          </table:table-cell>
          <table:table-cell table:style-name="ce64" table:formula="of:=[.I124]/(([.C124]+[.C125])/2)*100" office:value-type="currency" office:currency="CHF" office:value="0.0600249510751404" calcext:value-type="currency">
            <text:p>CHF 0.060</text:p>
          </table:table-cell>
          <table:table-cell/>
          <table:table-cell table:style-name="ce58" table:formula="of:=(([.C124]+[.C125])/2)/[.F124]/10000" office:value-type="float" office:value="2.3013263238995" calcext:value-type="float">
            <text:p>2.30</text:p>
          </table:table-cell>
          <table:table-cell table:style-name="ce58" table:formula="of:=(([.C124]+[.C125])/2)/[.K124]/10000" office:value-type="float" office:value="2.3013263238995" calcext:value-type="float">
            <text:p>2.30</text:p>
          </table:table-cell>
        </table:table-row>
        <table:table-row table:style-name="ro2">
          <table:table-cell office:value-type="string" calcext:value-type="string">
            <text:p>Durabase AA</text:p>
          </table:table-cell>
          <table:table-cell table:style-name="ce58" office:value-type="float" office:value="1326.63" calcext:value-type="float">
            <text:p>1'326.63</text:p>
          </table:table-cell>
          <table:table-cell table:style-name="ce58" office:value-type="float" office:value="1393.9" calcext:value-type="float">
            <text:p>1'393.90</text:p>
          </table:table-cell>
          <table:table-cell table:number-columns-repeated="11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Coop Prix Garantie AA</text:p>
          </table:table-cell>
          <table:table-cell table:style-name="ce58" office:value-type="float" office:value="1400.77" calcext:value-type="float">
            <text:p>1'400.77</text:p>
          </table:table-cell>
          <table:table-cell table:style-name="ce58" office:value-type="float" office:value="1456.68" calcext:value-type="float">
            <text:p>1'456.68</text:p>
          </table:table-cell>
          <table:table-cell table:formula="of:=[.D41]" office:value-type="currency" office:currency="CHF" office:value="0.475" calcext:value-type="currency">
            <text:p>CHF 0.475</text:p>
          </table:table-cell>
          <table:table-cell table:formula="of:=[.D127]/(([.B127]+[.B128])/2)*100" office:value-type="currency" office:currency="CHF" office:value="0.0337392700242568" calcext:value-type="currency">
            <text:p>CHF 0.034</text:p>
          </table:table-cell>
          <table:table-cell table:formula="of:=[.D127]/(([.C127]+[.C128])/2)*100" office:value-type="currency" office:currency="CHF" office:value="0.0323780115811035" calcext:value-type="currency">
            <text:p>CHF 0.032</text:p>
          </table:table-cell>
          <table:table-cell table:style-name="ce74" table:formula="of:=(([.B41]+[.B42])-([.B127]+[.B128]))/([.B41]+[.B42])" office:value-type="percentage" office:value="0.376008882151927" calcext:value-type="percentage">
            <text:p>37.60%</text:p>
          </table:table-cell>
          <table:table-cell table:style-name="ce74" table:formula="of:=(([.C41]+[.C42])-([.C127]+[.C128]))/([.C41]+[.C42])" office:value-type="percentage" office:value="0.445851283436297" calcext:value-type="percentage">
            <text:p>44.59%</text:p>
          </table:table-cell>
          <table:table-cell table:style-name="ce64" table:formula="of:=[.I41]" office:value-type="currency" office:currency="CHF" office:value="0.475" calcext:value-type="currency">
            <text:p>CHF 0.475</text:p>
          </table:table-cell>
          <table:table-cell table:style-name="ce64" table:formula="of:=[.I127]/(([.B127]+[.B128])/2)*100" office:value-type="currency" office:currency="CHF" office:value="0.0337392700242568" calcext:value-type="currency">
            <text:p>CHF 0.034</text:p>
          </table:table-cell>
          <table:table-cell table:style-name="ce64" table:formula="of:=[.I127]/(([.C127]+[.C128])/2)*100" office:value-type="currency" office:currency="CHF" office:value="0.0323780115811035" calcext:value-type="currency">
            <text:p>CHF 0.032</text:p>
          </table:table-cell>
          <table:table-cell/>
          <table:table-cell table:style-name="ce58" table:formula="of:=(([.C127]+[.C128])/2)/[.F127]/10000" office:value-type="float" office:value="4.53099164636842" calcext:value-type="float">
            <text:p>4.53</text:p>
          </table:table-cell>
          <table:table-cell table:style-name="ce58" table:formula="of:=(([.C127]+[.C128])/2)/[.K127]/10000" office:value-type="float" office:value="4.53099164636842" calcext:value-type="float">
            <text:p>4.53</text:p>
          </table:table-cell>
        </table:table-row>
        <table:table-row table:style-name="ro2">
          <table:table-cell office:value-type="string" calcext:value-type="string">
            <text:p>Coop Prix Garantie AA</text:p>
          </table:table-cell>
          <table:table-cell table:style-name="ce58" office:value-type="float" office:value="1414.94" calcext:value-type="float">
            <text:p>1'414.94</text:p>
          </table:table-cell>
          <table:table-cell table:style-name="ce58" office:value-type="float" office:value="1477.41" calcext:value-type="float">
            <text:p>1'477.41</text:p>
          </table:table-cell>
          <table:table-cell table:number-columns-repeated="11"/>
        </table:table-row>
        <table:table-row table:style-name="ro2">
          <table:table-cell table:style-name="ce56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Coop Qualité&amp;Prix Basic AA</text:p>
          </table:table-cell>
          <table:table-cell table:style-name="ce58" office:value-type="float" office:value="1455.6" calcext:value-type="float">
            <text:p>1'455.60</text:p>
          </table:table-cell>
          <table:table-cell table:style-name="ce58" office:value-type="float" office:value="1524.33" calcext:value-type="float">
            <text:p>1'524.33</text:p>
          </table:table-cell>
          <table:table-cell table:formula="of:=[.D44]" office:value-type="currency" office:currency="CHF" office:value="0.829166666666667" calcext:value-type="currency">
            <text:p>CHF 0.829</text:p>
          </table:table-cell>
          <table:table-cell table:style-name="ce63" table:formula="of:=[.D130]/(([.B130]+[.B131])/2)*100" office:value-type="currency" office:currency="CHF" office:value="0.0560047190307976" calcext:value-type="currency">
            <text:p>CHF 0.056</text:p>
          </table:table-cell>
          <table:table-cell table:style-name="ce63" table:formula="of:=[.D130]/(([.C130]+[.C131])/2)*100" office:value-type="currency" office:currency="CHF" office:value="0.0529041451328187" calcext:value-type="currency">
            <text:p>CHF 0.053</text:p>
          </table:table-cell>
          <table:table-cell table:style-name="ce74" table:formula="of:=(([.B44]+[.B45])-([.B130]+[.B131]))/([.B44]+[.B45])" office:value-type="percentage" office:value="0.37870779715357" calcext:value-type="percentage">
            <text:p>37.87%</text:p>
          </table:table-cell>
          <table:table-cell table:style-name="ce74" table:formula="of:=(([.C44]+[.C45])-([.C130]+[.C131]))/([.C44]+[.C45])" office:value-type="percentage" office:value="0.450175317351594" calcext:value-type="percentage">
            <text:p>45.02%</text:p>
          </table:table-cell>
          <table:table-cell table:style-name="ce64" table:formula="of:=[.I44]" office:value-type="currency" office:currency="CHF" office:value="0.829166666666667" calcext:value-type="currency">
            <text:p>CHF 0.829</text:p>
          </table:table-cell>
          <table:table-cell table:style-name="ce64" table:formula="of:=[.I130]/(([.B130]+[.B131])/2)*100" office:value-type="currency" office:currency="CHF" office:value="0.0560047190307975" calcext:value-type="currency">
            <text:p>CHF 0.056</text:p>
          </table:table-cell>
          <table:table-cell table:style-name="ce64" table:formula="of:=[.I130]/(([.C130]+[.C131])/2)*100" office:value-type="currency" office:currency="CHF" office:value="0.0529041451328186" calcext:value-type="currency">
            <text:p>CHF 0.053</text:p>
          </table:table-cell>
          <table:table-cell/>
          <table:table-cell table:style-name="ce58" table:formula="of:=(([.C130]+[.C131])/2)/[.F130]/10000" office:value-type="float" office:value="2.96252778693467" calcext:value-type="float">
            <text:p>2.96</text:p>
          </table:table-cell>
          <table:table-cell table:style-name="ce58" table:formula="of:=(([.C130]+[.C131])/2)/[.K130]/10000" office:value-type="float" office:value="2.96252778693467" calcext:value-type="float">
            <text:p>2.96</text:p>
          </table:table-cell>
        </table:table-row>
        <table:table-row table:style-name="ro2">
          <table:table-cell office:value-type="string" calcext:value-type="string">
            <text:p>Coop Qualité&amp;Prix Basic AA</text:p>
          </table:table-cell>
          <table:table-cell table:style-name="ce58" office:value-type="float" office:value="1505.46" calcext:value-type="float">
            <text:p>1'505.46</text:p>
          </table:table-cell>
          <table:table-cell table:style-name="ce58" office:value-type="float" office:value="1610.27" calcext:value-type="float">
            <text:p>1'610.27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56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Coop Qualité&amp;Prix Basic plus AA</text:p>
          </table:table-cell>
          <table:table-cell table:style-name="ce58" office:value-type="float" office:value="1375.62" calcext:value-type="float">
            <text:p>1'375.62</text:p>
          </table:table-cell>
          <table:table-cell table:style-name="ce58" office:value-type="float" office:value="1435.74" calcext:value-type="float">
            <text:p>1'435.74</text:p>
          </table:table-cell>
          <table:table-cell table:formula="of:=[.D47]" office:value-type="currency" office:currency="CHF" office:value="1.2375" calcext:value-type="currency">
            <text:p>CHF 1.238</text:p>
          </table:table-cell>
          <table:table-cell table:formula="of:=[.D133]/(([.B133]+[.B134])/2)*100" office:value-type="currency" office:currency="CHF" office:value="0.0862426432411902" calcext:value-type="currency">
            <text:p>CHF 0.086</text:p>
          </table:table-cell>
          <table:table-cell table:formula="of:=[.D133]/(([.C133]+[.C134])/2)*100" office:value-type="currency" office:currency="CHF" office:value="0.0831312432403383" calcext:value-type="currency">
            <text:p>CHF 0.083</text:p>
          </table:table-cell>
          <table:table-cell table:style-name="ce74" table:formula="of:=(([.B47]+[.B48])-([.B133]+[.B134]))/([.B47]+[.B48])" office:value-type="percentage" office:value="0.406720830232366" calcext:value-type="percentage">
            <text:p>40.67%</text:p>
          </table:table-cell>
          <table:table-cell table:style-name="ce74" table:formula="of:=(([.C47]+[.C48])-([.C133]+[.C134]))/([.C47]+[.C48])" office:value-type="percentage" office:value="0.476262015002041" calcext:value-type="percentage">
            <text:p>47.63%</text:p>
          </table:table-cell>
          <table:table-cell table:style-name="ce64" table:formula="of:=[.I47]" office:value-type="currency" office:currency="CHF" office:value="1.2375" calcext:value-type="currency">
            <text:p>CHF 1.238</text:p>
          </table:table-cell>
          <table:table-cell table:style-name="ce64" table:formula="of:=[.I133]/(([.B133]+[.B134])/2)*100" office:value-type="currency" office:currency="CHF" office:value="0.0862426432411902" calcext:value-type="currency">
            <text:p>CHF 0.086</text:p>
          </table:table-cell>
          <table:table-cell table:style-name="ce64" table:formula="of:=[.I133]/(([.C133]+[.C134])/2)*100" office:value-type="currency" office:currency="CHF" office:value="0.0831312432403383" calcext:value-type="currency">
            <text:p>CHF 0.083</text:p>
          </table:table-cell>
          <table:table-cell/>
          <table:table-cell table:style-name="ce58" table:formula="of:=(([.C133]+[.C134])/2)/[.F133]/10000" office:value-type="float" office:value="1.7906745309899" calcext:value-type="float">
            <text:p>1.79</text:p>
          </table:table-cell>
          <table:table-cell table:style-name="ce58" table:formula="of:=(([.C133]+[.C134])/2)/[.K133]/10000" office:value-type="float" office:value="1.7906745309899" calcext:value-type="float">
            <text:p>1.79</text:p>
          </table:table-cell>
        </table:table-row>
        <table:table-row table:style-name="ro2">
          <table:table-cell office:value-type="string" calcext:value-type="string">
            <text:p>Coop Qualité&amp;Prix Basic plus AA</text:p>
          </table:table-cell>
          <table:table-cell table:style-name="ce58" office:value-type="float" office:value="1494.19" calcext:value-type="float">
            <text:p>1'494.19</text:p>
          </table:table-cell>
          <table:table-cell table:style-name="ce58" office:value-type="float" office:value="1541.48" calcext:value-type="float">
            <text:p>1'541.48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56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Varta Long Life AA</text:p>
          </table:table-cell>
          <table:table-cell table:style-name="ce58" office:value-type="float" office:value="1592.84" calcext:value-type="float">
            <text:p>1'592.84</text:p>
          </table:table-cell>
          <table:table-cell table:style-name="ce58" office:value-type="float" office:value="1652.91" calcext:value-type="float">
            <text:p>1'652.91</text:p>
          </table:table-cell>
          <table:table-cell table:formula="of:=[.D50]" office:value-type="currency" office:currency="CHF" office:value="1.7375" calcext:value-type="currency">
            <text:p>CHF 1.738</text:p>
          </table:table-cell>
          <table:table-cell table:formula="of:=[.D136]/(([.B136]+[.B137])/2)*100" office:value-type="currency" office:currency="CHF" office:value="0.111189325824721" calcext:value-type="currency">
            <text:p>CHF 0.111</text:p>
          </table:table-cell>
          <table:table-cell table:formula="of:=[.D136]/(([.C136]+[.C137])/2)*100" office:value-type="currency" office:currency="CHF" office:value="0.107289511871314" calcext:value-type="currency">
            <text:p>CHF 0.107</text:p>
          </table:table-cell>
          <table:table-cell table:style-name="ce74" table:formula="of:=(([.B50]+[.B51])-([.B136]+[.B137]))/([.B50]+[.B51])" office:value-type="percentage" office:value="0.401770589079772" calcext:value-type="percentage">
            <text:p>40.18%</text:p>
          </table:table-cell>
          <table:table-cell table:style-name="ce74" table:formula="of:=(([.C50]+[.C51])-([.C136]+[.C137]))/([.C50]+[.C51])" office:value-type="percentage" office:value="0.465760790678648" calcext:value-type="percentage">
            <text:p>46.58%</text:p>
          </table:table-cell>
          <table:table-cell table:style-name="ce64" table:formula="of:=[.I50]" office:value-type="currency" office:currency="CHF" office:value="1.595" calcext:value-type="currency">
            <text:p>CHF 1.595</text:p>
          </table:table-cell>
          <table:table-cell table:style-name="ce64" table:formula="of:=[.I136]/(([.B136]+[.B137])/2)*100" office:value-type="currency" office:currency="CHF" office:value="0.102070201260679" calcext:value-type="currency">
            <text:p>CHF 0.102</text:p>
          </table:table-cell>
          <table:table-cell table:style-name="ce64" table:formula="of:=[.I136]/(([.C136]+[.C137])/2)*100" office:value-type="currency" office:currency="CHF" office:value="0.0984902281638828" calcext:value-type="currency">
            <text:p>CHF 0.098</text:p>
          </table:table-cell>
          <table:table-cell/>
          <table:table-cell table:style-name="ce58" table:formula="of:=(([.C136]+[.C137])/2)/[.F136]/10000" office:value-type="float" office:value="1.5094206057554" calcext:value-type="float">
            <text:p>1.51</text:p>
          </table:table-cell>
          <table:table-cell table:style-name="ce58" table:formula="of:=(([.C136]+[.C137])/2)/[.K136]/10000" office:value-type="float" office:value="1.64427479780564" calcext:value-type="float">
            <text:p>1.64</text:p>
          </table:table-cell>
        </table:table-row>
        <table:table-row table:style-name="ro2">
          <table:table-cell office:value-type="string" calcext:value-type="string">
            <text:p>Varta Long Life AA</text:p>
          </table:table-cell>
          <table:table-cell table:style-name="ce58" office:value-type="float" office:value="1532.46" calcext:value-type="float">
            <text:p>1'532.46</text:p>
          </table:table-cell>
          <table:table-cell table:style-name="ce58" office:value-type="float" office:value="1585.99" calcext:value-type="float">
            <text:p>1'585.99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56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Varta Long Life Power AA</text:p>
          </table:table-cell>
          <table:table-cell table:style-name="ce58" office:value-type="float" office:value="1448.37" calcext:value-type="float">
            <text:p>1'448.37</text:p>
          </table:table-cell>
          <table:table-cell table:style-name="ce58" office:value-type="float" office:value="1536.31" calcext:value-type="float">
            <text:p>1'536.31</text:p>
          </table:table-cell>
          <table:table-cell table:formula="of:=[.D53]" office:value-type="currency" office:currency="CHF" office:value="1.7375" calcext:value-type="currency">
            <text:p>CHF 1.738</text:p>
          </table:table-cell>
          <table:table-cell table:formula="of:=[.D139]/(([.B139]+[.B140])/2)*100" office:value-type="currency" office:currency="CHF" office:value="0.11958552860245" calcext:value-type="currency">
            <text:p>CHF 0.120</text:p>
          </table:table-cell>
          <table:table-cell table:formula="of:=[.D139]/(([.C139]+[.C140])/2)*100" office:value-type="currency" office:currency="CHF" office:value="0.114520923549457" calcext:value-type="currency">
            <text:p>CHF 0.115</text:p>
          </table:table-cell>
          <table:table-cell table:style-name="ce74" table:formula="of:=(([.B53]+[.B54])-([.B139]+[.B140]))/([.B53]+[.B54])" office:value-type="percentage" office:value="0.376300951473356" calcext:value-type="percentage">
            <text:p>37.63%</text:p>
          </table:table-cell>
          <table:table-cell table:style-name="ce74" table:formula="of:=(([.C53]+[.C54])-([.C139]+[.C140]))/([.C53]+[.C54])" office:value-type="percentage" office:value="0.457786243719042" calcext:value-type="percentage">
            <text:p>45.78%</text:p>
          </table:table-cell>
          <table:table-cell table:style-name="ce64" table:formula="of:=[.I53]" office:value-type="currency" office:currency="CHF" office:value="0.8475" calcext:value-type="currency">
            <text:p>CHF 0.848</text:p>
          </table:table-cell>
          <table:table-cell table:style-name="ce64" table:formula="of:=[.I139]/(([.B139]+[.B140])/2)*100" office:value-type="currency" office:currency="CHF" office:value="0.0583302074765905" calcext:value-type="currency">
            <text:p>CHF 0.058</text:p>
          </table:table-cell>
          <table:table-cell table:style-name="ce64" table:formula="of:=[.I139]/(([.C139]+[.C140])/2)*100" office:value-type="currency" office:currency="CHF" office:value="0.0558598461629723" calcext:value-type="currency">
            <text:p>CHF 0.056</text:p>
          </table:table-cell>
          <table:table-cell/>
          <table:table-cell table:style-name="ce58" table:formula="of:=(([.C139]+[.C140])/2)/[.F139]/10000" office:value-type="float" office:value="1.32481467401438" calcext:value-type="float">
            <text:p>1.32</text:p>
          </table:table-cell>
          <table:table-cell table:style-name="ce58" table:formula="of:=(([.C139]+[.C140])/2)/[.K139]/10000" office:value-type="float" office:value="2.71606548212389" calcext:value-type="float">
            <text:p>2.72</text:p>
          </table:table-cell>
        </table:table-row>
        <table:table-row table:style-name="ro2">
          <table:table-cell office:value-type="string" calcext:value-type="string">
            <text:p>Varta Long Life Power AA</text:p>
          </table:table-cell>
          <table:table-cell table:style-name="ce58" office:value-type="float" office:value="1457.5" calcext:value-type="float">
            <text:p>1'457.50</text:p>
          </table:table-cell>
          <table:table-cell table:style-name="ce58" office:value-type="float" office:value="1498.07" calcext:value-type="float">
            <text:p>1'498.07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56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Varta Long Life Max Power AA</text:p>
          </table:table-cell>
          <table:table-cell table:style-name="ce58" office:value-type="float" office:value="1470.49" calcext:value-type="float">
            <text:p>1'470.49</text:p>
          </table:table-cell>
          <table:table-cell table:style-name="ce58" office:value-type="float" office:value="1515.04" calcext:value-type="float">
            <text:p>1'515.04</text:p>
          </table:table-cell>
          <table:table-cell table:formula="of:=[.D56]" office:value-type="currency" office:currency="CHF" office:value="2.2375" calcext:value-type="currency">
            <text:p>CHF 2.238</text:p>
          </table:table-cell>
          <table:table-cell table:formula="of:=[.D142]/(([.B142]+[.B143])/2)*100" office:value-type="currency" office:currency="CHF" office:value="0.162285855201126" calcext:value-type="currency">
            <text:p>CHF 0.162</text:p>
          </table:table-cell>
          <table:table-cell table:formula="of:=[.D142]/(([.C142]+[.C143])/2)*100" office:value-type="currency" office:currency="CHF" office:value="0.15527950310559" calcext:value-type="currency">
            <text:p>CHF 0.155</text:p>
          </table:table-cell>
          <table:table-cell table:style-name="ce74" table:formula="of:=(([.B56]+[.B57])-([.B142]+[.B143]))/([.B56]+[.B57])" office:value-type="percentage" office:value="0.417288124848113" calcext:value-type="percentage">
            <text:p>41.73%</text:p>
          </table:table-cell>
          <table:table-cell table:style-name="ce74" table:formula="of:=(([.C56]+[.C57])-([.C142]+[.C143]))/([.C56]+[.C57])" office:value-type="percentage" office:value="0.48850335004659" calcext:value-type="percentage">
            <text:p>48.85%</text:p>
          </table:table-cell>
          <table:table-cell table:style-name="ce64" table:formula="of:=[.I56]" office:value-type="currency" office:currency="CHF" office:value="1.8375" calcext:value-type="currency">
            <text:p>CHF 1.838</text:p>
          </table:table-cell>
          <table:table-cell table:style-name="ce64" table:formula="of:=[.I142]/(([.B142]+[.B143])/2)*100" office:value-type="currency" office:currency="CHF" office:value="0.133273858740589" calcext:value-type="currency">
            <text:p>CHF 0.133</text:p>
          </table:table-cell>
          <table:table-cell table:style-name="ce64" table:formula="of:=[.I142]/(([.C142]+[.C143])/2)*100" office:value-type="currency" office:currency="CHF" office:value="0.12752003886325" calcext:value-type="currency">
            <text:p>CHF 0.128</text:p>
          </table:table-cell>
          <table:table-cell/>
          <table:table-cell table:style-name="ce58" table:formula="of:=(([.C142]+[.C143])/2)/[.F142]/10000" office:value-type="float" office:value="0.9279718" calcext:value-type="float">
            <text:p>0.93</text:p>
          </table:table-cell>
          <table:table-cell table:style-name="ce58" table:formula="of:=(([.C142]+[.C143])/2)/[.K142]/10000" office:value-type="float" office:value="1.12997926666667" calcext:value-type="float">
            <text:p>1.13</text:p>
          </table:table-cell>
        </table:table-row>
        <table:table-row table:style-name="ro2">
          <table:table-cell office:value-type="string" calcext:value-type="string">
            <text:p>Varta Long Life Max Power AA</text:p>
          </table:table-cell>
          <table:table-cell table:style-name="ce58" office:value-type="float" office:value="1286.99" calcext:value-type="float">
            <text:p>1'286.99</text:p>
          </table:table-cell>
          <table:table-cell table:style-name="ce58" office:value-type="float" office:value="1366.86" calcext:value-type="float">
            <text:p>1'366.86</text:p>
          </table:table-cell>
          <table:table-cell table:style-name="Default" table:number-columns-repeated="3"/>
          <table:table-cell table:number-columns-repeated="8"/>
        </table:table-row>
        <table:table-row table:style-name="ro2">
          <table:table-cell table:style-name="ce56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table:style-name="ce54" office:value-type="string" calcext:value-type="string">
            <text:p>Varta Industrial Pro AA</text:p>
          </table:table-cell>
          <table:table-cell table:style-name="ce58" office:value-type="float" office:value="1645.22" calcext:value-type="float">
            <text:p>1'645.22</text:p>
          </table:table-cell>
          <table:table-cell table:style-name="ce58" office:value-type="float" office:value="1721.39" calcext:value-type="float">
            <text:p>1'721.39</text:p>
          </table:table-cell>
          <table:table-cell table:formula="of:=[.D59]" office:value-type="currency" office:currency="CHF" office:value="1.9125" calcext:value-type="currency">
            <text:p>CHF 1.913</text:p>
          </table:table-cell>
          <table:table-cell table:formula="of:=[.D145]/(([.B145]+[.B146])/2)*100" office:value-type="currency" office:currency="CHF" office:value="0.120453092574106" calcext:value-type="currency">
            <text:p>CHF 0.120</text:p>
          </table:table-cell>
          <table:table-cell table:formula="of:=[.D145]/(([.C145]+[.C146])/2)*100" office:value-type="currency" office:currency="CHF" office:value="0.116309123804601" calcext:value-type="currency">
            <text:p>CHF 0.116</text:p>
          </table:table-cell>
          <table:table-cell table:style-name="ce74" table:formula="of:=(([.B59]+[.B60])-([.B145]+[.B146]))/([.B59]+[.B60])" office:value-type="percentage" office:value="0.377357084734463" calcext:value-type="percentage">
            <text:p>37.74%</text:p>
          </table:table-cell>
          <table:table-cell table:style-name="ce74" table:formula="of:=(([.C59]+[.C60])-([.C145]+[.C146]))/([.C59]+[.C60])" office:value-type="percentage" office:value="0.452102607162909" calcext:value-type="percentage">
            <text:p>45.21%</text:p>
          </table:table-cell>
          <table:table-cell table:style-name="ce64" table:formula="of:=[.I59]" office:value-type="currency" office:currency="CHF" office:value="0.39" calcext:value-type="currency">
            <text:p>CHF 0.390</text:p>
          </table:table-cell>
          <table:table-cell table:style-name="ce64" table:formula="of:=[.I145]/(([.B145]+[.B146])/2)*100" office:value-type="currency" office:currency="CHF" office:value="0.0245629835837393" calcext:value-type="currency">
            <text:p>CHF 0.025</text:p>
          </table:table-cell>
          <table:table-cell table:style-name="ce64" table:formula="of:=[.I145]/(([.C145]+[.C146])/2)*100" office:value-type="currency" office:currency="CHF" office:value="0.0237179389719186" calcext:value-type="currency">
            <text:p>CHF 0.024</text:p>
          </table:table-cell>
          <table:table-cell/>
          <table:table-cell table:style-name="ce58" table:formula="of:=(([.C145]+[.C146])/2)/[.F145]/10000" office:value-type="float" office:value="1.41375409444444" calcext:value-type="float">
            <text:p>1.41</text:p>
          </table:table-cell>
          <table:table-cell table:style-name="ce58" table:formula="of:=(([.C145]+[.C146])/2)/[.K145]/10000" office:value-type="float" office:value="6.93283257852564" calcext:value-type="float">
            <text:p>6.93</text:p>
          </table:table-cell>
        </table:table-row>
        <table:table-row table:style-name="ro2">
          <table:table-cell table:style-name="ce55" office:value-type="string" calcext:value-type="string">
            <text:p>Varta Industrial Pro AA</text:p>
          </table:table-cell>
          <table:table-cell table:style-name="ce58" office:value-type="float" office:value="1530.29" calcext:value-type="float">
            <text:p>1'530.29</text:p>
          </table:table-cell>
          <table:table-cell table:style-name="ce58" office:value-type="float" office:value="1567.26" calcext:value-type="float">
            <text:p>1'567.26</text:p>
          </table:table-cell>
          <table:table-cell table:style-name="ce55" table:number-columns-repeated="5"/>
          <table:table-cell table:number-columns-repeated="6"/>
        </table:table-row>
        <table:table-row table:style-name="ro2">
          <table:table-cell table:style-name="ce56"/>
          <table:table-cell table:style-name="ce59" table:number-columns-repeated="2"/>
          <table:table-cell table:style-name="ce56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Varta Ultra Lithium AA</text:p>
          </table:table-cell>
          <table:table-cell table:style-name="ce58" office:value-type="float" office:value="3017.07" calcext:value-type="float">
            <text:p>3'017.07</text:p>
          </table:table-cell>
          <table:table-cell table:style-name="ce58" office:value-type="float" office:value="3686.52" calcext:value-type="float">
            <text:p>3'686.52</text:p>
          </table:table-cell>
          <table:table-cell table:formula="of:=[.D62]" office:value-type="currency" office:currency="CHF" office:value="3.4875" calcext:value-type="currency">
            <text:p>CHF 3.488</text:p>
          </table:table-cell>
          <table:table-cell table:formula="of:=[.D148]/(([.B148]+[.B149])/2)*100" office:value-type="currency" office:currency="CHF" office:value="0.116134639591339" calcext:value-type="currency">
            <text:p>CHF 0.116</text:p>
          </table:table-cell>
          <table:table-cell table:formula="of:=[.D148]/(([.C148]+[.C149])/2)*100" office:value-type="currency" office:currency="CHF" office:value="0.0948205546492659" calcext:value-type="currency">
            <text:p>CHF 0.095</text:p>
          </table:table-cell>
          <table:table-cell table:style-name="ce74" table:formula="of:=(([.B62]+[.B63])-([.B148]+[.B149]))/([.B62]+[.B63])" office:value-type="percentage" office:value="0.00769266355171076" calcext:value-type="percentage">
            <text:p>0.77%</text:p>
          </table:table-cell>
          <table:table-cell table:style-name="ce74" table:formula="of:=(([.C62]+[.C63])-([.C148]+[.C149]))/([.C62]+[.C63])" office:value-type="percentage" office:value="0.115882386877175" calcext:value-type="percentage">
            <text:p>11.59%</text:p>
          </table:table-cell>
          <table:table-cell table:style-name="ce64" table:formula="of:=[.I62]" office:value-type="currency" office:currency="CHF" office:value="3.4875" calcext:value-type="currency">
            <text:p>CHF 3.488</text:p>
          </table:table-cell>
          <table:table-cell table:style-name="ce64" table:formula="of:=[.I148]/(([.B148]+[.B149])/2)*100" office:value-type="currency" office:currency="CHF" office:value="0.116134639591339" calcext:value-type="currency">
            <text:p>CHF 0.116</text:p>
          </table:table-cell>
          <table:table-cell table:style-name="ce64" table:formula="of:=[.I148]/(([.C148]+[.C149])/2)*100" office:value-type="currency" office:currency="CHF" office:value="0.0948205546492659" calcext:value-type="currency">
            <text:p>CHF 0.095</text:p>
          </table:table-cell>
          <table:table-cell/>
          <table:table-cell table:style-name="ce58" table:formula="of:=(([.C148]+[.C149])/2)/[.F148]/10000" office:value-type="float" office:value="3.87890580645161" calcext:value-type="float">
            <text:p>3.88</text:p>
          </table:table-cell>
          <table:table-cell table:style-name="ce58" table:formula="of:=(([.C148]+[.C149])/2)/[.K148]/10000" office:value-type="float" office:value="3.87890580645161" calcext:value-type="float">
            <text:p>3.88</text:p>
          </table:table-cell>
        </table:table-row>
        <table:table-row table:style-name="ro2">
          <table:table-cell office:value-type="string" calcext:value-type="string">
            <text:p>Varta Ultra Lithium AA</text:p>
          </table:table-cell>
          <table:table-cell table:style-name="ce58" office:value-type="float" office:value="2988.89" calcext:value-type="float">
            <text:p>2'988.89</text:p>
          </table:table-cell>
          <table:table-cell table:style-name="ce58" office:value-type="float" office:value="3669.48" calcext:value-type="float">
            <text:p>3'669.48</text:p>
          </table:table-cell>
          <table:table-cell table:number-columns-repeated="9"/>
          <table:table-cell table:style-name="ce58"/>
          <table:table-cell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Lux «Alkaline» AA</text:p>
          </table:table-cell>
          <table:table-cell table:style-name="ce58" office:value-type="float" office:value="1690.12" calcext:value-type="float">
            <text:p>1'690.12</text:p>
          </table:table-cell>
          <table:table-cell table:style-name="ce58" office:value-type="float" office:value="1767.94" calcext:value-type="float">
            <text:p>1'767.94</text:p>
          </table:table-cell>
          <table:table-cell table:formula="of:=[.D65]" office:value-type="currency" office:currency="CHF" office:value="0.25" calcext:value-type="currency">
            <text:p>CHF 0.250</text:p>
          </table:table-cell>
          <table:table-cell table:formula="of:=[.D151]/(([.B151]+[.B152])/2)*100" office:value-type="currency" office:currency="CHF" office:value="0.0150259347634016" calcext:value-type="currency">
            <text:p>CHF 0.015</text:p>
          </table:table-cell>
          <table:table-cell table:formula="of:=[.D151]/(([.C151]+[.C152])/2)*100" office:value-type="currency" office:currency="CHF" office:value="0.0144139988757081" calcext:value-type="currency">
            <text:p>CHF 0.014</text:p>
          </table:table-cell>
          <table:table-cell table:style-name="ce74" table:formula="of:=(([.B65]+[.B66])-([.B151]+[.B152]))/([.B65]+[.B66])" office:value-type="percentage" office:value="0.380410455403659" calcext:value-type="percentage">
            <text:p>38.04%</text:p>
          </table:table-cell>
          <table:table-cell table:style-name="ce74" table:formula="of:=(([.C65]+[.C66])-([.C151]+[.C152]))/([.C65]+[.C66])" office:value-type="percentage" office:value="0.445549982577785" calcext:value-type="percentage">
            <text:p>44.55%</text:p>
          </table:table-cell>
          <table:table-cell table:style-name="ce64" table:formula="of:=[.I65]" office:value-type="currency" office:currency="CHF" office:value="0.25" calcext:value-type="currency">
            <text:p>CHF 0.250</text:p>
          </table:table-cell>
          <table:table-cell table:style-name="ce64" table:formula="of:=[.I151]/(([.B151]+[.B152])/2)*100" office:value-type="currency" office:currency="CHF" office:value="0.0150259347634016" calcext:value-type="currency">
            <text:p>CHF 0.015</text:p>
          </table:table-cell>
          <table:table-cell table:style-name="ce64" table:formula="of:=[.I151]/(([.C151]+[.C152])/2)*100" office:value-type="currency" office:currency="CHF" office:value="0.0144139988757081" calcext:value-type="currency">
            <text:p>CHF 0.014</text:p>
          </table:table-cell>
          <table:table-cell/>
          <table:table-cell table:style-name="ce58" table:formula="of:=(([.C151]+[.C152])/2)/[.F151]/10000" office:value-type="float" office:value="12.0329203225" calcext:value-type="float">
            <text:p>12.03</text:p>
          </table:table-cell>
          <table:table-cell table:style-name="ce58" table:formula="of:=(([.C151]+[.C152])/2)/[.K151]/10000" office:value-type="float" office:value="12.0329203225" calcext:value-type="float">
            <text:p>12.03</text:p>
          </table:table-cell>
        </table:table-row>
        <table:table-row table:style-name="ro2">
          <table:table-cell office:value-type="string" calcext:value-type="string">
            <text:p>Lux «Alkaline» AA</text:p>
          </table:table-cell>
          <table:table-cell table:style-name="ce58" office:value-type="float" office:value="1637.46" calcext:value-type="float">
            <text:p>1'637.46</text:p>
          </table:table-cell>
          <table:table-cell table:style-name="ce58" office:value-type="float" office:value="1700.91" calcext:value-type="float">
            <text:p>1'700.91</text:p>
          </table:table-cell>
          <table:table-cell table:number-columns-repeated="11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2"/>
          <table:table-cell table:style-name="ce64"/>
          <table:table-cell table:number-columns-repeated="3"/>
        </table:table-row>
        <table:table-row table:style-name="ro2">
          <table:table-cell office:value-type="string" calcext:value-type="string">
            <text:p>GP Ultra Plus AA</text:p>
          </table:table-cell>
          <table:table-cell table:style-name="ce58" office:value-type="float" office:value="1652.97" calcext:value-type="float">
            <text:p>1'652.97</text:p>
          </table:table-cell>
          <table:table-cell table:style-name="ce58" office:value-type="float" office:value="1742.05" calcext:value-type="float">
            <text:p>1'742.05</text:p>
          </table:table-cell>
          <table:table-cell table:formula="of:=[.D68]" office:value-type="currency" office:currency="CHF" office:value="0.51" calcext:value-type="currency">
            <text:p>CHF 0.510</text:p>
          </table:table-cell>
          <table:table-cell table:formula="of:=[.D154]/(([.B154]+[.B155])/2)*100" office:value-type="currency" office:currency="CHF" office:value="0.0306309985705534" calcext:value-type="currency">
            <text:p>CHF 0.031</text:p>
          </table:table-cell>
          <table:table-cell table:formula="of:=[.D154]/(([.C154]+[.C155])/2)*100" office:value-type="currency" office:currency="CHF" office:value="0.0291784548577836" calcext:value-type="currency">
            <text:p>CHF 0.029</text:p>
          </table:table-cell>
          <table:table-cell table:style-name="ce74" table:formula="of:=(([.B68]+[.B69])-([.B154]+[.B155]))/([.B68]+[.B69])" office:value-type="percentage" office:value="0.382234482860975" calcext:value-type="percentage">
            <text:p>38.22%</text:p>
          </table:table-cell>
          <table:table-cell table:style-name="ce74" table:formula="of:=(([.C68]+[.C69])-([.C154]+[.C155]))/([.C68]+[.C69])" office:value-type="percentage" office:value="0.44613149372255" calcext:value-type="percentage">
            <text:p>44.61%</text:p>
          </table:table-cell>
          <table:table-cell table:style-name="ce64" table:formula="of:=[.I68]" office:value-type="currency" office:currency="CHF" office:value="0.51" calcext:value-type="currency">
            <text:p>CHF 0.510</text:p>
          </table:table-cell>
          <table:table-cell table:style-name="ce64" table:formula="of:=[.I154]/(([.B154]+[.B155])/2)*100" office:value-type="currency" office:currency="CHF" office:value="0.0306309985705534" calcext:value-type="currency">
            <text:p>CHF 0.031</text:p>
          </table:table-cell>
          <table:table-cell table:style-name="ce64" table:formula="of:=[.I154]/(([.C154]+[.C155])/2)*100" office:value-type="currency" office:currency="CHF" office:value="0.0291784548577836" calcext:value-type="currency">
            <text:p>CHF 0.029</text:p>
          </table:table-cell>
          <table:table-cell/>
          <table:table-cell table:style-name="ce58" table:formula="of:=(([.C154]+[.C155])/2)/[.F154]/10000" office:value-type="float" office:value="5.99025893769609" calcext:value-type="float">
            <text:p>5.99</text:p>
          </table:table-cell>
          <table:table-cell table:style-name="ce58" table:formula="of:=(([.C154]+[.C155])/2)/[.K154]/10000" office:value-type="float" office:value="5.99025893769608" calcext:value-type="float">
            <text:p>5.99</text:p>
          </table:table-cell>
        </table:table-row>
        <table:table-row table:style-name="ro2">
          <table:table-cell office:value-type="string" calcext:value-type="string">
            <text:p>GP Ultra Plus AA</text:p>
          </table:table-cell>
          <table:table-cell table:style-name="ce58" office:value-type="float" office:value="1676.99" calcext:value-type="float">
            <text:p>1'676.99</text:p>
          </table:table-cell>
          <table:table-cell table:style-name="ce58" office:value-type="float" office:value="1753.68" calcext:value-type="float">
            <text:p>1'753.68</text:p>
          </table:table-cell>
          <table:table-cell table:number-columns-repeated="11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Eveready Gold AA</text:p>
          </table:table-cell>
          <table:table-cell table:style-name="ce58" office:value-type="float" office:value="1666.36" calcext:value-type="float">
            <text:p>1'666.36</text:p>
          </table:table-cell>
          <table:table-cell table:style-name="ce58" office:value-type="float" office:value="1737.43" calcext:value-type="float">
            <text:p>1'737.43</text:p>
          </table:table-cell>
          <table:table-cell table:formula="of:=[.D71]" office:value-type="currency" office:currency="CHF" office:value="1.4875" calcext:value-type="currency">
            <text:p>CHF 1.488</text:p>
          </table:table-cell>
          <table:table-cell table:formula="of:=[.D157]/(([.B157]+[.B158])/2)*100" office:value-type="currency" office:currency="CHF" office:value="0.0917827448439693" calcext:value-type="currency">
            <text:p>CHF 0.092</text:p>
          </table:table-cell>
          <table:table-cell table:formula="of:=[.D157]/(([.C157]+[.C158])/2)*100" office:value-type="currency" office:currency="CHF" office:value="0.0886799651837985" calcext:value-type="currency">
            <text:p>CHF 0.089</text:p>
          </table:table-cell>
          <table:table-cell table:style-name="ce74" table:formula="of:=(([.B71]+[.B72])-([.B157]+[.B158]))/([.B71]+[.B72])" office:value-type="percentage" office:value="0.338325804140274" calcext:value-type="percentage">
            <text:p>33.83%</text:p>
          </table:table-cell>
          <table:table-cell table:style-name="ce74" table:formula="of:=(([.C71]+[.C72])-([.C157]+[.C158]))/([.C71]+[.C72])" office:value-type="percentage" office:value="0.415918449069842" calcext:value-type="percentage">
            <text:p>41.59%</text:p>
          </table:table-cell>
          <table:table-cell table:style-name="ce64" table:formula="of:=[.I71]" office:value-type="currency" office:currency="CHF" office:value="1.4875" calcext:value-type="currency">
            <text:p>CHF 1.488</text:p>
          </table:table-cell>
          <table:table-cell table:style-name="ce64" table:formula="of:=[.I157]/(([.B157]+[.B158])/2)*100" office:value-type="currency" office:currency="CHF" office:value="0.0917827448439693" calcext:value-type="currency">
            <text:p>CHF 0.092</text:p>
          </table:table-cell>
          <table:table-cell table:style-name="ce64" table:formula="of:=[.I157]/(([.C157]+[.C158])/2)*100" office:value-type="currency" office:currency="CHF" office:value="0.0886799651837985" calcext:value-type="currency">
            <text:p>CHF 0.089</text:p>
          </table:table-cell>
          <table:table-cell/>
          <table:table-cell table:style-name="ce58" table:formula="of:=(([.C157]+[.C158])/2)/[.F157]/10000" office:value-type="float" office:value="1.89149826178151" calcext:value-type="float">
            <text:p>1.89</text:p>
          </table:table-cell>
          <table:table-cell table:style-name="ce58" table:formula="of:=(([.C157]+[.C158])/2)/[.K157]/10000" office:value-type="float" office:value="1.89149826178151" calcext:value-type="float">
            <text:p>1.89</text:p>
          </table:table-cell>
        </table:table-row>
        <table:table-row table:style-name="ro2">
          <table:table-cell office:value-type="string" calcext:value-type="string">
            <text:p>Eveready Gold AA</text:p>
          </table:table-cell>
          <table:table-cell table:style-name="ce58" office:value-type="float" office:value="1574.99" calcext:value-type="float">
            <text:p>1'574.99</text:p>
          </table:table-cell>
          <table:table-cell table:style-name="ce58" office:value-type="float" office:value="1617.33" calcext:value-type="float">
            <text:p>1'617.33</text:p>
          </table:table-cell>
          <table:table-cell table:number-columns-repeated="10"/>
          <table:table-cell table:style-name="ce58"/>
        </table:table-row>
        <table:table-row table:style-name="ro2">
          <table:table-cell table:style-name="ce56"/>
          <table:table-cell table:style-name="ce59" table:number-columns-repeated="2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Logilink Ultra Power AA</text:p>
          </table:table-cell>
          <table:table-cell table:style-name="ce58" office:value-type="float" office:value="1346.27" calcext:value-type="float">
            <text:p>1'346.27</text:p>
          </table:table-cell>
          <table:table-cell table:style-name="ce58" office:value-type="float" office:value="1364.61" calcext:value-type="float">
            <text:p>1'364.61</text:p>
          </table:table-cell>
          <table:table-cell table:formula="of:=[.D74]" office:value-type="currency" office:currency="CHF" office:value="2.175" calcext:value-type="currency">
            <text:p>CHF 2.175</text:p>
          </table:table-cell>
          <table:table-cell table:formula="of:=[.D160]/(([.B160]+[.B161])/2)*100" office:value-type="currency" office:currency="CHF" office:value="0.161065177708579" calcext:value-type="currency">
            <text:p>CHF 0.161</text:p>
          </table:table-cell>
          <table:table-cell table:formula="of:=[.D160]/(([.C160]+[.C161])/2)*100" office:value-type="currency" office:currency="CHF" office:value="0.158983674021337" calcext:value-type="currency">
            <text:p>CHF 0.159</text:p>
          </table:table-cell>
          <table:table-cell table:style-name="ce74" table:formula="of:=(([.B74]+[.B75])-([.B160]+[.B161]))/([.B74]+[.B75])" office:value-type="percentage" office:value="0.404939794872925" calcext:value-type="percentage">
            <text:p>40.49%</text:p>
          </table:table-cell>
          <table:table-cell table:style-name="ce74" table:formula="of:=(([.C74]+[.C75])-([.C160]+[.C161]))/([.C74]+[.C75])" office:value-type="percentage" office:value="0.475313483380922" calcext:value-type="percentage">
            <text:p>47.53%</text:p>
          </table:table-cell>
          <table:table-cell table:style-name="ce64" table:formula="of:=[.I74]" office:value-type="currency" office:currency="CHF" office:value="1.35" calcext:value-type="currency">
            <text:p>CHF 1.350</text:p>
          </table:table-cell>
          <table:table-cell table:style-name="ce64" table:formula="of:=[.I160]/(([.B160]+[.B161])/2)*100" office:value-type="currency" office:currency="CHF" office:value="0.0999714896122217" calcext:value-type="currency">
            <text:p>CHF 0.100</text:p>
          </table:table-cell>
          <table:table-cell table:style-name="ce64" table:formula="of:=[.I160]/(([.C160]+[.C161])/2)*100" office:value-type="currency" office:currency="CHF" office:value="0.0986795218063469" calcext:value-type="currency">
            <text:p>CHF 0.099</text:p>
          </table:table-cell>
          <table:table-cell/>
          <table:table-cell table:style-name="ce58" table:formula="of:=(([.C160]+[.C161])/2)/[.F160]/10000" office:value-type="float" office:value="0.860506595045975" calcext:value-type="float">
            <text:p>0.86</text:p>
          </table:table-cell>
          <table:table-cell table:style-name="ce58" table:formula="of:=(([.C160]+[.C161])/2)/[.K160]/10000" office:value-type="float" office:value="1.38637173646296" calcext:value-type="float">
            <text:p>1.39</text:p>
          </table:table-cell>
        </table:table-row>
        <table:table-row table:style-name="ro2">
          <table:table-cell office:value-type="string" calcext:value-type="string">
            <text:p>Logilink Ultra Power AA</text:p>
          </table:table-cell>
          <table:table-cell table:style-name="ce58" office:value-type="float" office:value="1354.5" calcext:value-type="float">
            <text:p>1'354.50</text:p>
          </table:table-cell>
          <table:table-cell table:style-name="ce58" office:value-type="float" office:value="1371.52" calcext:value-type="float">
            <text:p>1'371.52</text:p>
          </table:table-cell>
          <table:table-cell table:number-columns-repeated="11"/>
        </table:table-row>
        <table:table-row table:style-name="ro2">
          <table:table-cell table:style-name="ce56" table:number-columns-repeated="3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Panasonic Pro Power AA</text:p>
          </table:table-cell>
          <table:table-cell table:style-name="ce58" office:value-type="float" office:value="1231.76" calcext:value-type="float">
            <text:p>1'231.76</text:p>
          </table:table-cell>
          <table:table-cell table:style-name="ce58" office:value-type="float" office:value="1323.09" calcext:value-type="float">
            <text:p>1'323.09</text:p>
          </table:table-cell>
          <table:table-cell table:formula="of:=[.D77]" office:value-type="currency" office:currency="CHF" office:value="1.9875" calcext:value-type="currency">
            <text:p>CHF 1.988</text:p>
          </table:table-cell>
          <table:table-cell table:formula="of:=[.D163]/(([.B163]+[.B164])/2)*100" office:value-type="currency" office:currency="CHF" office:value="0.15420783724963" calcext:value-type="currency">
            <text:p>CHF 0.154</text:p>
          </table:table-cell>
          <table:table-cell table:formula="of:=[.D163]/(([.C163]+[.C164])/2)*100" office:value-type="currency" office:currency="CHF" office:value="0.143091643448023" calcext:value-type="currency">
            <text:p>CHF 0.143</text:p>
          </table:table-cell>
          <table:table-cell table:style-name="ce74" table:formula="of:=(([.B77]+[.B78])-([.B163]+[.B164]))/([.B77]+[.B78])" office:value-type="percentage" office:value="0.497643826005613" calcext:value-type="percentage">
            <text:p>49.76%</text:p>
          </table:table-cell>
          <table:table-cell table:style-name="ce74" table:formula="of:=(([.C77]+[.C78])-([.C163]+[.C164]))/([.C77]+[.C78])" office:value-type="percentage" office:value="0.548244408631353" calcext:value-type="percentage">
            <text:p>54.82%</text:p>
          </table:table-cell>
          <table:table-cell table:style-name="ce64" table:formula="of:=[.I77]" office:value-type="currency" office:currency="CHF" office:value="0.77" calcext:value-type="currency">
            <text:p>CHF 0.770</text:p>
          </table:table-cell>
          <table:table-cell table:style-name="ce64" table:formula="of:=[.I163]/(([.B163]+[.B164])/2)*100" office:value-type="currency" office:currency="CHF" office:value="0.0597434136765864" calcext:value-type="currency">
            <text:p>CHF 0.060</text:p>
          </table:table-cell>
          <table:table-cell table:style-name="ce64" table:formula="of:=[.I163]/(([.C163]+[.C164])/2)*100" office:value-type="currency" office:currency="CHF" office:value="0.0554367624930704" calcext:value-type="currency">
            <text:p>CHF 0.055</text:p>
          </table:table-cell>
          <table:table-cell/>
          <table:table-cell table:style-name="ce58" table:formula="of:=(([.C163]+[.C164])/2)/[.F163]/10000" office:value-type="float" office:value="0.970685615547167" calcext:value-type="float">
            <text:p>0.97</text:p>
          </table:table-cell>
          <table:table-cell table:style-name="ce58" table:formula="of:=(([.C163]+[.C164])/2)/[.K163]/10000" office:value-type="float" office:value="2.50550345571428" calcext:value-type="float">
            <text:p>2.51</text:p>
          </table:table-cell>
        </table:table-row>
        <table:table-row table:style-name="ro2">
          <table:table-cell office:value-type="string" calcext:value-type="string">
            <text:p>Panasonic Pro Power AA</text:p>
          </table:table-cell>
          <table:table-cell table:style-name="ce58" office:value-type="float" office:value="1345.93" calcext:value-type="float">
            <text:p>1'345.93</text:p>
          </table:table-cell>
          <table:table-cell table:style-name="ce58" office:value-type="float" office:value="1454.85" calcext:value-type="float">
            <text:p>1'454.85</text:p>
          </table:table-cell>
          <table:table-cell table:number-columns-repeated="11"/>
        </table:table-row>
        <table:table-row table:style-name="ro2">
          <table:table-cell table:style-name="ce56" table:number-columns-repeated="3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office:value-type="string" calcext:value-type="string">
            <text:p>Ansmann Alkaline AA</text:p>
          </table:table-cell>
          <table:table-cell table:style-name="ce58" office:value-type="float" office:value="1371.07" calcext:value-type="float">
            <text:p>1'371.07</text:p>
          </table:table-cell>
          <table:table-cell table:style-name="ce58" office:value-type="float" office:value="1463.5" calcext:value-type="float">
            <text:p>1'463.50</text:p>
          </table:table-cell>
          <table:table-cell table:formula="of:=[.D80]" office:value-type="currency" office:currency="CHF" office:value="1.9125" calcext:value-type="currency">
            <text:p>CHF 1.913</text:p>
          </table:table-cell>
          <table:table-cell table:formula="of:=[.D166]/(([.B166]+[.B167])/2)*100" office:value-type="currency" office:currency="CHF" office:value="0.14555791492568" calcext:value-type="currency">
            <text:p>CHF 0.146</text:p>
          </table:table-cell>
          <table:table-cell table:formula="of:=[.D166]/(([.C166]+[.C167])/2)*100" office:value-type="currency" office:currency="CHF" office:value="0.136024665806066" calcext:value-type="currency">
            <text:p>CHF 0.136</text:p>
          </table:table-cell>
          <table:table-cell table:style-name="ce74" table:formula="of:=(([.B80]+[.B81])-([.B166]+[.B167]))/([.B80]+[.B81])" office:value-type="percentage" office:value="0.424485987858188" calcext:value-type="percentage">
            <text:p>42.45%</text:p>
          </table:table-cell>
          <table:table-cell table:style-name="ce74" table:formula="of:=(([.C80]+[.C81])-([.C166]+[.C167]))/([.C80]+[.C81])" office:value-type="percentage" office:value="0.483030203865521" calcext:value-type="percentage">
            <text:p>48.30%</text:p>
          </table:table-cell>
          <table:table-cell table:style-name="ce64" table:formula="of:=[.I80]" office:value-type="currency" office:currency="CHF" office:value="1.9125" calcext:value-type="currency">
            <text:p>CHF 1.913</text:p>
          </table:table-cell>
          <table:table-cell table:style-name="ce64" table:formula="of:=[.I166]/(([.B166]+[.B167])/2)*100" office:value-type="currency" office:currency="CHF" office:value="0.14555791492568" calcext:value-type="currency">
            <text:p>CHF 0.146</text:p>
          </table:table-cell>
          <table:table-cell table:style-name="ce64" table:formula="of:=[.I166]/(([.C166]+[.C167])/2)*100" office:value-type="currency" office:currency="CHF" office:value="0.136024665806066" calcext:value-type="currency">
            <text:p>CHF 0.136</text:p>
          </table:table-cell>
          <table:table-cell/>
          <table:table-cell table:style-name="ce58" table:formula="of:=(([.C166]+[.C167])/2)/[.F166]/10000" office:value-type="float" office:value="1.03363238694118" calcext:value-type="float">
            <text:p>1.03</text:p>
          </table:table-cell>
          <table:table-cell table:style-name="ce58" table:formula="of:=(([.C166]+[.C167])/2)/[.K166]/10000" office:value-type="float" office:value="1.03363238694118" calcext:value-type="float">
            <text:p>1.03</text:p>
          </table:table-cell>
        </table:table-row>
        <table:table-row table:style-name="ro2">
          <table:table-cell office:value-type="string" calcext:value-type="string">
            <text:p>Ansmann Alkaline AA</text:p>
          </table:table-cell>
          <table:table-cell table:style-name="ce58" office:value-type="float" office:value="1256.75" calcext:value-type="float">
            <text:p>1'256.75</text:p>
          </table:table-cell>
          <table:table-cell table:style-name="ce58" office:value-type="float" office:value="1348.49" calcext:value-type="float">
            <text:p>1'348.49</text:p>
          </table:table-cell>
          <table:table-cell table:number-columns-repeated="11"/>
        </table:table-row>
        <table:table-row table:style-name="ro2">
          <table:table-cell table:style-name="ce56" table:number-columns-repeated="3"/>
          <table:table-cell table:style-name="ce66"/>
          <table:table-cell table:style-name="ce71" table:number-columns-repeated="2"/>
          <table:table-cell table:style-name="ce56" table:number-columns-repeated="2"/>
          <table:table-cell table:number-columns-repeated="6"/>
        </table:table-row>
        <table:table-row table:style-name="ro2">
          <table:table-cell table:number-columns-repeated="9"/>
          <table:table-cell table:style-name="ce64" table:number-columns-repeated="2"/>
          <table:table-cell/>
          <table:table-cell table:style-name="ce58"/>
          <table:table-cell/>
        </table:table-row>
        <table:table-row table:style-name="ro2" table:number-rows-repeated="104840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itle="Benutzerdefiniert">
      <number:minutes number:style="long"/>
      <number:text>:</number:text>
      <number:seconds number:style="long"/>
    </number:time-style>
    <number:time-style style:name="N108" number:title="Benutzerdefiniert" number:truncate-on-overflow="false">
      <number:hours number:style="long"/>
      <number:text>:</number:text>
      <number:minutes number:style="long"/>
    </number:time-style>
    <number:number-style style:name="N109P0" style:volatile="true">
      <number:number number:decimal-places="2" number:min-decimal-places="2" number:min-integer-digits="1"/>
    </number:number-style>
    <number:number-style style:name="N109" number:title="Benutzerdefiniert">
      <style:text-properties fo:color="#ff0000"/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1P0" style:volatile="true">
      <number:text>+</number:text>
      <number:number number:decimal-places="2" number:min-decimal-places="2" number:min-integer-digits="1"/>
    </number:number-style>
    <number:number-style style:name="N111" number:title="Benutzerdefiniert">
      <style:text-properties fo:color="#ff0000"/>
      <number:text>-</number:text>
      <number:number number:decimal-places="2" number:min-decimal-places="2" number:min-integer-digits="1"/>
      <style:map style:condition="value()&gt;=0" style:apply-style-name="N111P0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 number:grouping="true"/>
    </number:number-style>
    <number:number-style style:name="N114" number:title="Benutzerdefiniert">
      <number:number number:decimal-places="4" number:min-decimal-places="4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>CHF</number:currency-symbol>
    </number:currency-style>
    <number:currency-style style:name="N116" number:title="Benutzerdefiniert">
      <number:text>-</number:text>
      <number:number number:decimal-places="2" number:min-decimal-places="2" number:min-integer-digits="1" number:grouping="true"/>
      <number:text> </number:text>
      <number:currency-symbol>CHF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2" number:min-integer-digits="1" number:grouping="true"/>
      <number:text> </number:text>
      <number:currency-symbol>Rp</number:currency-symbol>
    </number:currency-style>
    <number:currency-style style:name="N118" number:title="Benutzerdefiniert">
      <number:text>-</number:text>
      <number:number number:decimal-places="2" number:min-decimal-places="2" number:min-integer-digits="1" number:grouping="true"/>
      <number:text> </number:text>
      <number:currency-symbol>Rp</number:currency-symbol>
      <style:map style:condition="value()&gt;=0" style:apply-style-name="N118P0"/>
    </number:currency-style>
    <number:currency-style style:name="N120P0" style:volatile="true">
      <number:number number:decimal-places="2" number:min-decimal-places="2" number:min-integer-digits="1" number:grouping="true"/>
      <number:text> </number:text>
      <number:currency-symbol>Rp.</number:currency-symbol>
    </number:currency-style>
    <number:currency-style style:name="N120" number:title="Benutzerdefiniert">
      <number:text>-</number:text>
      <number:number number:decimal-places="2" number:min-decimal-places="2" number:min-integer-digits="1" number:grouping="true"/>
      <number:text> </number:text>
      <number:currency-symbol>Rp.</number:currency-symbol>
      <style:map style:condition="value()&gt;=0" style:apply-style-name="N120P0"/>
    </number:currency-style>
    <number:number-style style:name="N121">
      <number:number number:decimal-places="1" number:min-decimal-places="1" number:min-integer-digits="1" number:grouping="true"/>
    </number:number-style>
    <number:currency-style style:name="N123P0" style:volatile="true">
      <number:currency-symbol number:language="de" number:country="CH">CHF</number:currency-symbol>
      <number:text> </number:text>
      <number:number number:decimal-places="3" number:min-decimal-places="3" number:min-integer-digits="1" number:grouping="true"/>
    </number:currency-style>
    <number:currency-style style:name="N123">
      <number:currency-symbol number:language="de" number:country="CH">CHF</number:currency-symbol>
      <number:text> -</number:text>
      <number:number number:decimal-places="3" number:min-decimal-places="3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e" number:country="CH">CHF</number:currency-symbol>
      <number:text> </number:text>
      <number:number number:decimal-places="3" number:min-decimal-places="3" number:min-integer-digits="1" number:grouping="true"/>
    </number:currency-style>
    <number:currency-style style:name="N124">
      <style:text-properties fo:color="#ff0000"/>
      <number:currency-symbol number:language="de" number:country="CH">CHF</number:currency-symbol>
      <number:text> -</number:text>
      <number:number number:decimal-places="3" number:min-decimal-places="3" number:min-integer-digits="1" number:grouping="true"/>
      <style:map style:condition="value()&gt;=0" style:apply-style-name="N124P0"/>
    </number:currency-style>
    <number:number-style style:name="N125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currency-style style:name="N10108P0" style:volatile="true" number:language="de" number:country="CH">
      <number:currency-symbol>CHF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de" number:country="CH">
      <style:text-properties fo:color="#ff0000"/>
      <number:currency-symbol>CHF</number:currency-symbol>
      <number:text> -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10P0" style:volatile="true" number:language="de" number:country="CH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110" number:language="de" number:country="CH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.00.0000</text:date>, <text:time style:data-style-name="N2" text:time-value="12:49:19.9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44:45.475000000</meta:creation-date>
    <meta:generator>LibreOffice/7.1.0.3$Windows_X86_64 LibreOffice_project/f6099ecf3d29644b5008cc8f48f42f4a40986e4c</meta:generator>
    <dc:date>2021-04-06T12:54:36.730000000</dc:date>
    <meta:editing-duration>PT13H11M23S</meta:editing-duration>
    <meta:editing-cycles>117</meta:editing-cycles>
    <meta:print-date>2021-01-02T16:19:39.702000000</meta:print-date>
    <meta:document-statistic meta:table-count="1" meta:cell-count="866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52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0.001cm" svg:height="15.001cm" xlink:href=".." xlink:type="simple" chart:class="chart:bar" chart:style-name="ch1">
        <chart:title svg:x="20.445cm" svg:y="0.436cm" chart:style-name="ch2">
          <text:p>100mA Test: Energy (mWh) (higher is better)</text:p>
        </chart:title>
        <chart:plot-area chart:style-name="ch3" table:cell-range-address="'Alkaline AA'.A2:'Alkaline AA'.A81 'Alkaline AA'.C1:'Alkaline AA'.C81" chart:data-source-has-labels="both" svg:x="1cm" svg:y="1.515cm" svg:width="48.001cm" svg:height="13.186cm">
          <chart:coordinate-region svg:x="2.779cm" svg:y="1.515cm" svg:width="46.222cm" svg:height="9.026cm"/>
          <chart:axis chart:dimension="x" chart:name="primary-x" chart:style-name="ch4" chartooo:axis-type="auto">
            <chartooo:date-scale/>
            <chart:categories table:cell-range-address="'Alkaline AA'.A2:'Alkaline AA'.A8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kaline AA'.C2:'Alkaline AA'.C81" chart:label-cell-address="'Alkaline AA'.C1:'Alkaline AA'.C1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ergy (mWh)</text:p>
                <draw:g>
                  <svg:desc>'Alkaline AA'.C1:'Alkaline A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KEA Alkalisk AA</text:p>
                <draw:g>
                  <svg:desc>'Alkaline AA'.A2:'Alkaline AA'.A81</svg:desc>
                </draw:g>
              </table:table-cell>
              <table:table-cell office:value-type="float" office:value="2853.4">
                <text:p>2853.4</text:p>
                <draw:g>
                  <svg:desc>'Alkaline AA'.C2:'Alkaline AA'.C81</svg:desc>
                </draw:g>
              </table:table-cell>
            </table:table-row>
            <table:table-row>
              <table:table-cell office:value-type="string">
                <text:p>IKEA Alkalisk AA</text:p>
              </table:table-cell>
              <table:table-cell office:value-type="float" office:value="2785.31">
                <text:p>2785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2496.84">
                <text:p>2496.84</text:p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2548.35">
                <text:p>2548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2455.33">
                <text:p>2455.33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2508.45">
                <text:p>2508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3119.42">
                <text:p>3119.42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3122.05">
                <text:p>3122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3004.59">
                <text:p>3004.59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2896.03">
                <text:p>2896.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2563.23">
                <text:p>2563.23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2638.92">
                <text:p>2638.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3053.91">
                <text:p>3053.91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2995.72">
                <text:p>2995.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2700.63">
                <text:p>2700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3026.03">
                <text:p>3026.03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2916.9">
                <text:p>2916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2760.68">
                <text:p>2760.68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2992.9">
                <text:p>2992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2836.99">
                <text:p>2836.99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2783.08">
                <text:p>2783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4906.74">
                <text:p>4906.74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5017.89">
                <text:p>5017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2612.46">
                <text:p>2612.46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2513.74">
                <text:p>2513.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2631.12">
                <text:p>2631.12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2663.65">
                <text:p>2663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2804.14">
                <text:p>2804.14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2896.95">
                <text:p>2896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2840.58">
                <text:p>2840.58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2843.98">
                <text:p>2843.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3032.58">
                <text:p>3032.58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3030.06">
                <text:p>3030.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2747.6">
                <text:p>2747.6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2848.68">
                <text:p>2848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2695.3">
                <text:p>2695.3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2938.95">
                <text:p>2938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2953.13">
                <text:p>2953.13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3049.18">
                <text:p>3049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4141.5">
                <text:p>4141.5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4178.66">
                <text:p>4178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3146.78">
                <text:p>3146.78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3109.6">
                <text:p>3109.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3154.95">
                <text:p>3154.95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3156.53">
                <text:p>3156.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2829.6">
                <text:p>2829.6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2914.05">
                <text:p>2914.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2577.82">
                <text:p>2577.82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2636.97">
                <text:p>2636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3083.74">
                <text:p>3083.74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3065.47">
                <text:p>3065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2739.78">
                <text:p>2739.78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2699.59">
                <text:p>2699.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5.001cm" xlink:href=".." xlink:type="simple" chart:class="chart:bar" chart:style-name="ch1">
        <chart:title svg:x="9.038cm" svg:y="0.436cm" chart:style-name="ch2">
          <text:p>500mA Test: Energy Score (higher is better)</text:p>
        </chart:title>
        <chart:legend chart:legend-position="end" svg:x="25.161cm" svg:y="6.952cm" style:legend-expansion="high" chart:style-name="ch3"/>
        <chart:plot-area chart:style-name="ch4" table:cell-range-addres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 'Alkaline AA'.M88:'Alkaline AA'.N88 'Alkaline AA'.M91:'Alkaline AA'.N91 'Alkaline AA'.M94:'Alkaline AA'.N94 'Alkaline AA'.M97:'Alkaline AA'.N97 'Alkaline AA'.M100:'Alkaline AA'.N100 'Alkaline AA'.M103:'Alkaline AA'.N103 'Alkaline AA'.M106:'Alkaline AA'.N106 'Alkaline AA'.M109:'Alkaline AA'.N109 'Alkaline AA'.M112:'Alkaline AA'.N112 'Alkaline AA'.M115:'Alkaline AA'.N115 'Alkaline AA'.M118:'Alkaline AA'.N118 'Alkaline AA'.M121:'Alkaline AA'.N121 'Alkaline AA'.M124:'Alkaline AA'.N124 'Alkaline AA'.M127:'Alkaline AA'.N127 'Alkaline AA'.M130:'Alkaline AA'.N130 'Alkaline AA'.M133:'Alkaline AA'.N133 'Alkaline AA'.M136:'Alkaline AA'.N136 'Alkaline AA'.M139:'Alkaline AA'.N139 'Alkaline AA'.M142:'Alkaline AA'.N142 'Alkaline AA'.M145:'Alkaline AA'.N145 'Alkaline AA'.M148:'Alkaline AA'.N148 'Alkaline AA'.M151:'Alkaline AA'.N151 'Alkaline AA'.M154:'Alkaline AA'.N154 'Alkaline AA'.M157:'Alkaline AA'.N157 'Alkaline AA'.M160:'Alkaline AA'.N160 'Alkaline AA'.M163:'Alkaline AA'.N163 'Alkaline AA'.M166:'Alkaline AA'.N166" chart:data-source-has-labels="both" svg:x="0.54cm" svg:y="1.515cm" svg:width="24.081cm" svg:height="13.186cm">
          <chart:coordinate-region svg:x="2.179cm" svg:y="1.515cm" svg:width="22.442cm" svg:height="8.827cm"/>
          <chart:axis chart:dimension="x" chart:name="primary-x" chart:style-name="ch5" chartooo:axis-type="auto">
            <chartooo:date-scale/>
            <chart:categories table:cell-range-addres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kaline AA'.M88:'Alkaline AA'.M88 'Alkaline AA'.M91:'Alkaline AA'.M91 'Alkaline AA'.M94:'Alkaline AA'.M94 'Alkaline AA'.M97:'Alkaline AA'.M97 'Alkaline AA'.M100:'Alkaline AA'.M100 'Alkaline AA'.M103:'Alkaline AA'.M103 'Alkaline AA'.M106:'Alkaline AA'.M106 'Alkaline AA'.M109:'Alkaline AA'.M109 'Alkaline AA'.M112:'Alkaline AA'.M112 'Alkaline AA'.M115:'Alkaline AA'.M115 'Alkaline AA'.M118:'Alkaline AA'.M118 'Alkaline AA'.M121:'Alkaline AA'.M121 'Alkaline AA'.M124:'Alkaline AA'.M124 'Alkaline AA'.M127:'Alkaline AA'.M127 'Alkaline AA'.M130:'Alkaline AA'.M130 'Alkaline AA'.M133:'Alkaline AA'.M133 'Alkaline AA'.M136:'Alkaline AA'.M136 'Alkaline AA'.M139:'Alkaline AA'.M139 'Alkaline AA'.M142:'Alkaline AA'.M142 'Alkaline AA'.M145:'Alkaline AA'.M145 'Alkaline AA'.M148:'Alkaline AA'.M148 'Alkaline AA'.M151:'Alkaline AA'.M151 'Alkaline AA'.M154:'Alkaline AA'.M154 'Alkaline AA'.M157:'Alkaline AA'.M157 'Alkaline AA'.M160:'Alkaline AA'.M160 'Alkaline AA'.M163:'Alkaline AA'.M163 'Alkaline AA'.M166:'Alkaline AA'.M166" loext:label-string="&quot;Normal&quot;" chart:class="chart:bar">
            <chart:data-point chart:repeated="27"/>
          </chart:series>
          <chart:series chart:style-name="ch9" chart:values-cell-range-address="'Alkaline AA'.N88:'Alkaline AA'.N88 'Alkaline AA'.N91:'Alkaline AA'.N91 'Alkaline AA'.N94:'Alkaline AA'.N94 'Alkaline AA'.N97:'Alkaline AA'.N97 'Alkaline AA'.N100:'Alkaline AA'.N100 'Alkaline AA'.N103:'Alkaline AA'.N103 'Alkaline AA'.N106:'Alkaline AA'.N106 'Alkaline AA'.N109:'Alkaline AA'.N109 'Alkaline AA'.N112:'Alkaline AA'.N112 'Alkaline AA'.N115:'Alkaline AA'.N115 'Alkaline AA'.N118:'Alkaline AA'.N118 'Alkaline AA'.N121:'Alkaline AA'.N121 'Alkaline AA'.N124:'Alkaline AA'.N124 'Alkaline AA'.N127:'Alkaline AA'.N127 'Alkaline AA'.N130:'Alkaline AA'.N130 'Alkaline AA'.N133:'Alkaline AA'.N133 'Alkaline AA'.N136:'Alkaline AA'.N136 'Alkaline AA'.N139:'Alkaline AA'.N139 'Alkaline AA'.N142:'Alkaline AA'.N142 'Alkaline AA'.N145:'Alkaline AA'.N145 'Alkaline AA'.N148:'Alkaline AA'.N148 'Alkaline AA'.N151:'Alkaline AA'.N151 'Alkaline AA'.N154:'Alkaline AA'.N154 'Alkaline AA'.N157:'Alkaline AA'.N157 'Alkaline AA'.N160:'Alkaline AA'.N160 'Alkaline AA'.N163:'Alkaline AA'.N163 'Alkaline AA'.N166:'Alkaline AA'.N166" loext:label-string="&quot;Bulk&quot;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  <table:table-cell office:value-type="string">
                <text:p>Bulk</text:p>
              </table:table-cell>
            </table:table-row>
          </table:table-header-rows>
          <table:table-rows>
            <table:table-row>
              <table:table-cell office:value-type="string">
                <text:p>IKEA Alkalisk AA</text:p>
                <draw:g>
                  <svg:desc>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</svg:desc>
                </draw:g>
              </table:table-cell>
              <table:table-cell office:value-type="float" office:value="6.5264707729661">
                <text:p>6.5264707729661</text:p>
                <draw:g>
                  <svg:desc>'Alkaline AA'.M88:'Alkaline AA'.M88 'Alkaline AA'.M91:'Alkaline AA'.M91 'Alkaline AA'.M94:'Alkaline AA'.M94 'Alkaline AA'.M97:'Alkaline AA'.M97 'Alkaline AA'.M100:'Alkaline AA'.M100 'Alkaline AA'.M103:'Alkaline AA'.M103 'Alkaline AA'.M106:'Alkaline AA'.M106 'Alkaline AA'.M109:'Alkaline AA'.M109 'Alkaline AA'.M112:'Alkaline AA'.M112 'Alkaline AA'.M115:'Alkaline AA'.M115 'Alkaline AA'.M118:'Alkaline AA'.M118 'Alkaline AA'.M121:'Alkaline AA'.M121 'Alkaline AA'.M124:'Alkaline AA'.M124 'Alkaline AA'.M127:'Alkaline AA'.M127 'Alkaline AA'.M130:'Alkaline AA'.M130 'Alkaline AA'.M133:'Alkaline AA'.M133 'Alkaline AA'.M136:'Alkaline AA'.M136 'Alkaline AA'.M139:'Alkaline AA'.M139 'Alkaline AA'.M142:'Alkaline AA'.M142 'Alkaline AA'.M145:'Alkaline AA'.M145 'Alkaline AA'.M148:'Alkaline AA'.M148 'Alkaline AA'.M151:'Alkaline AA'.M151 'Alkaline AA'.M154:'Alkaline AA'.M154 'Alkaline AA'.M157:'Alkaline AA'.M157 'Alkaline AA'.M160:'Alkaline AA'.M160 'Alkaline AA'.M163:'Alkaline AA'.M163 'Alkaline AA'.M166:'Alkaline AA'.M166</svg:desc>
                </draw:g>
              </table:table-cell>
              <table:table-cell office:value-type="float" office:value="6.5264707729661">
                <text:p>6.5264707729661</text:p>
                <draw:g>
                  <svg:desc>'Alkaline AA'.N88:'Alkaline AA'.N88 'Alkaline AA'.N91:'Alkaline AA'.N91 'Alkaline AA'.N94:'Alkaline AA'.N94 'Alkaline AA'.N97:'Alkaline AA'.N97 'Alkaline AA'.N100:'Alkaline AA'.N100 'Alkaline AA'.N103:'Alkaline AA'.N103 'Alkaline AA'.N106:'Alkaline AA'.N106 'Alkaline AA'.N109:'Alkaline AA'.N109 'Alkaline AA'.N112:'Alkaline AA'.N112 'Alkaline AA'.N115:'Alkaline AA'.N115 'Alkaline AA'.N118:'Alkaline AA'.N118 'Alkaline AA'.N121:'Alkaline AA'.N121 'Alkaline AA'.N124:'Alkaline AA'.N124 'Alkaline AA'.N127:'Alkaline AA'.N127 'Alkaline AA'.N130:'Alkaline AA'.N130 'Alkaline AA'.N133:'Alkaline AA'.N133 'Alkaline AA'.N136:'Alkaline AA'.N136 'Alkaline AA'.N139:'Alkaline AA'.N139 'Alkaline AA'.N142:'Alkaline AA'.N142 'Alkaline AA'.N145:'Alkaline AA'.N145 'Alkaline AA'.N148:'Alkaline AA'.N148 'Alkaline AA'.N151:'Alkaline AA'.N151 'Alkaline AA'.N154:'Alkaline AA'.N154 'Alkaline AA'.N157:'Alkaline AA'.N157 'Alkaline AA'.N160:'Alkaline AA'.N160 'Alkaline AA'.N163:'Alkaline AA'.N163 'Alkaline AA'.N166:'Alkaline AA'.N166</svg:desc>
                </draw:g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1.36958828032323">
                <text:p>1.36958828032323</text:p>
              </table:table-cell>
              <table:table-cell office:value-type="float" office:value="1.51496357264804">
                <text:p>1.51496357264804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0.88632041530935">
                <text:p>0.88632041530935</text:p>
              </table:table-cell>
              <table:table-cell office:value-type="float" office:value="1.03008810809365">
                <text:p>1.03008810809365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1.65519730383784">
                <text:p>1.65519730383784</text:p>
              </table:table-cell>
              <table:table-cell office:value-type="float" office:value="3.06978948581454">
                <text:p>3.06978948581454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1.01766436281407">
                <text:p>1.01766436281407</text:p>
              </table:table-cell>
              <table:table-cell office:value-type="float" office:value="2.03532872562814">
                <text:p>2.03532872562814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1.10784807692308">
                <text:p>1.10784807692308</text:p>
              </table:table-cell>
              <table:table-cell office:value-type="float" office:value="1.10784807692308">
                <text:p>1.10784807692308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1.68314704936987">
                <text:p>1.68314704936987</text:p>
              </table:table-cell>
              <table:table-cell office:value-type="float" office:value="1.68314704936987">
                <text:p>1.68314704936987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1.06511283138562">
                <text:p>1.06511283138562</text:p>
              </table:table-cell>
              <table:table-cell office:value-type="float" office:value="2.62842360003226">
                <text:p>2.62842360003226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1.10052483144654">
                <text:p>1.10052483144654</text:p>
              </table:table-cell>
              <table:table-cell office:value-type="float" office:value="1.92778375135593">
                <text:p>1.92778375135593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0.571124939256283">
                <text:p>0.571124939256283</text:p>
              </table:table-cell>
              <table:table-cell office:value-type="float" office:value="0.983164904083045">
                <text:p>0.983164904083045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2.02458620653986">
                <text:p>2.02458620653986</text:p>
              </table:table-cell>
              <table:table-cell office:value-type="float" office:value="3.53550011391965">
                <text:p>3.53550011391965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5.15510244000671">
                <text:p>5.15510244000671</text:p>
              </table:table-cell>
              <table:table-cell office:value-type="float" office:value="7.86998220861681">
                <text:p>7.86998220861681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2.3013263238995">
                <text:p>2.3013263238995</text:p>
              </table:table-cell>
              <table:table-cell office:value-type="float" office:value="2.3013263238995">
                <text:p>2.3013263238995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4.53099164636842">
                <text:p>4.53099164636842</text:p>
              </table:table-cell>
              <table:table-cell office:value-type="float" office:value="4.53099164636842">
                <text:p>4.53099164636842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2.96252778693467">
                <text:p>2.96252778693467</text:p>
              </table:table-cell>
              <table:table-cell office:value-type="float" office:value="2.96252778693467">
                <text:p>2.96252778693467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1.7906745309899">
                <text:p>1.7906745309899</text:p>
              </table:table-cell>
              <table:table-cell office:value-type="float" office:value="1.7906745309899">
                <text:p>1.7906745309899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1.5094206057554">
                <text:p>1.5094206057554</text:p>
              </table:table-cell>
              <table:table-cell office:value-type="float" office:value="1.64427479780564">
                <text:p>1.64427479780564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1.32481467401438">
                <text:p>1.32481467401438</text:p>
              </table:table-cell>
              <table:table-cell office:value-type="float" office:value="2.71606548212389">
                <text:p>2.71606548212389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0.9279718">
                <text:p>0.9279718</text:p>
              </table:table-cell>
              <table:table-cell office:value-type="float" office:value="1.12997926666667">
                <text:p>1.12997926666667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1.41375409444444">
                <text:p>1.41375409444444</text:p>
              </table:table-cell>
              <table:table-cell office:value-type="float" office:value="6.93283257852564">
                <text:p>6.93283257852564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3.87890580645161">
                <text:p>3.87890580645161</text:p>
              </table:table-cell>
              <table:table-cell office:value-type="float" office:value="3.87890580645161">
                <text:p>3.87890580645161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12.0329203225">
                <text:p>12.0329203225</text:p>
              </table:table-cell>
              <table:table-cell office:value-type="float" office:value="12.0329203225">
                <text:p>12.0329203225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5.99025893769609">
                <text:p>5.99025893769609</text:p>
              </table:table-cell>
              <table:table-cell office:value-type="float" office:value="5.99025893769608">
                <text:p>5.99025893769608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1.89149826178151">
                <text:p>1.89149826178151</text:p>
              </table:table-cell>
              <table:table-cell office:value-type="float" office:value="1.89149826178151">
                <text:p>1.89149826178151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0.860506595045975">
                <text:p>0.860506595045975</text:p>
              </table:table-cell>
              <table:table-cell office:value-type="float" office:value="1.38637173646296">
                <text:p>1.38637173646296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0.970685615547167">
                <text:p>0.970685615547167</text:p>
              </table:table-cell>
              <table:table-cell office:value-type="float" office:value="2.50550345571428">
                <text:p>2.50550345571428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1.03363238694118">
                <text:p>1.03363238694118</text:p>
              </table:table-cell>
              <table:table-cell office:value-type="float" office:value="1.03363238694118">
                <text:p>1.0336323869411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minimum="0" chart:maximum="4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5.001cm" xlink:href=".." xlink:type="simple" chart:class="chart:bar" chart:style-name="ch1">
        <chart:title svg:x="9.038cm" svg:y="0.436cm" chart:style-name="ch2">
          <text:p>100mA Test: Energy Score (higher is better)</text:p>
        </chart:title>
        <chart:legend chart:legend-position="end" svg:x="25.161cm" svg:y="6.952cm" style:legend-expansion="high" chart:style-name="ch3"/>
        <chart:plot-area chart:style-name="ch4" table:cell-range-address="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 'Alkaline AA'.M2:'Alkaline AA'.N2 'Alkaline AA'.M5:'Alkaline AA'.N5 'Alkaline AA'.M8:'Alkaline AA'.N8 'Alkaline AA'.M11:'Alkaline AA'.N11 'Alkaline AA'.M14:'Alkaline AA'.N14 'Alkaline AA'.M17:'Alkaline AA'.N17 'Alkaline AA'.M20:'Alkaline AA'.N20 'Alkaline AA'.M23:'Alkaline AA'.N23 'Alkaline AA'.M26:'Alkaline AA'.N26 'Alkaline AA'.M29:'Alkaline AA'.N29 'Alkaline AA'.M32:'Alkaline AA'.N32 'Alkaline AA'.M35:'Alkaline AA'.N35 'Alkaline AA'.M38:'Alkaline AA'.N38 'Alkaline AA'.M41:'Alkaline AA'.N41 'Alkaline AA'.M44:'Alkaline AA'.N44 'Alkaline AA'.M47:'Alkaline AA'.N47 'Alkaline AA'.M50:'Alkaline AA'.N50 'Alkaline AA'.M53:'Alkaline AA'.N53 'Alkaline AA'.M56:'Alkaline AA'.N56 'Alkaline AA'.M59:'Alkaline AA'.N59 'Alkaline AA'.M62:'Alkaline AA'.N62 'Alkaline AA'.M65:'Alkaline AA'.N65 'Alkaline AA'.M68:'Alkaline AA'.N68 'Alkaline AA'.M71:'Alkaline AA'.N71 'Alkaline AA'.M74:'Alkaline AA'.N74 'Alkaline AA'.M77:'Alkaline AA'.N77 'Alkaline AA'.M80:'Alkaline AA'.N80" chart:data-source-has-labels="both" svg:x="0.54cm" svg:y="1.515cm" svg:width="24.081cm" svg:height="13.186cm">
          <chart:coordinate-region svg:x="2.183cm" svg:y="1.515cm" svg:width="22.438cm" svg:height="8.827cm"/>
          <chart:axis chart:dimension="x" chart:name="primary-x" chart:style-name="ch5" chartooo:axis-type="auto">
            <chartooo:date-scale/>
            <chart:categories table:cell-range-address="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kaline AA'.M2:'Alkaline AA'.M2 'Alkaline AA'.M5:'Alkaline AA'.M5 'Alkaline AA'.M8:'Alkaline AA'.M8 'Alkaline AA'.M11:'Alkaline AA'.M11 'Alkaline AA'.M14:'Alkaline AA'.M14 'Alkaline AA'.M17:'Alkaline AA'.M17 'Alkaline AA'.M20:'Alkaline AA'.M20 'Alkaline AA'.M23:'Alkaline AA'.M23 'Alkaline AA'.M26:'Alkaline AA'.M26 'Alkaline AA'.M29:'Alkaline AA'.M29 'Alkaline AA'.M32:'Alkaline AA'.M32 'Alkaline AA'.M35:'Alkaline AA'.M35 'Alkaline AA'.M38:'Alkaline AA'.M38 'Alkaline AA'.M41:'Alkaline AA'.M41 'Alkaline AA'.M44:'Alkaline AA'.M44 'Alkaline AA'.M47:'Alkaline AA'.M47 'Alkaline AA'.M50:'Alkaline AA'.M50 'Alkaline AA'.M53:'Alkaline AA'.M53 'Alkaline AA'.M56:'Alkaline AA'.M56 'Alkaline AA'.M59:'Alkaline AA'.M59 'Alkaline AA'.M62:'Alkaline AA'.M62 'Alkaline AA'.M65:'Alkaline AA'.M65 'Alkaline AA'.M68:'Alkaline AA'.M68 'Alkaline AA'.M71:'Alkaline AA'.M71 'Alkaline AA'.M74:'Alkaline AA'.M74 'Alkaline AA'.M77:'Alkaline AA'.M77 'Alkaline AA'.M80:'Alkaline AA'.M80" loext:label-string="&quot;Normal&quot;" chart:class="chart:bar">
            <chart:data-point chart:repeated="27"/>
          </chart:series>
          <chart:series chart:style-name="ch9" chart:values-cell-range-address="'Alkaline AA'.N2:'Alkaline AA'.N2 'Alkaline AA'.N5:'Alkaline AA'.N5 'Alkaline AA'.N8:'Alkaline AA'.N8 'Alkaline AA'.N11:'Alkaline AA'.N11 'Alkaline AA'.N14:'Alkaline AA'.N14 'Alkaline AA'.N17:'Alkaline AA'.N17 'Alkaline AA'.N20:'Alkaline AA'.N20 'Alkaline AA'.N23:'Alkaline AA'.N23 'Alkaline AA'.N26:'Alkaline AA'.N26 'Alkaline AA'.N29:'Alkaline AA'.N29 'Alkaline AA'.N32:'Alkaline AA'.N32 'Alkaline AA'.N35:'Alkaline AA'.N35 'Alkaline AA'.N38:'Alkaline AA'.N38 'Alkaline AA'.N41:'Alkaline AA'.N41 'Alkaline AA'.N44:'Alkaline AA'.N44 'Alkaline AA'.N47:'Alkaline AA'.N47 'Alkaline AA'.N50:'Alkaline AA'.N50 'Alkaline AA'.N53:'Alkaline AA'.N53 'Alkaline AA'.N56:'Alkaline AA'.N56 'Alkaline AA'.N59:'Alkaline AA'.N59 'Alkaline AA'.N62:'Alkaline AA'.N62 'Alkaline AA'.N65:'Alkaline AA'.N65 'Alkaline AA'.N68:'Alkaline AA'.N68 'Alkaline AA'.N71:'Alkaline AA'.N71 'Alkaline AA'.N74:'Alkaline AA'.N74 'Alkaline AA'.N77:'Alkaline AA'.N77 'Alkaline AA'.N80:'Alkaline AA'.N80" loext:label-string="&quot;Bulk&quot;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</table:table-cell>
              <table:table-cell office:value-type="string">
                <text:p>Bulk</text:p>
              </table:table-cell>
            </table:table-row>
          </table:table-header-rows>
          <table:table-rows>
            <table:table-row>
              <table:table-cell office:value-type="string">
                <text:p>IKEA Alkalisk AA</text:p>
                <draw:g>
                  <svg:desc>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</svg:desc>
                </draw:g>
              </table:table-cell>
              <table:table-cell office:value-type="float" office:value="26.9449580204237">
                <text:p>26.9449580204237</text:p>
                <draw:g>
                  <svg:desc>'Alkaline AA'.M2:'Alkaline AA'.M2 'Alkaline AA'.M5:'Alkaline AA'.M5 'Alkaline AA'.M8:'Alkaline AA'.M8 'Alkaline AA'.M11:'Alkaline AA'.M11 'Alkaline AA'.M14:'Alkaline AA'.M14 'Alkaline AA'.M17:'Alkaline AA'.M17 'Alkaline AA'.M20:'Alkaline AA'.M20 'Alkaline AA'.M23:'Alkaline AA'.M23 'Alkaline AA'.M26:'Alkaline AA'.M26 'Alkaline AA'.M29:'Alkaline AA'.M29 'Alkaline AA'.M32:'Alkaline AA'.M32 'Alkaline AA'.M35:'Alkaline AA'.M35 'Alkaline AA'.M38:'Alkaline AA'.M38 'Alkaline AA'.M41:'Alkaline AA'.M41 'Alkaline AA'.M44:'Alkaline AA'.M44 'Alkaline AA'.M47:'Alkaline AA'.M47 'Alkaline AA'.M50:'Alkaline AA'.M50 'Alkaline AA'.M53:'Alkaline AA'.M53 'Alkaline AA'.M56:'Alkaline AA'.M56 'Alkaline AA'.M59:'Alkaline AA'.M59 'Alkaline AA'.M62:'Alkaline AA'.M62 'Alkaline AA'.M65:'Alkaline AA'.M65 'Alkaline AA'.M68:'Alkaline AA'.M68 'Alkaline AA'.M71:'Alkaline AA'.M71 'Alkaline AA'.M74:'Alkaline AA'.M74 'Alkaline AA'.M77:'Alkaline AA'.M77 'Alkaline AA'.M80:'Alkaline AA'.M80</svg:desc>
                </draw:g>
              </table:table-cell>
              <table:table-cell office:value-type="float" office:value="26.9449580204237">
                <text:p>26.9449580204237</text:p>
                <draw:g>
                  <svg:desc>'Alkaline AA'.N2:'Alkaline AA'.N2 'Alkaline AA'.N5:'Alkaline AA'.N5 'Alkaline AA'.N8:'Alkaline AA'.N8 'Alkaline AA'.N11:'Alkaline AA'.N11 'Alkaline AA'.N14:'Alkaline AA'.N14 'Alkaline AA'.N17:'Alkaline AA'.N17 'Alkaline AA'.N20:'Alkaline AA'.N20 'Alkaline AA'.N23:'Alkaline AA'.N23 'Alkaline AA'.N26:'Alkaline AA'.N26 'Alkaline AA'.N29:'Alkaline AA'.N29 'Alkaline AA'.N32:'Alkaline AA'.N32 'Alkaline AA'.N35:'Alkaline AA'.N35 'Alkaline AA'.N38:'Alkaline AA'.N38 'Alkaline AA'.N41:'Alkaline AA'.N41 'Alkaline AA'.N44:'Alkaline AA'.N44 'Alkaline AA'.N47:'Alkaline AA'.N47 'Alkaline AA'.N50:'Alkaline AA'.N50 'Alkaline AA'.N53:'Alkaline AA'.N53 'Alkaline AA'.N56:'Alkaline AA'.N56 'Alkaline AA'.N59:'Alkaline AA'.N59 'Alkaline AA'.N62:'Alkaline AA'.N62 'Alkaline AA'.N65:'Alkaline AA'.N65 'Alkaline AA'.N68:'Alkaline AA'.N68 'Alkaline AA'.N71:'Alkaline AA'.N71 'Alkaline AA'.N74:'Alkaline AA'.N74 'Alkaline AA'.N77:'Alkaline AA'.N77 'Alkaline AA'.N80:'Alkaline AA'.N80</svg:desc>
                </draw:g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5.14221053254545">
                <text:p>5.14221053254545</text:p>
              </table:table-cell>
              <table:table-cell office:value-type="float" office:value="5.68803176225699">
                <text:p>5.68803176225699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3.54519595516547">
                <text:p>3.54519595516547</text:p>
              </table:table-cell>
              <table:table-cell office:value-type="float" office:value="4.12025282414716">
                <text:p>4.12025282414716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5.26431726498649">
                <text:p>5.26431726498649</text:p>
              </table:table-cell>
              <table:table-cell office:value-type="float" office:value="9.76339542879699">
                <text:p>9.76339542879699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3.49922777732663">
                <text:p>3.49922777732663</text:p>
              </table:table-cell>
              <table:table-cell office:value-type="float" office:value="6.99845555465327">
                <text:p>6.99845555465327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5.78255654326923">
                <text:p>5.78255654326923</text:p>
              </table:table-cell>
              <table:table-cell office:value-type="float" office:value="5.78255654326923">
                <text:p>5.78255654326923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5.36313351947538">
                <text:p>5.36313351947538</text:p>
              </table:table-cell>
              <table:table-cell office:value-type="float" office:value="5.36313351947538">
                <text:p>5.36313351947538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3.85512969894117">
                <text:p>3.85512969894117</text:p>
              </table:table-cell>
              <table:table-cell office:value-type="float" office:value="9.51346522480645">
                <text:p>9.51346522480645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4.44256817420126">
                <text:p>4.44256817420126</text:p>
              </table:table-cell>
              <table:table-cell office:value-type="float" office:value="7.78202408141864">
                <text:p>7.78202408141864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3.32700329813065">
                <text:p>3.32700329813065</text:p>
              </table:table-cell>
              <table:table-cell office:value-type="float" office:value="5.72728076408305">
                <text:p>5.72728076408305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5.72195413132247">
                <text:p>5.72195413132247</text:p>
              </table:table-cell>
              <table:table-cell office:value-type="float" office:value="9.99215020718127">
                <text:p>9.99215020718127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6.61062286153692">
                <text:p>6.61062286153692</text:p>
              </table:table-cell>
              <table:table-cell office:value-type="float" office:value="10.0920369505021">
                <text:p>10.0920369505021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7.92299289648242">
                <text:p>7.92299289648242</text:p>
              </table:table-cell>
              <table:table-cell office:value-type="float" office:value="7.92299289648241">
                <text:p>7.92299289648241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14.7550470278421">
                <text:p>14.7550470278421</text:p>
              </table:table-cell>
              <table:table-cell office:value-type="float" office:value="14.7550470278421">
                <text:p>14.7550470278421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9.79972679038192">
                <text:p>9.79972679038192</text:p>
              </table:table-cell>
              <table:table-cell office:value-type="float" office:value="9.79972679038191">
                <text:p>9.79972679038191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6.52812573608081">
                <text:p>6.52812573608081</text:p>
              </table:table-cell>
              <table:table-cell office:value-type="float" office:value="6.52812573608081">
                <text:p>6.52812573608081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5.28857608195683">
                <text:p>5.28857608195683</text:p>
              </table:table-cell>
              <table:table-cell office:value-type="float" office:value="5.7610664215674">
                <text:p>5.7610664215674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4.50623738682014">
                <text:p>4.50623738682014</text:p>
              </table:table-cell>
              <table:table-cell office:value-type="float" office:value="9.23845127976401">
                <text:p>9.23845127976401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3.54690201815643">
                <text:p>3.54690201815643</text:p>
              </table:table-cell>
              <table:table-cell office:value-type="float" office:value="4.31901674319728">
                <text:p>4.31901674319728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4.70950657988235">
                <text:p>4.70950657988235</text:p>
              </table:table-cell>
              <table:table-cell office:value-type="float" office:value="23.0946957282692">
                <text:p>23.0946957282692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4.96237006635126">
                <text:p>4.96237006635126</text:p>
              </table:table-cell>
              <table:table-cell office:value-type="float" office:value="4.96237006635125">
                <text:p>4.96237006635125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39.1422907044">
                <text:p>39.1422907044</text:p>
              </table:table-cell>
              <table:table-cell office:value-type="float" office:value="39.1422907044">
                <text:p>39.1422907044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19.5268528384314">
                <text:p>19.5268528384314</text:p>
              </table:table-cell>
              <table:table-cell office:value-type="float" office:value="19.5268528384314">
                <text:p>19.5268528384314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5.54445635672269">
                <text:p>5.54445635672269</text:p>
              </table:table-cell>
              <table:table-cell office:value-type="float" office:value="5.54445635672269">
                <text:p>5.54445635672269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3.12575112001149">
                <text:p>3.12575112001149</text:p>
              </table:table-cell>
              <table:table-cell office:value-type="float" office:value="5.03593236001852">
                <text:p>5.03593236001852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4.75632498416352">
                <text:p>4.75632498416352</text:p>
              </table:table-cell>
              <table:table-cell office:value-type="float" office:value="12.2768778000325">
                <text:p>12.2768778000325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3.8675484963268">
                <text:p>3.8675484963268</text:p>
              </table:table-cell>
              <table:table-cell office:value-type="float" office:value="3.8675484963268">
                <text:p>3.867548496326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minimum="0" chart:maximum="45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0.001cm" svg:height="15.001cm" xlink:href=".." xlink:type="simple" chart:class="chart:bar" chart:style-name="ch1">
        <chart:title svg:x="20.445cm" svg:y="0.436cm" chart:style-name="ch2">
          <text:p>500mA Test: Energy (mWh) (higher is better)</text:p>
        </chart:title>
        <chart:plot-area chart:style-name="ch3" table:cell-range-address="'Alkaline AA'.A88:'Alkaline AA'.A167 'Alkaline AA'.C88:'Alkaline AA'.C167" chart:data-source-has-labels="column" svg:x="1cm" svg:y="1.515cm" svg:width="48.001cm" svg:height="13.186cm">
          <chart:coordinate-region svg:x="2.779cm" svg:y="1.515cm" svg:width="46.222cm" svg:height="8.827cm"/>
          <chart:axis chart:dimension="x" chart:name="primary-x" chart:style-name="ch4" chartooo:axis-type="auto">
            <chartooo:date-scale/>
            <chart:categories table:cell-range-address="'Alkaline AA'.A88:'Alkaline AA'.A1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lkaline AA'.C88:'Alkaline AA'.C167" chart:class="chart:bar">
            <chart:data-point chart:repeated="8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IKEA Alkalisk AA</text:p>
                <draw:g>
                  <svg:desc>'Alkaline AA'.A88:'Alkaline AA'.A167</svg:desc>
                </draw:g>
              </table:table-cell>
              <table:table-cell office:value-type="float" office:value="1403.82">
                <text:p>1403.82</text:p>
                <draw:g>
                  <svg:desc>'Alkaline AA'.C88:'Alkaline AA'.C167</svg:desc>
                </draw:g>
              </table:table-cell>
            </table:table-row>
            <table:table-row>
              <table:table-cell office:value-type="string">
                <text:p>IKEA Alkalisk AA</text:p>
              </table:table-cell>
              <table:table-cell office:value-type="float" office:value="1371.29">
                <text:p>1371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1313.09">
                <text:p>1313.09</text:p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1290.65">
                <text:p>1290.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1242.15">
                <text:p>1242.15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1239.77">
                <text:p>1239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1752.57">
                <text:p>1752.57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1747.21">
                <text:p>1747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1564.68">
                <text:p>1564.68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1617.42">
                <text:p>1617.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1107.34">
                <text:p>1107.34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1169.66">
                <text:p>116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1677.6">
                <text:p>1677.6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1711.47">
                <text:p>1711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1499.97">
                <text:p>1499.97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1354.52">
                <text:p>1354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1479.22">
                <text:p>1479.22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1478.68">
                <text:p>1478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1178.43">
                <text:p>1178.43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1205.41">
                <text:p>1205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1703.35">
                <text:p>1703.35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1639.66">
                <text:p>1639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4353.42">
                <text:p>4353.42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4410.77">
                <text:p>4410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1368.84">
                <text:p>1368.84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1393.9">
                <text:p>1393.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1456.68">
                <text:p>1456.68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1477.41">
                <text:p>1477.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1524.33">
                <text:p>1524.33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1610.27">
                <text:p>1610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1435.74">
                <text:p>1435.74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1541.48">
                <text:p>1541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1652.91">
                <text:p>1652.91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1585.99">
                <text:p>1585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1536.31">
                <text:p>1536.31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1498.07">
                <text:p>1498.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1515.04">
                <text:p>1515.04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1366.86">
                <text:p>1366.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1721.39">
                <text:p>1721.39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1567.26">
                <text:p>1567.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3686.52">
                <text:p>3686.52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3669.48">
                <text:p>3669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1767.94">
                <text:p>1767.94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1700.91">
                <text:p>1700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1742.05">
                <text:p>1742.05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1753.68">
                <text:p>1753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1737.43">
                <text:p>1737.43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1617.33">
                <text:p>1617.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1364.61">
                <text:p>1364.61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1371.52">
                <text:p>1371.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1323.09">
                <text:p>1323.09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1454.85">
                <text:p>1454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1348.49">
                <text:p>1348.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24P0" style:volatile="true">
      <number:currency-symbol number:language="de" number:country="CH">CHF</number:currency-symbol>
      <number:text> </number:text>
      <number:number number:decimal-places="3" number:min-decimal-places="3" number:min-integer-digits="1" number:grouping="true"/>
    </number:currency-style>
    <number:currency-style style:name="N124">
      <style:text-properties fo:color="#ff0000"/>
      <number:currency-symbol number:language="de" number:country="CH">CHF</number:currency-symbol>
      <number:text> -</number:text>
      <number:number number:decimal-places="3" number:min-decimal-places="3" number:min-integer-digits="1" number:grouping="true"/>
      <style:map style:condition="value()&gt;=0" style:apply-style-name="N12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5.001cm" xlink:href=".." xlink:type="simple" chart:class="chart:bar" chart:style-name="ch1">
        <chart:title svg:x="8.628cm" svg:y="0.436cm" chart:style-name="ch2">
          <text:p>100mA Test: Price per 100mWh (lower is better)</text:p>
        </chart:title>
        <chart:legend chart:legend-position="end" svg:x="24.87cm" svg:y="6.952cm" style:legend-expansion="high" chart:style-name="ch3"/>
        <chart:plot-area chart:style-name="ch4" table:cell-range-address="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 'Alkaline AA'.F2:'Alkaline AA'.F2 'Alkaline AA'.F5:'Alkaline AA'.F5 'Alkaline AA'.F8:'Alkaline AA'.F8 'Alkaline AA'.F11:'Alkaline AA'.F11 'Alkaline AA'.F14:'Alkaline AA'.F14 'Alkaline AA'.F17:'Alkaline AA'.F17 'Alkaline AA'.F20:'Alkaline AA'.F20 'Alkaline AA'.F23:'Alkaline AA'.F23 'Alkaline AA'.F26:'Alkaline AA'.F26 'Alkaline AA'.F29:'Alkaline AA'.F29 'Alkaline AA'.F32:'Alkaline AA'.F32 'Alkaline AA'.F35:'Alkaline AA'.F35 'Alkaline AA'.F38:'Alkaline AA'.F38 'Alkaline AA'.F41:'Alkaline AA'.F41 'Alkaline AA'.F44:'Alkaline AA'.F44 'Alkaline AA'.F47:'Alkaline AA'.F47 'Alkaline AA'.F50:'Alkaline AA'.F50 'Alkaline AA'.F53:'Alkaline AA'.F53 'Alkaline AA'.F56:'Alkaline AA'.F56 'Alkaline AA'.F59:'Alkaline AA'.F59 'Alkaline AA'.F62:'Alkaline AA'.F62 'Alkaline AA'.F65:'Alkaline AA'.F65 'Alkaline AA'.F68:'Alkaline AA'.F68 'Alkaline AA'.F71:'Alkaline AA'.F71 'Alkaline AA'.F74:'Alkaline AA'.F74 'Alkaline AA'.F77:'Alkaline AA'.F77 'Alkaline AA'.F80:'Alkaline AA'.F80 'Alkaline AA'.K2:'Alkaline AA'.K2 'Alkaline AA'.K5:'Alkaline AA'.K5 'Alkaline AA'.K8:'Alkaline AA'.K8 'Alkaline AA'.K11:'Alkaline AA'.K11 'Alkaline AA'.K14:'Alkaline AA'.K14 'Alkaline AA'.K17:'Alkaline AA'.K17 'Alkaline AA'.K20:'Alkaline AA'.K20 'Alkaline AA'.K23:'Alkaline AA'.K23 'Alkaline AA'.K26:'Alkaline AA'.K26 'Alkaline AA'.K29:'Alkaline AA'.K29 'Alkaline AA'.K32:'Alkaline AA'.K32 'Alkaline AA'.K35:'Alkaline AA'.K35 'Alkaline AA'.K38:'Alkaline AA'.K38 'Alkaline AA'.K41:'Alkaline AA'.K41 'Alkaline AA'.K44:'Alkaline AA'.K44 'Alkaline AA'.K47:'Alkaline AA'.K47 'Alkaline AA'.K50:'Alkaline AA'.K50 'Alkaline AA'.K53:'Alkaline AA'.K53 'Alkaline AA'.K56:'Alkaline AA'.K56 'Alkaline AA'.K59:'Alkaline AA'.K59 'Alkaline AA'.K62:'Alkaline AA'.K62 'Alkaline AA'.K65:'Alkaline AA'.K65 'Alkaline AA'.K68:'Alkaline AA'.K68 'Alkaline AA'.K71:'Alkaline AA'.K71 'Alkaline AA'.K74:'Alkaline AA'.K74 'Alkaline AA'.K77:'Alkaline AA'.K77 'Alkaline AA'.K80:'Alkaline AA'.K80" chart:data-source-has-labels="both" svg:x="0.54cm" svg:y="1.515cm" svg:width="23.79cm" svg:height="13.186cm">
          <chart:coordinate-region svg:x="2.431cm" svg:y="1.515cm" svg:width="21.899cm" svg:height="8.827cm"/>
          <chart:axis chart:dimension="x" chart:name="primary-x" chart:style-name="ch5" chartooo:axis-type="auto">
            <chartooo:date-scale/>
            <chart:categories table:cell-range-address="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kaline AA'.F2:'Alkaline AA'.F2 'Alkaline AA'.F5:'Alkaline AA'.F5 'Alkaline AA'.F8:'Alkaline AA'.F8 'Alkaline AA'.F11:'Alkaline AA'.F11 'Alkaline AA'.F14:'Alkaline AA'.F14 'Alkaline AA'.F17:'Alkaline AA'.F17 'Alkaline AA'.F20:'Alkaline AA'.F20 'Alkaline AA'.F23:'Alkaline AA'.F23 'Alkaline AA'.F26:'Alkaline AA'.F26 'Alkaline AA'.F29:'Alkaline AA'.F29 'Alkaline AA'.F32:'Alkaline AA'.F32 'Alkaline AA'.F35:'Alkaline AA'.F35 'Alkaline AA'.F38:'Alkaline AA'.F38 'Alkaline AA'.F41:'Alkaline AA'.F41 'Alkaline AA'.F44:'Alkaline AA'.F44 'Alkaline AA'.F47:'Alkaline AA'.F47 'Alkaline AA'.F50:'Alkaline AA'.F50 'Alkaline AA'.F53:'Alkaline AA'.F53 'Alkaline AA'.F56:'Alkaline AA'.F56 'Alkaline AA'.F59:'Alkaline AA'.F59 'Alkaline AA'.F62:'Alkaline AA'.F62 'Alkaline AA'.F65:'Alkaline AA'.F65 'Alkaline AA'.F68:'Alkaline AA'.F68 'Alkaline AA'.F71:'Alkaline AA'.F71 'Alkaline AA'.F74:'Alkaline AA'.F74 'Alkaline AA'.F77:'Alkaline AA'.F77 'Alkaline AA'.F80:'Alkaline AA'.F80" loext:label-string="&quot;Standard&quot;" chart:class="chart:bar">
            <chart:data-point chart:repeated="27"/>
          </chart:series>
          <chart:series chart:style-name="ch9" chart:values-cell-range-address="'Alkaline AA'.K2:'Alkaline AA'.K2 'Alkaline AA'.K5:'Alkaline AA'.K5 'Alkaline AA'.K8:'Alkaline AA'.K8 'Alkaline AA'.K11:'Alkaline AA'.K11 'Alkaline AA'.K14:'Alkaline AA'.K14 'Alkaline AA'.K17:'Alkaline AA'.K17 'Alkaline AA'.K20:'Alkaline AA'.K20 'Alkaline AA'.K23:'Alkaline AA'.K23 'Alkaline AA'.K26:'Alkaline AA'.K26 'Alkaline AA'.K29:'Alkaline AA'.K29 'Alkaline AA'.K32:'Alkaline AA'.K32 'Alkaline AA'.K35:'Alkaline AA'.K35 'Alkaline AA'.K38:'Alkaline AA'.K38 'Alkaline AA'.K41:'Alkaline AA'.K41 'Alkaline AA'.K44:'Alkaline AA'.K44 'Alkaline AA'.K47:'Alkaline AA'.K47 'Alkaline AA'.K50:'Alkaline AA'.K50 'Alkaline AA'.K53:'Alkaline AA'.K53 'Alkaline AA'.K56:'Alkaline AA'.K56 'Alkaline AA'.K59:'Alkaline AA'.K59 'Alkaline AA'.K62:'Alkaline AA'.K62 'Alkaline AA'.K65:'Alkaline AA'.K65 'Alkaline AA'.K68:'Alkaline AA'.K68 'Alkaline AA'.K71:'Alkaline AA'.K71 'Alkaline AA'.K74:'Alkaline AA'.K74 'Alkaline AA'.K77:'Alkaline AA'.K77 'Alkaline AA'.K80:'Alkaline AA'.K80" loext:label-string="&quot;Bulk&quot;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</text:p>
              </table:table-cell>
              <table:table-cell office:value-type="string">
                <text:p>Bulk</text:p>
              </table:table-cell>
            </table:table-row>
          </table:table-header-rows>
          <table:table-rows>
            <table:table-row>
              <table:table-cell office:value-type="string">
                <text:p>IKEA Alkalisk AA</text:p>
                <draw:g>
                  <svg:desc>'Alkaline AA'.A2:'Alkaline AA'.A2 'Alkaline AA'.A5:'Alkaline AA'.A5 'Alkaline AA'.A8:'Alkaline AA'.A8 'Alkaline AA'.A11:'Alkaline AA'.A11 'Alkaline AA'.A14:'Alkaline AA'.A14 'Alkaline AA'.A17:'Alkaline AA'.A17 'Alkaline AA'.A20:'Alkaline AA'.A20 'Alkaline AA'.A23:'Alkaline AA'.A23 'Alkaline AA'.A26:'Alkaline AA'.A26 'Alkaline AA'.A29:'Alkaline AA'.A29 'Alkaline AA'.A32:'Alkaline AA'.A32 'Alkaline AA'.A35:'Alkaline AA'.A35 'Alkaline AA'.A38:'Alkaline AA'.A38 'Alkaline AA'.A41:'Alkaline AA'.A41 'Alkaline AA'.A44:'Alkaline AA'.A44 'Alkaline AA'.A47:'Alkaline AA'.A47 'Alkaline AA'.A50:'Alkaline AA'.A50 'Alkaline AA'.A53:'Alkaline AA'.A53 'Alkaline AA'.A56:'Alkaline AA'.A56 'Alkaline AA'.A59:'Alkaline AA'.A59 'Alkaline AA'.A62:'Alkaline AA'.A62 'Alkaline AA'.A65:'Alkaline AA'.A65 'Alkaline AA'.A68:'Alkaline AA'.A68 'Alkaline AA'.A71:'Alkaline AA'.A71 'Alkaline AA'.A74:'Alkaline AA'.A74 'Alkaline AA'.A77:'Alkaline AA'.A77 'Alkaline AA'.A80:'Alkaline AA'.A80</svg:desc>
                </draw:g>
              </table:table-cell>
              <table:table-cell office:value-type="float" office:value="0.0104633861290969">
                <text:p>0.0104633861290969</text:p>
                <draw:g>
                  <svg:desc>'Alkaline AA'.F2:'Alkaline AA'.F2 'Alkaline AA'.F5:'Alkaline AA'.F5 'Alkaline AA'.F8:'Alkaline AA'.F8 'Alkaline AA'.F11:'Alkaline AA'.F11 'Alkaline AA'.F14:'Alkaline AA'.F14 'Alkaline AA'.F17:'Alkaline AA'.F17 'Alkaline AA'.F20:'Alkaline AA'.F20 'Alkaline AA'.F23:'Alkaline AA'.F23 'Alkaline AA'.F26:'Alkaline AA'.F26 'Alkaline AA'.F29:'Alkaline AA'.F29 'Alkaline AA'.F32:'Alkaline AA'.F32 'Alkaline AA'.F35:'Alkaline AA'.F35 'Alkaline AA'.F38:'Alkaline AA'.F38 'Alkaline AA'.F41:'Alkaline AA'.F41 'Alkaline AA'.F44:'Alkaline AA'.F44 'Alkaline AA'.F47:'Alkaline AA'.F47 'Alkaline AA'.F50:'Alkaline AA'.F50 'Alkaline AA'.F53:'Alkaline AA'.F53 'Alkaline AA'.F56:'Alkaline AA'.F56 'Alkaline AA'.F59:'Alkaline AA'.F59 'Alkaline AA'.F62:'Alkaline AA'.F62 'Alkaline AA'.F65:'Alkaline AA'.F65 'Alkaline AA'.F68:'Alkaline AA'.F68 'Alkaline AA'.F71:'Alkaline AA'.F71 'Alkaline AA'.F74:'Alkaline AA'.F74 'Alkaline AA'.F77:'Alkaline AA'.F77 'Alkaline AA'.F80:'Alkaline AA'.F80</svg:desc>
                </draw:g>
              </table:table-cell>
              <table:table-cell office:value-type="float" office:value="0.0104633861290969">
                <text:p>0.0104633861290969</text:p>
                <draw:g>
                  <svg:desc>'Alkaline AA'.K2:'Alkaline AA'.K2 'Alkaline AA'.K5:'Alkaline AA'.K5 'Alkaline AA'.K8:'Alkaline AA'.K8 'Alkaline AA'.K11:'Alkaline AA'.K11 'Alkaline AA'.K14:'Alkaline AA'.K14 'Alkaline AA'.K17:'Alkaline AA'.K17 'Alkaline AA'.K20:'Alkaline AA'.K20 'Alkaline AA'.K23:'Alkaline AA'.K23 'Alkaline AA'.K26:'Alkaline AA'.K26 'Alkaline AA'.K29:'Alkaline AA'.K29 'Alkaline AA'.K32:'Alkaline AA'.K32 'Alkaline AA'.K35:'Alkaline AA'.K35 'Alkaline AA'.K38:'Alkaline AA'.K38 'Alkaline AA'.K41:'Alkaline AA'.K41 'Alkaline AA'.K44:'Alkaline AA'.K44 'Alkaline AA'.K47:'Alkaline AA'.K47 'Alkaline AA'.K50:'Alkaline AA'.K50 'Alkaline AA'.K53:'Alkaline AA'.K53 'Alkaline AA'.K56:'Alkaline AA'.K56 'Alkaline AA'.K59:'Alkaline AA'.K59 'Alkaline AA'.K62:'Alkaline AA'.K62 'Alkaline AA'.K65:'Alkaline AA'.K65 'Alkaline AA'.K68:'Alkaline AA'.K68 'Alkaline AA'.K71:'Alkaline AA'.K71 'Alkaline AA'.K74:'Alkaline AA'.K74 'Alkaline AA'.K77:'Alkaline AA'.K77 'Alkaline AA'.K80:'Alkaline AA'.K80</svg:desc>
                </draw:g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0.0490566262122933">
                <text:p>0.0490566262122933</text:p>
              </table:table-cell>
              <table:table-cell office:value-type="float" office:value="0.0443491721818207">
                <text:p>0.0443491721818207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0.0700071316617578">
                <text:p>0.0700071316617578</text:p>
              </table:table-cell>
              <table:table-cell office:value-type="float" office:value="0.060236352134865">
                <text:p>0.060236352134865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0.0592809065813022">
                <text:p>0.0592809065813022</text:p>
              </table:table-cell>
              <table:table-cell office:value-type="float" office:value="0.0319636239539724">
                <text:p>0.0319636239539724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0.0843131738698645">
                <text:p>0.0843131738698645</text:p>
              </table:table-cell>
              <table:table-cell office:value-type="float" office:value="0.0421565869349323">
                <text:p>0.0421565869349323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0.0449814019203599">
                <text:p>0.0449814019203599</text:p>
              </table:table-cell>
              <table:table-cell office:value-type="float" office:value="0.0449814019203599">
                <text:p>0.0449814019203599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0.0564001434798492">
                <text:p>0.0564001434798492</text:p>
              </table:table-cell>
              <table:table-cell office:value-type="float" office:value="0.0564001434798492">
                <text:p>0.0564001434798492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0.0704338170709476">
                <text:p>0.0704338170709476</text:p>
              </table:table-cell>
              <table:table-cell office:value-type="float" office:value="0.0285418082248284">
                <text:p>0.0285418082248284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0.0668861992316921">
                <text:p>0.0668861992316921</text:p>
              </table:table-cell>
              <table:table-cell office:value-type="float" office:value="0.0381837034801145">
                <text:p>0.0381837034801145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0.0864679034618446">
                <text:p>0.0864679034618446</text:p>
              </table:table-cell>
              <table:table-cell office:value-type="float" office:value="0.0502295961818555">
                <text:p>0.0502295961818555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0.0491097085979356">
                <text:p>0.0491097085979356</text:p>
              </table:table-cell>
              <table:table-cell office:value-type="float" office:value="0.0281224255213903">
                <text:p>0.0281224255213903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0.0750657707138704">
                <text:p>0.0750657707138704</text:p>
              </table:table-cell>
              <table:table-cell office:value-type="float" office:value="0.0491705988031796">
                <text:p>0.0491705988031796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0.0323501489082231">
                <text:p>0.0323501489082231</text:p>
              </table:table-cell>
              <table:table-cell office:value-type="float" office:value="0.0323501489082231">
                <text:p>0.0323501489082231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0.0179422335625532">
                <text:p>0.0179422335625532</text:p>
              </table:table-cell>
              <table:table-cell office:value-type="float" office:value="0.0179422335625532">
                <text:p>0.0179422335625532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0.0290880048084372">
                <text:p>0.0290880048084372</text:p>
              </table:table-cell>
              <table:table-cell office:value-type="float" office:value="0.0290880048084372">
                <text:p>0.0290880048084372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0.04353898982507">
                <text:p>0.04353898982507</text:p>
              </table:table-cell>
              <table:table-cell office:value-type="float" office:value="0.04353898982507">
                <text:p>0.04353898982507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0.0573182639906048">
                <text:p>0.0573182639906048</text:p>
              </table:table-cell>
              <table:table-cell office:value-type="float" office:value="0.0526173416201523">
                <text:p>0.0526173416201523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0.0620948201305153">
                <text:p>0.0620948201305153</text:p>
              </table:table-cell>
              <table:table-cell office:value-type="float" office:value="0.0302879770133017">
                <text:p>0.0302879770133017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0.0794249456449394">
                <text:p>0.0794249456449394</text:p>
              </table:table-cell>
              <table:table-cell office:value-type="float" office:value="0.065226072680481">
                <text:p>0.065226072680481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0.0637254656957072">
                <text:p>0.0637254656957072</text:p>
              </table:table-cell>
              <table:table-cell office:value-type="float" office:value="0.0129949969261834">
                <text:p>0.0129949969261834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0.0838325224514913">
                <text:p>0.0838325224514913</text:p>
              </table:table-cell>
              <table:table-cell office:value-type="float" office:value="0.0838325224514913">
                <text:p>0.0838325224514913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0.00799184192776014">
                <text:p>0.00799184192776014</text:p>
              </table:table-cell>
              <table:table-cell office:value-type="float" office:value="0.00799184192776014">
                <text:p>0.00799184192776014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0.0161610272075646">
                <text:p>0.0161610272075646</text:p>
              </table:table-cell>
              <table:table-cell office:value-type="float" office:value="0.0161610272075646">
                <text:p>0.0161610272075646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0.0517963316009854">
                <text:p>0.0517963316009854</text:p>
              </table:table-cell>
              <table:table-cell office:value-type="float" office:value="0.0517963316009854">
                <text:p>0.0517963316009854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0.0834165901215581">
                <text:p>0.0834165901215581</text:p>
              </table:table-cell>
              <table:table-cell office:value-type="float" office:value="0.0517758145582085">
                <text:p>0.0517758145582085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0.0646424500057731">
                <text:p>0.0646424500057731</text:p>
              </table:table-cell>
              <table:table-cell office:value-type="float" office:value="0.0250438674236203">
                <text:p>0.0250438674236203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0.0703206437510226">
                <text:p>0.0703206437510226</text:p>
              </table:table-cell>
              <table:table-cell office:value-type="float" office:value="0.0703206437510226">
                <text:p>0.070320643751022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24P0" style:volatile="true">
      <number:currency-symbol number:language="de" number:country="CH">CHF</number:currency-symbol>
      <number:text> </number:text>
      <number:number number:decimal-places="3" number:min-decimal-places="3" number:min-integer-digits="1" number:grouping="true"/>
    </number:currency-style>
    <number:currency-style style:name="N124">
      <style:text-properties fo:color="#ff0000"/>
      <number:currency-symbol number:language="de" number:country="CH">CHF</number:currency-symbol>
      <number:text> -</number:text>
      <number:number number:decimal-places="3" number:min-decimal-places="3" number:min-integer-digits="1" number:grouping="true"/>
      <style:map style:condition="value()&gt;=0" style:apply-style-name="N12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5.001cm" xlink:href=".." xlink:type="simple" chart:class="chart:bar" chart:style-name="ch1">
        <chart:title svg:x="8.628cm" svg:y="0.436cm" chart:style-name="ch2">
          <text:p>500mA Test: Price per 100mWh (lower is better)</text:p>
        </chart:title>
        <chart:legend chart:legend-position="end" svg:x="24.87cm" svg:y="6.952cm" style:legend-expansion="high" chart:style-name="ch3"/>
        <chart:plot-area chart:style-name="ch4" table:cell-range-addres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 'Alkaline AA'.F88:'Alkaline AA'.F88 'Alkaline AA'.F91:'Alkaline AA'.F91 'Alkaline AA'.F94:'Alkaline AA'.F94 'Alkaline AA'.F97:'Alkaline AA'.F97 'Alkaline AA'.F100:'Alkaline AA'.F100 'Alkaline AA'.F103:'Alkaline AA'.F103 'Alkaline AA'.F106:'Alkaline AA'.F106 'Alkaline AA'.F109:'Alkaline AA'.F109 'Alkaline AA'.F112:'Alkaline AA'.F112 'Alkaline AA'.F115:'Alkaline AA'.F115 'Alkaline AA'.F118:'Alkaline AA'.F118 'Alkaline AA'.F121:'Alkaline AA'.F121 'Alkaline AA'.F124:'Alkaline AA'.F124 'Alkaline AA'.F127:'Alkaline AA'.F127 'Alkaline AA'.F130:'Alkaline AA'.F130 'Alkaline AA'.F133:'Alkaline AA'.F133 'Alkaline AA'.F136:'Alkaline AA'.F136 'Alkaline AA'.F139:'Alkaline AA'.F139 'Alkaline AA'.F142:'Alkaline AA'.F142 'Alkaline AA'.F145:'Alkaline AA'.F145 'Alkaline AA'.F148:'Alkaline AA'.F148 'Alkaline AA'.F151:'Alkaline AA'.F151 'Alkaline AA'.F154:'Alkaline AA'.F154 'Alkaline AA'.F157:'Alkaline AA'.F157 'Alkaline AA'.F160:'Alkaline AA'.F160 'Alkaline AA'.F163:'Alkaline AA'.F163 'Alkaline AA'.F166:'Alkaline AA'.F166 'Alkaline AA'.K88:'Alkaline AA'.K88 'Alkaline AA'.K91:'Alkaline AA'.K91 'Alkaline AA'.K94:'Alkaline AA'.K94 'Alkaline AA'.K97:'Alkaline AA'.K97 'Alkaline AA'.K100:'Alkaline AA'.K100 'Alkaline AA'.K103:'Alkaline AA'.K103 'Alkaline AA'.K106:'Alkaline AA'.K106 'Alkaline AA'.K109:'Alkaline AA'.K109 'Alkaline AA'.K112:'Alkaline AA'.K112 'Alkaline AA'.K115:'Alkaline AA'.K115 'Alkaline AA'.K118:'Alkaline AA'.K118 'Alkaline AA'.K121:'Alkaline AA'.K121 'Alkaline AA'.K124:'Alkaline AA'.K124 'Alkaline AA'.K127:'Alkaline AA'.K127 'Alkaline AA'.K130:'Alkaline AA'.K130 'Alkaline AA'.K133:'Alkaline AA'.K133 'Alkaline AA'.K136:'Alkaline AA'.K136 'Alkaline AA'.K139:'Alkaline AA'.K139 'Alkaline AA'.K142:'Alkaline AA'.K142 'Alkaline AA'.K145:'Alkaline AA'.K145 'Alkaline AA'.K148:'Alkaline AA'.K148 'Alkaline AA'.K151:'Alkaline AA'.K151 'Alkaline AA'.K154:'Alkaline AA'.K154 'Alkaline AA'.K157:'Alkaline AA'.K157 'Alkaline AA'.K160:'Alkaline AA'.K160 'Alkaline AA'.K163:'Alkaline AA'.K163 'Alkaline AA'.K166:'Alkaline AA'.K166" chart:data-source-has-labels="both" svg:x="0.54cm" svg:y="1.515cm" svg:width="23.79cm" svg:height="13.186cm">
          <chart:coordinate-region svg:x="2.431cm" svg:y="1.515cm" svg:width="21.899cm" svg:height="8.827cm"/>
          <chart:axis chart:dimension="x" chart:name="primary-x" chart:style-name="ch5" chartooo:axis-type="auto">
            <chartooo:date-scale/>
            <chart:categories table:cell-range-addres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kaline AA'.F88:'Alkaline AA'.F88 'Alkaline AA'.F91:'Alkaline AA'.F91 'Alkaline AA'.F94:'Alkaline AA'.F94 'Alkaline AA'.F97:'Alkaline AA'.F97 'Alkaline AA'.F100:'Alkaline AA'.F100 'Alkaline AA'.F103:'Alkaline AA'.F103 'Alkaline AA'.F106:'Alkaline AA'.F106 'Alkaline AA'.F109:'Alkaline AA'.F109 'Alkaline AA'.F112:'Alkaline AA'.F112 'Alkaline AA'.F115:'Alkaline AA'.F115 'Alkaline AA'.F118:'Alkaline AA'.F118 'Alkaline AA'.F121:'Alkaline AA'.F121 'Alkaline AA'.F124:'Alkaline AA'.F124 'Alkaline AA'.F127:'Alkaline AA'.F127 'Alkaline AA'.F130:'Alkaline AA'.F130 'Alkaline AA'.F133:'Alkaline AA'.F133 'Alkaline AA'.F136:'Alkaline AA'.F136 'Alkaline AA'.F139:'Alkaline AA'.F139 'Alkaline AA'.F142:'Alkaline AA'.F142 'Alkaline AA'.F145:'Alkaline AA'.F145 'Alkaline AA'.F148:'Alkaline AA'.F148 'Alkaline AA'.F151:'Alkaline AA'.F151 'Alkaline AA'.F154:'Alkaline AA'.F154 'Alkaline AA'.F157:'Alkaline AA'.F157 'Alkaline AA'.F160:'Alkaline AA'.F160 'Alkaline AA'.F163:'Alkaline AA'.F163 'Alkaline AA'.F166:'Alkaline AA'.F166" loext:label-string="&quot;Standard&quot;" chart:class="chart:bar">
            <chart:data-point chart:repeated="27"/>
          </chart:series>
          <chart:series chart:style-name="ch9" chart:values-cell-range-address="'Alkaline AA'.K88:'Alkaline AA'.K88 'Alkaline AA'.K91:'Alkaline AA'.K91 'Alkaline AA'.K94:'Alkaline AA'.K94 'Alkaline AA'.K97:'Alkaline AA'.K97 'Alkaline AA'.K100:'Alkaline AA'.K100 'Alkaline AA'.K103:'Alkaline AA'.K103 'Alkaline AA'.K106:'Alkaline AA'.K106 'Alkaline AA'.K109:'Alkaline AA'.K109 'Alkaline AA'.K112:'Alkaline AA'.K112 'Alkaline AA'.K115:'Alkaline AA'.K115 'Alkaline AA'.K118:'Alkaline AA'.K118 'Alkaline AA'.K121:'Alkaline AA'.K121 'Alkaline AA'.K124:'Alkaline AA'.K124 'Alkaline AA'.K127:'Alkaline AA'.K127 'Alkaline AA'.K130:'Alkaline AA'.K130 'Alkaline AA'.K133:'Alkaline AA'.K133 'Alkaline AA'.K136:'Alkaline AA'.K136 'Alkaline AA'.K139:'Alkaline AA'.K139 'Alkaline AA'.K142:'Alkaline AA'.K142 'Alkaline AA'.K145:'Alkaline AA'.K145 'Alkaline AA'.K148:'Alkaline AA'.K148 'Alkaline AA'.K151:'Alkaline AA'.K151 'Alkaline AA'.K154:'Alkaline AA'.K154 'Alkaline AA'.K157:'Alkaline AA'.K157 'Alkaline AA'.K160:'Alkaline AA'.K160 'Alkaline AA'.K163:'Alkaline AA'.K163 'Alkaline AA'.K166:'Alkaline AA'.K166" loext:label-string="&quot;Bulk&quot;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rd</text:p>
              </table:table-cell>
              <table:table-cell office:value-type="string">
                <text:p>Bulk</text:p>
              </table:table-cell>
            </table:table-row>
          </table:table-header-rows>
          <table:table-rows>
            <table:table-row>
              <table:table-cell office:value-type="string">
                <text:p>IKEA Alkalisk AA</text:p>
                <draw:g>
                  <svg:desc>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</svg:desc>
                </draw:g>
              </table:table-cell>
              <table:table-cell office:value-type="float" office:value="0.0212604185059331">
                <text:p>0.0212604185059331</text:p>
                <draw:g>
                  <svg:desc>'Alkaline AA'.F88:'Alkaline AA'.F88 'Alkaline AA'.F91:'Alkaline AA'.F91 'Alkaline AA'.F94:'Alkaline AA'.F94 'Alkaline AA'.F97:'Alkaline AA'.F97 'Alkaline AA'.F100:'Alkaline AA'.F100 'Alkaline AA'.F103:'Alkaline AA'.F103 'Alkaline AA'.F106:'Alkaline AA'.F106 'Alkaline AA'.F109:'Alkaline AA'.F109 'Alkaline AA'.F112:'Alkaline AA'.F112 'Alkaline AA'.F115:'Alkaline AA'.F115 'Alkaline AA'.F118:'Alkaline AA'.F118 'Alkaline AA'.F121:'Alkaline AA'.F121 'Alkaline AA'.F124:'Alkaline AA'.F124 'Alkaline AA'.F127:'Alkaline AA'.F127 'Alkaline AA'.F130:'Alkaline AA'.F130 'Alkaline AA'.F133:'Alkaline AA'.F133 'Alkaline AA'.F136:'Alkaline AA'.F136 'Alkaline AA'.F139:'Alkaline AA'.F139 'Alkaline AA'.F142:'Alkaline AA'.F142 'Alkaline AA'.F145:'Alkaline AA'.F145 'Alkaline AA'.F148:'Alkaline AA'.F148 'Alkaline AA'.F151:'Alkaline AA'.F151 'Alkaline AA'.F154:'Alkaline AA'.F154 'Alkaline AA'.F157:'Alkaline AA'.F157 'Alkaline AA'.F160:'Alkaline AA'.F160 'Alkaline AA'.F163:'Alkaline AA'.F163 'Alkaline AA'.F166:'Alkaline AA'.F166</svg:desc>
                </draw:g>
              </table:table-cell>
              <table:table-cell office:value-type="float" office:value="0.0212604185059331">
                <text:p>0.0212604185059331</text:p>
                <draw:g>
                  <svg:desc>'Alkaline AA'.K88:'Alkaline AA'.K88 'Alkaline AA'.K91:'Alkaline AA'.K91 'Alkaline AA'.K94:'Alkaline AA'.K94 'Alkaline AA'.K97:'Alkaline AA'.K97 'Alkaline AA'.K100:'Alkaline AA'.K100 'Alkaline AA'.K103:'Alkaline AA'.K103 'Alkaline AA'.K106:'Alkaline AA'.K106 'Alkaline AA'.K109:'Alkaline AA'.K109 'Alkaline AA'.K112:'Alkaline AA'.K112 'Alkaline AA'.K115:'Alkaline AA'.K115 'Alkaline AA'.K118:'Alkaline AA'.K118 'Alkaline AA'.K121:'Alkaline AA'.K121 'Alkaline AA'.K124:'Alkaline AA'.K124 'Alkaline AA'.K127:'Alkaline AA'.K127 'Alkaline AA'.K130:'Alkaline AA'.K130 'Alkaline AA'.K133:'Alkaline AA'.K133 'Alkaline AA'.K136:'Alkaline AA'.K136 'Alkaline AA'.K139:'Alkaline AA'.K139 'Alkaline AA'.K142:'Alkaline AA'.K142 'Alkaline AA'.K145:'Alkaline AA'.K145 'Alkaline AA'.K148:'Alkaline AA'.K148 'Alkaline AA'.K151:'Alkaline AA'.K151 'Alkaline AA'.K154:'Alkaline AA'.K154 'Alkaline AA'.K157:'Alkaline AA'.K157 'Alkaline AA'.K160:'Alkaline AA'.K160 'Alkaline AA'.K163:'Alkaline AA'.K163 'Alkaline AA'.K166:'Alkaline AA'.K166</svg:desc>
                </draw:g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0.0950555739052287">
                <text:p>0.0950555739052287</text:p>
              </table:table-cell>
              <table:table-cell office:value-type="float" office:value="0.0859340794395754">
                <text:p>0.0859340794395754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0.140012570912842">
                <text:p>0.140012570912842</text:p>
              </table:table-cell>
              <table:table-cell office:value-type="float" office:value="0.120471248066013">
                <text:p>0.120471248066013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0.10572093102995">
                <text:p>0.10572093102995</text:p>
              </table:table-cell>
              <table:table-cell office:value-type="float" office:value="0.0570035830823652">
                <text:p>0.0570035830823652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0.15634329530813">
                <text:p>0.15634329530813</text:p>
              </table:table-cell>
              <table:table-cell office:value-type="float" office:value="0.0781716476540649">
                <text:p>0.0781716476540649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0.102766798418972">
                <text:p>0.102766798418972</text:p>
              </table:table-cell>
              <table:table-cell office:value-type="float" office:value="0.102766798418972">
                <text:p>0.102766798418972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0.100676586792247">
                <text:p>0.100676586792247</text:p>
              </table:table-cell>
              <table:table-cell office:value-type="float" office:value="0.100676586792247">
                <text:p>0.100676586792247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0.13399941846004">
                <text:p>0.13399941846004</text:p>
              </table:table-cell>
              <table:table-cell office:value-type="float" office:value="0.0543004179380555">
                <text:p>0.0543004179380555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0.134385881875655">
                <text:p>0.134385881875655</text:p>
              </table:table-cell>
              <table:table-cell office:value-type="float" office:value="0.0767176297113076">
                <text:p>0.0767176297113076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0.208696892408886">
                <text:p>0.208696892408886</text:p>
              </table:table-cell>
              <table:table-cell office:value-type="float" office:value="0.121232968655614">
                <text:p>0.121232968655614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0.0825603273696459">
                <text:p>0.0825603273696459</text:p>
              </table:table-cell>
              <table:table-cell office:value-type="float" office:value="0.0472777526839585">
                <text:p>0.0472777526839585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0.0850050033146246">
                <text:p>0.0850050033146246</text:p>
              </table:table-cell>
              <table:table-cell office:value-type="float" office:value="0.0556811296879689">
                <text:p>0.0556811296879689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0.0600249510751404">
                <text:p>0.0600249510751404</text:p>
              </table:table-cell>
              <table:table-cell office:value-type="float" office:value="0.0600249510751404">
                <text:p>0.0600249510751404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0.0323780115811035">
                <text:p>0.0323780115811035</text:p>
              </table:table-cell>
              <table:table-cell office:value-type="float" office:value="0.0323780115811035">
                <text:p>0.0323780115811035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0.0529041451328187">
                <text:p>0.0529041451328187</text:p>
              </table:table-cell>
              <table:table-cell office:value-type="float" office:value="0.0529041451328186">
                <text:p>0.0529041451328186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0.0831312432403383">
                <text:p>0.0831312432403383</text:p>
              </table:table-cell>
              <table:table-cell office:value-type="float" office:value="0.0831312432403383">
                <text:p>0.0831312432403383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0.107289511871314">
                <text:p>0.107289511871314</text:p>
              </table:table-cell>
              <table:table-cell office:value-type="float" office:value="0.0984902281638828">
                <text:p>0.0984902281638828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0.114520923549457">
                <text:p>0.114520923549457</text:p>
              </table:table-cell>
              <table:table-cell office:value-type="float" office:value="0.0558598461629723">
                <text:p>0.0558598461629723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0.15527950310559">
                <text:p>0.15527950310559</text:p>
              </table:table-cell>
              <table:table-cell office:value-type="float" office:value="0.12752003886325">
                <text:p>0.12752003886325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0.116309123804601">
                <text:p>0.116309123804601</text:p>
              </table:table-cell>
              <table:table-cell office:value-type="float" office:value="0.0237179389719186">
                <text:p>0.0237179389719186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0.0948205546492659">
                <text:p>0.0948205546492659</text:p>
              </table:table-cell>
              <table:table-cell office:value-type="float" office:value="0.0948205546492659">
                <text:p>0.0948205546492659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0.0144139988757081">
                <text:p>0.0144139988757081</text:p>
              </table:table-cell>
              <table:table-cell office:value-type="float" office:value="0.0144139988757081">
                <text:p>0.0144139988757081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0.0291784548577836">
                <text:p>0.0291784548577836</text:p>
              </table:table-cell>
              <table:table-cell office:value-type="float" office:value="0.0291784548577836">
                <text:p>0.0291784548577836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0.0886799651837985">
                <text:p>0.0886799651837985</text:p>
              </table:table-cell>
              <table:table-cell office:value-type="float" office:value="0.0886799651837985">
                <text:p>0.0886799651837985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0.158983674021337">
                <text:p>0.158983674021337</text:p>
              </table:table-cell>
              <table:table-cell office:value-type="float" office:value="0.0986795218063469">
                <text:p>0.0986795218063469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0.143091643448023">
                <text:p>0.143091643448023</text:p>
              </table:table-cell>
              <table:table-cell office:value-type="float" office:value="0.0554367624930704">
                <text:p>0.0554367624930704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0.136024665806066">
                <text:p>0.136024665806066</text:p>
              </table:table-cell>
              <table:table-cell office:value-type="float" office:value="0.136024665806066">
                <text:p>0.1360246658060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001cm" svg:height="15.001cm" xlink:href=".." xlink:type="simple" chart:class="chart:bar" chart:style-name="ch1">
        <chart:title svg:x="8.337cm" svg:y="0.436cm" chart:style-name="ch2">
          <text:p>High drain loss (500mA vs 100mA) (lower is better)</text:p>
        </chart:title>
        <chart:legend chart:legend-position="end" svg:x="25.452cm" svg:y="6.952cm" style:legend-expansion="high" chart:style-name="ch3"/>
        <chart:plot-area chart:style-name="ch4" table:cell-range-addres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 'Alkaline AA'.G88:'Alkaline AA'.H88 'Alkaline AA'.G91:'Alkaline AA'.H91 'Alkaline AA'.G94:'Alkaline AA'.H94 'Alkaline AA'.G97:'Alkaline AA'.H97 'Alkaline AA'.G100:'Alkaline AA'.H100 'Alkaline AA'.G103:'Alkaline AA'.H103 'Alkaline AA'.G106:'Alkaline AA'.H106 'Alkaline AA'.G109:'Alkaline AA'.H109 'Alkaline AA'.G112:'Alkaline AA'.H112 'Alkaline AA'.G115:'Alkaline AA'.H115 'Alkaline AA'.G118:'Alkaline AA'.H118 'Alkaline AA'.G121:'Alkaline AA'.H121 'Alkaline AA'.G124:'Alkaline AA'.H124 'Alkaline AA'.G127:'Alkaline AA'.H127 'Alkaline AA'.G130:'Alkaline AA'.H130 'Alkaline AA'.G133:'Alkaline AA'.H133 'Alkaline AA'.G136:'Alkaline AA'.H136 'Alkaline AA'.G139:'Alkaline AA'.H139 'Alkaline AA'.G142:'Alkaline AA'.H142 'Alkaline AA'.G145:'Alkaline AA'.H145 'Alkaline AA'.G148:'Alkaline AA'.H148 'Alkaline AA'.G151:'Alkaline AA'.H151 'Alkaline AA'.G154:'Alkaline AA'.H154 'Alkaline AA'.G157:'Alkaline AA'.H157 'Alkaline AA'.G160:'Alkaline AA'.H160 'Alkaline AA'.G163:'Alkaline AA'.H163 'Alkaline AA'.G166:'Alkaline AA'.H166" chart:data-source-has-labels="both" svg:x="0.54cm" svg:y="1.515cm" svg:width="24.372cm" svg:height="13.186cm">
          <chart:coordinate-region svg:x="2.184cm" svg:y="1.515cm" svg:width="22.728cm" svg:height="8.827cm"/>
          <chart:axis chart:dimension="x" chart:name="primary-x" chart:style-name="ch5" chartooo:axis-type="auto">
            <chartooo:date-scale/>
            <chart:categories table:cell-range-address="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Alkaline AA'.G88:'Alkaline AA'.G88 'Alkaline AA'.G91:'Alkaline AA'.G91 'Alkaline AA'.G94:'Alkaline AA'.G94 'Alkaline AA'.G97:'Alkaline AA'.G97 'Alkaline AA'.G100:'Alkaline AA'.G100 'Alkaline AA'.G103:'Alkaline AA'.G103 'Alkaline AA'.G106:'Alkaline AA'.G106 'Alkaline AA'.G109:'Alkaline AA'.G109 'Alkaline AA'.G112:'Alkaline AA'.G112 'Alkaline AA'.G115:'Alkaline AA'.G115 'Alkaline AA'.G118:'Alkaline AA'.G118 'Alkaline AA'.G121:'Alkaline AA'.G121 'Alkaline AA'.G124:'Alkaline AA'.G124 'Alkaline AA'.G127:'Alkaline AA'.G127 'Alkaline AA'.G130:'Alkaline AA'.G130 'Alkaline AA'.G133:'Alkaline AA'.G133 'Alkaline AA'.G136:'Alkaline AA'.G136 'Alkaline AA'.G139:'Alkaline AA'.G139 'Alkaline AA'.G142:'Alkaline AA'.G142 'Alkaline AA'.G145:'Alkaline AA'.G145 'Alkaline AA'.G148:'Alkaline AA'.G148 'Alkaline AA'.G151:'Alkaline AA'.G151 'Alkaline AA'.G154:'Alkaline AA'.G154 'Alkaline AA'.G157:'Alkaline AA'.G157 'Alkaline AA'.G160:'Alkaline AA'.G160 'Alkaline AA'.G163:'Alkaline AA'.G163 'Alkaline AA'.G166:'Alkaline AA'.G166" loext:label-string="&quot;mAh&quot;" chart:class="chart:bar">
            <chart:data-point chart:repeated="27"/>
          </chart:series>
          <chart:series chart:style-name="ch9" chart:values-cell-range-address="'Alkaline AA'.H88:'Alkaline AA'.H88 'Alkaline AA'.H91:'Alkaline AA'.H91 'Alkaline AA'.H94:'Alkaline AA'.H94 'Alkaline AA'.H97:'Alkaline AA'.H97 'Alkaline AA'.H100:'Alkaline AA'.H100 'Alkaline AA'.H103:'Alkaline AA'.H103 'Alkaline AA'.H106:'Alkaline AA'.H106 'Alkaline AA'.H109:'Alkaline AA'.H109 'Alkaline AA'.H112:'Alkaline AA'.H112 'Alkaline AA'.H115:'Alkaline AA'.H115 'Alkaline AA'.H118:'Alkaline AA'.H118 'Alkaline AA'.H121:'Alkaline AA'.H121 'Alkaline AA'.H124:'Alkaline AA'.H124 'Alkaline AA'.H127:'Alkaline AA'.H127 'Alkaline AA'.H130:'Alkaline AA'.H130 'Alkaline AA'.H133:'Alkaline AA'.H133 'Alkaline AA'.H136:'Alkaline AA'.H136 'Alkaline AA'.H139:'Alkaline AA'.H139 'Alkaline AA'.H142:'Alkaline AA'.H142 'Alkaline AA'.H145:'Alkaline AA'.H145 'Alkaline AA'.H148:'Alkaline AA'.H148 'Alkaline AA'.H151:'Alkaline AA'.H151 'Alkaline AA'.H154:'Alkaline AA'.H154 'Alkaline AA'.H157:'Alkaline AA'.H157 'Alkaline AA'.H160:'Alkaline AA'.H160 'Alkaline AA'.H163:'Alkaline AA'.H163 'Alkaline AA'.H166:'Alkaline AA'.H166" loext:label-string="&quot;mWh&quot;" chart:class="chart:ba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h</text:p>
              </table:table-cell>
              <table:table-cell office:value-type="string">
                <text:p>mWh</text:p>
              </table:table-cell>
            </table:table-row>
          </table:table-header-rows>
          <table:table-rows>
            <table:table-row>
              <table:table-cell office:value-type="string">
                <text:p>IKEA Alkalisk AA</text:p>
                <draw:g>
                  <svg:desc>'Alkaline AA'.A88:'Alkaline AA'.A88 'Alkaline AA'.A91:'Alkaline AA'.A91 'Alkaline AA'.A94:'Alkaline AA'.A94 'Alkaline AA'.A97:'Alkaline AA'.A97 'Alkaline AA'.A100:'Alkaline AA'.A100 'Alkaline AA'.A103:'Alkaline AA'.A103 'Alkaline AA'.A106:'Alkaline AA'.A106 'Alkaline AA'.A109:'Alkaline AA'.A109 'Alkaline AA'.A112:'Alkaline AA'.A112 'Alkaline AA'.A115:'Alkaline AA'.A115 'Alkaline AA'.A118:'Alkaline AA'.A118 'Alkaline AA'.A121:'Alkaline AA'.A121 'Alkaline AA'.A124:'Alkaline AA'.A124 'Alkaline AA'.A127:'Alkaline AA'.A127 'Alkaline AA'.A130:'Alkaline AA'.A130 'Alkaline AA'.A133:'Alkaline AA'.A133 'Alkaline AA'.A136:'Alkaline AA'.A136 'Alkaline AA'.A139:'Alkaline AA'.A139 'Alkaline AA'.A142:'Alkaline AA'.A142 'Alkaline AA'.A145:'Alkaline AA'.A145 'Alkaline AA'.A148:'Alkaline AA'.A148 'Alkaline AA'.A151:'Alkaline AA'.A151 'Alkaline AA'.A154:'Alkaline AA'.A154 'Alkaline AA'.A157:'Alkaline AA'.A157 'Alkaline AA'.A160:'Alkaline AA'.A160 'Alkaline AA'.A163:'Alkaline AA'.A163 'Alkaline AA'.A166:'Alkaline AA'.A166</svg:desc>
                </draw:g>
              </table:table-cell>
              <table:table-cell office:value-type="float" office:value="0.469596996287054">
                <text:p>0.469596996287054</text:p>
                <draw:g>
                  <svg:desc>'Alkaline AA'.G88:'Alkaline AA'.G88 'Alkaline AA'.G91:'Alkaline AA'.G91 'Alkaline AA'.G94:'Alkaline AA'.G94 'Alkaline AA'.G97:'Alkaline AA'.G97 'Alkaline AA'.G100:'Alkaline AA'.G100 'Alkaline AA'.G103:'Alkaline AA'.G103 'Alkaline AA'.G106:'Alkaline AA'.G106 'Alkaline AA'.G109:'Alkaline AA'.G109 'Alkaline AA'.G112:'Alkaline AA'.G112 'Alkaline AA'.G115:'Alkaline AA'.G115 'Alkaline AA'.G118:'Alkaline AA'.G118 'Alkaline AA'.G121:'Alkaline AA'.G121 'Alkaline AA'.G124:'Alkaline AA'.G124 'Alkaline AA'.G127:'Alkaline AA'.G127 'Alkaline AA'.G130:'Alkaline AA'.G130 'Alkaline AA'.G133:'Alkaline AA'.G133 'Alkaline AA'.G136:'Alkaline AA'.G136 'Alkaline AA'.G139:'Alkaline AA'.G139 'Alkaline AA'.G142:'Alkaline AA'.G142 'Alkaline AA'.G145:'Alkaline AA'.G145 'Alkaline AA'.G148:'Alkaline AA'.G148 'Alkaline AA'.G151:'Alkaline AA'.G151 'Alkaline AA'.G154:'Alkaline AA'.G154 'Alkaline AA'.G157:'Alkaline AA'.G157 'Alkaline AA'.G160:'Alkaline AA'.G160 'Alkaline AA'.G163:'Alkaline AA'.G163 'Alkaline AA'.G166:'Alkaline AA'.G166</svg:desc>
                </draw:g>
              </table:table-cell>
              <table:table-cell office:value-type="float" office:value="0.507846652869185">
                <text:p>0.507846652869185</text:p>
                <draw:g>
                  <svg:desc>'Alkaline AA'.H88:'Alkaline AA'.H88 'Alkaline AA'.H91:'Alkaline AA'.H91 'Alkaline AA'.H94:'Alkaline AA'.H94 'Alkaline AA'.H97:'Alkaline AA'.H97 'Alkaline AA'.H100:'Alkaline AA'.H100 'Alkaline AA'.H103:'Alkaline AA'.H103 'Alkaline AA'.H106:'Alkaline AA'.H106 'Alkaline AA'.H109:'Alkaline AA'.H109 'Alkaline AA'.H112:'Alkaline AA'.H112 'Alkaline AA'.H115:'Alkaline AA'.H115 'Alkaline AA'.H118:'Alkaline AA'.H118 'Alkaline AA'.H121:'Alkaline AA'.H121 'Alkaline AA'.H124:'Alkaline AA'.H124 'Alkaline AA'.H127:'Alkaline AA'.H127 'Alkaline AA'.H130:'Alkaline AA'.H130 'Alkaline AA'.H133:'Alkaline AA'.H133 'Alkaline AA'.H136:'Alkaline AA'.H136 'Alkaline AA'.H139:'Alkaline AA'.H139 'Alkaline AA'.H142:'Alkaline AA'.H142 'Alkaline AA'.H145:'Alkaline AA'.H145 'Alkaline AA'.H148:'Alkaline AA'.H148 'Alkaline AA'.H151:'Alkaline AA'.H151 'Alkaline AA'.H154:'Alkaline AA'.H154 'Alkaline AA'.H157:'Alkaline AA'.H157 'Alkaline AA'.H160:'Alkaline AA'.H160 'Alkaline AA'.H163:'Alkaline AA'.H163 'Alkaline AA'.H166:'Alkaline AA'.H166</svg:desc>
                </draw:g>
              </table:table-cell>
            </table:table-row>
            <table:table-row>
              <table:table-cell office:value-type="string">
                <text:p>Migros MPower AA</text:p>
              </table:table-cell>
              <table:table-cell office:value-type="float" office:value="0.421892095718065">
                <text:p>0.421892095718065</text:p>
              </table:table-cell>
              <table:table-cell office:value-type="float" office:value="0.483916363903044">
                <text:p>0.483916363903044</text:p>
              </table:table-cell>
            </table:table-row>
            <table:table-row>
              <table:table-cell office:value-type="string">
                <text:p>Simply Duracell AA</text:p>
              </table:table-cell>
              <table:table-cell office:value-type="float" office:value="0.432974487893477">
                <text:p>0.432974487893477</text:p>
              </table:table-cell>
              <table:table-cell office:value-type="float" office:value="0.499993956218849">
                <text:p>0.499993956218849</text:p>
              </table:table-cell>
            </table:table-row>
            <table:table-row>
              <table:table-cell office:value-type="string">
                <text:p>Duracell Plus AA</text:p>
              </table:table-cell>
              <table:table-cell office:value-type="float" office:value="0.375279202850783">
                <text:p>0.375279202850783</text:p>
              </table:table-cell>
              <table:table-cell office:value-type="float" office:value="0.439269915580785">
                <text:p>0.439269915580785</text:p>
              </table:table-cell>
            </table:table-row>
            <table:table-row>
              <table:table-cell office:value-type="string">
                <text:p>Duracell Ultra AA</text:p>
              </table:table-cell>
              <table:table-cell office:value-type="float" office:value="0.400788934530666">
                <text:p>0.400788934530666</text:p>
              </table:table-cell>
              <table:table-cell office:value-type="float" office:value="0.460717687293878">
                <text:p>0.460717687293878</text:p>
              </table:table-cell>
            </table:table-row>
            <table:table-row>
              <table:table-cell office:value-type="string">
                <text:p>Duracell Industrial AA</text:p>
              </table:table-cell>
              <table:table-cell office:value-type="float" office:value="0.510014705371513">
                <text:p>0.510014705371513</text:p>
              </table:table-cell>
              <table:table-cell office:value-type="float" office:value="0.562296358236498">
                <text:p>0.562296358236498</text:p>
              </table:table-cell>
            </table:table-row>
            <table:table-row>
              <table:table-cell office:value-type="string">
                <text:p>Duracell Procell AA</text:p>
              </table:table-cell>
              <table:table-cell office:value-type="float" office:value="0.380156300673137">
                <text:p>0.380156300673137</text:p>
              </table:table-cell>
              <table:table-cell office:value-type="float" office:value="0.439788879650491">
                <text:p>0.439788879650491</text:p>
              </table:table-cell>
            </table:table-row>
            <table:table-row>
              <table:table-cell office:value-type="string">
                <text:p>Energizer Alkaline Power AA</text:p>
              </table:table-cell>
              <table:table-cell office:value-type="float" office:value="0.411657855729109">
                <text:p>0.411657855729109</text:p>
              </table:table-cell>
              <table:table-cell office:value-type="float" office:value="0.474372218324578">
                <text:p>0.474372218324578</text:p>
              </table:table-cell>
            </table:table-row>
            <table:table-row>
              <table:table-cell office:value-type="string">
                <text:p>Energizer MAX AA</text:p>
              </table:table-cell>
              <table:table-cell office:value-type="float" office:value="0.443901040862836">
                <text:p>0.443901040862836</text:p>
              </table:table-cell>
              <table:table-cell office:value-type="float" office:value="0.502282544132271">
                <text:p>0.502282544132271</text:p>
              </table:table-cell>
            </table:table-row>
            <table:table-row>
              <table:table-cell office:value-type="string">
                <text:p>Energizer MAX Plus AA</text:p>
              </table:table-cell>
              <table:table-cell office:value-type="float" office:value="0.551104888801721">
                <text:p>0.551104888801721</text:p>
              </table:table-cell>
              <table:table-cell office:value-type="float" office:value="0.585677091480435">
                <text:p>0.585677091480435</text:p>
              </table:table-cell>
            </table:table-row>
            <table:table-row>
              <table:table-cell office:value-type="string">
                <text:p>Energizer Industrial AA</text:p>
              </table:table-cell>
              <table:table-cell office:value-type="float" office:value="0.332005267528372">
                <text:p>0.332005267528372</text:p>
              </table:table-cell>
              <table:table-cell office:value-type="float" office:value="0.405165771956577">
                <text:p>0.405165771956577</text:p>
              </table:table-cell>
            </table:table-row>
            <table:table-row>
              <table:table-cell office:value-type="string">
                <text:p>Energizer Ultimate Lithium AA</text:p>
              </table:table-cell>
              <table:table-cell office:value-type="float" office:value="0.0133994712940511">
                <text:p>0.0133994712940511</text:p>
              </table:table-cell>
              <table:table-cell office:value-type="float" office:value="0.11692526572779">
                <text:p>0.11692526572779</text:p>
              </table:table-cell>
            </table:table-row>
            <table:table-row>
              <table:table-cell office:value-type="string">
                <text:p>Durabase AA</text:p>
              </table:table-cell>
              <table:table-cell office:value-type="float" office:value="0.387974499328683">
                <text:p>0.387974499328683</text:p>
              </table:table-cell>
              <table:table-cell office:value-type="float" office:value="0.461054972494245">
                <text:p>0.461054972494245</text:p>
              </table:table-cell>
            </table:table-row>
            <table:table-row>
              <table:table-cell office:value-type="string">
                <text:p>Coop Prix Garantie AA</text:p>
              </table:table-cell>
              <table:table-cell office:value-type="float" office:value="0.376008882151927">
                <text:p>0.376008882151927</text:p>
              </table:table-cell>
              <table:table-cell office:value-type="float" office:value="0.445851283436297">
                <text:p>0.445851283436297</text:p>
              </table:table-cell>
            </table:table-row>
            <table:table-row>
              <table:table-cell office:value-type="string">
                <text:p>Coop Qualité&amp;Prix Basic AA</text:p>
              </table:table-cell>
              <table:table-cell office:value-type="float" office:value="0.37870779715357">
                <text:p>0.37870779715357</text:p>
              </table:table-cell>
              <table:table-cell office:value-type="float" office:value="0.450175317351594">
                <text:p>0.450175317351594</text:p>
              </table:table-cell>
            </table:table-row>
            <table:table-row>
              <table:table-cell office:value-type="string">
                <text:p>Coop Qualité&amp;Prix Basic plus AA</text:p>
              </table:table-cell>
              <table:table-cell office:value-type="float" office:value="0.406720830232366">
                <text:p>0.406720830232366</text:p>
              </table:table-cell>
              <table:table-cell office:value-type="float" office:value="0.476262015002041">
                <text:p>0.476262015002041</text:p>
              </table:table-cell>
            </table:table-row>
            <table:table-row>
              <table:table-cell office:value-type="string">
                <text:p>Varta Long Life AA</text:p>
              </table:table-cell>
              <table:table-cell office:value-type="float" office:value="0.401770589079772">
                <text:p>0.401770589079772</text:p>
              </table:table-cell>
              <table:table-cell office:value-type="float" office:value="0.465760790678648">
                <text:p>0.465760790678648</text:p>
              </table:table-cell>
            </table:table-row>
            <table:table-row>
              <table:table-cell office:value-type="string">
                <text:p>Varta Long Life Power AA</text:p>
              </table:table-cell>
              <table:table-cell office:value-type="float" office:value="0.376300951473356">
                <text:p>0.376300951473356</text:p>
              </table:table-cell>
              <table:table-cell office:value-type="float" office:value="0.457786243719042">
                <text:p>0.457786243719042</text:p>
              </table:table-cell>
            </table:table-row>
            <table:table-row>
              <table:table-cell office:value-type="string">
                <text:p>Varta Long Life Max Power AA</text:p>
              </table:table-cell>
              <table:table-cell office:value-type="float" office:value="0.417288124848113">
                <text:p>0.417288124848113</text:p>
              </table:table-cell>
              <table:table-cell office:value-type="float" office:value="0.48850335004659">
                <text:p>0.48850335004659</text:p>
              </table:table-cell>
            </table:table-row>
            <table:table-row>
              <table:table-cell office:value-type="string">
                <text:p>Varta Industrial Pro AA</text:p>
              </table:table-cell>
              <table:table-cell office:value-type="float" office:value="0.377357084734463">
                <text:p>0.377357084734463</text:p>
              </table:table-cell>
              <table:table-cell office:value-type="float" office:value="0.452102607162909">
                <text:p>0.452102607162909</text:p>
              </table:table-cell>
            </table:table-row>
            <table:table-row>
              <table:table-cell office:value-type="string">
                <text:p>Varta Ultra Lithium AA</text:p>
              </table:table-cell>
              <table:table-cell office:value-type="float" office:value="0.00769266355171076">
                <text:p>0.00769266355171076</text:p>
              </table:table-cell>
              <table:table-cell office:value-type="float" office:value="0.115882386877175">
                <text:p>0.115882386877175</text:p>
              </table:table-cell>
            </table:table-row>
            <table:table-row>
              <table:table-cell office:value-type="string">
                <text:p>Lux «Alkaline» AA</text:p>
              </table:table-cell>
              <table:table-cell office:value-type="float" office:value="0.380410455403659">
                <text:p>0.380410455403659</text:p>
              </table:table-cell>
              <table:table-cell office:value-type="float" office:value="0.445549982577785">
                <text:p>0.445549982577785</text:p>
              </table:table-cell>
            </table:table-row>
            <table:table-row>
              <table:table-cell office:value-type="string">
                <text:p>GP Ultra Plus AA</text:p>
              </table:table-cell>
              <table:table-cell office:value-type="float" office:value="0.382234482860975">
                <text:p>0.382234482860975</text:p>
              </table:table-cell>
              <table:table-cell office:value-type="float" office:value="0.44613149372255">
                <text:p>0.44613149372255</text:p>
              </table:table-cell>
            </table:table-row>
            <table:table-row>
              <table:table-cell office:value-type="string">
                <text:p>Eveready Gold AA</text:p>
              </table:table-cell>
              <table:table-cell office:value-type="float" office:value="0.338325804140274">
                <text:p>0.338325804140274</text:p>
              </table:table-cell>
              <table:table-cell office:value-type="float" office:value="0.415918449069842">
                <text:p>0.415918449069842</text:p>
              </table:table-cell>
            </table:table-row>
            <table:table-row>
              <table:table-cell office:value-type="string">
                <text:p>Logilink Ultra Power AA</text:p>
              </table:table-cell>
              <table:table-cell office:value-type="float" office:value="0.404939794872925">
                <text:p>0.404939794872925</text:p>
              </table:table-cell>
              <table:table-cell office:value-type="float" office:value="0.475313483380922">
                <text:p>0.475313483380922</text:p>
              </table:table-cell>
            </table:table-row>
            <table:table-row>
              <table:table-cell office:value-type="string">
                <text:p>Panasonic Pro Power AA</text:p>
              </table:table-cell>
              <table:table-cell office:value-type="float" office:value="0.497643826005613">
                <text:p>0.497643826005613</text:p>
              </table:table-cell>
              <table:table-cell office:value-type="float" office:value="0.548244408631353">
                <text:p>0.548244408631353</text:p>
              </table:table-cell>
            </table:table-row>
            <table:table-row>
              <table:table-cell office:value-type="string">
                <text:p>Ansmann Alkaline AA</text:p>
              </table:table-cell>
              <table:table-cell office:value-type="float" office:value="0.424485987858188">
                <text:p>0.424485987858188</text:p>
              </table:table-cell>
              <table:table-cell office:value-type="float" office:value="0.483030203865521">
                <text:p>0.48303020386552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